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27.86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row table:style-name="ro1">
          <table:table-cell office:value-type="float" office:value="4">
            <text:p>4</text:p>
          </table:table-cell>
          <table:table-cell office:value-type="string">
            <text:p>niski</text:p>
          </table:table-cell>
          <table:table-cell office:value-type="string">
            <text:p>baj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1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];&quot;','&quot;; [.C1];&quot;','&quot;;[.D1];&quot;','&quot;;[.E1];&quot;','&quot;;[.F1];&quot;','&quot;;[.G1];&quot;','&quot;;[.H1];&quot;');&quot; )" office:value-type="string" office:string-value="INSERT INTO questions (question,answer,language,partofspeech,tags,rodzajnik,level) VALUES ('niski','bajo','SP','przymiotnik','człowiek','NULL','basic');">
            <text:p>INSERT INTO questions (question,answer,language,partofspeech,tags,rodzajnik,level) VALUES ('niski','bajo','SP','przymiotnik','człowiek','NULL','basic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ysoki</text:p>
          </table:table-cell>
          <table:table-cell office:value-type="string">
            <text:p>alt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2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];&quot;','&quot;; [.C2];&quot;','&quot;;[.D2];&quot;','&quot;;[.E2];&quot;','&quot;;[.F2];&quot;','&quot;;[.G2];&quot;','&quot;;[.H2];&quot;');&quot; )" office:value-type="string" office:string-value="INSERT INTO questions (question,answer,language,partofspeech,tags,rodzajnik,level) VALUES ('wysoki','alto','SP','przymiotnik','człowiek','NULL','basic');">
            <text:p>INSERT INTO questions (question,answer,language,partofspeech,tags,rodzajnik,level) VALUES ('wysoki','alto','SP','przymiotnik','człowiek','NULL','basic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zczupły</text:p>
          </table:table-cell>
          <table:table-cell office:value-type="string">
            <text:p>delgad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3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];&quot;','&quot;; [.C3];&quot;','&quot;;[.D3];&quot;','&quot;;[.E3];&quot;','&quot;;[.F3];&quot;','&quot;;[.G3];&quot;','&quot;;[.H3];&quot;');&quot; )" office:value-type="string" office:string-value="INSERT INTO questions (question,answer,language,partofspeech,tags,rodzajnik,level) VALUES ('szczupły','delgado','SP','przymiotnik','człowiek','NULL','basic');">
            <text:p>INSERT INTO questions (question,answer,language,partofspeech,tags,rodzajnik,level) VALUES ('szczupły','delgado','SP','przymiotnik','człowiek','NULL','basic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ciwy</text:p>
          </table:table-cell>
          <table:table-cell office:value-type="string">
            <text:p>codicios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4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];&quot;','&quot;; [.C4];&quot;','&quot;;[.D4];&quot;','&quot;;[.E4];&quot;','&quot;;[.F4];&quot;','&quot;;[.G4];&quot;','&quot;;[.H4];&quot;');&quot; )" office:value-type="string" office:string-value="INSERT INTO questions (question,answer,language,partofspeech,tags,rodzajnik,level) VALUES ('chciwy','codicioso','SP','przymiotnik','człowiek','NULL','basic');">
            <text:p>INSERT INTO questions (question,answer,language,partofspeech,tags,rodzajnik,level) VALUES ('chciwy','codicioso','SP','przymiotnik','człowiek','NULL','basic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jny</text:p>
          </table:table-cell>
          <table:table-cell office:value-type="string">
            <text:p>fresc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5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];&quot;','&quot;; [.C5];&quot;','&quot;;[.D5];&quot;','&quot;;[.E5];&quot;','&quot;;[.F5];&quot;','&quot;;[.G5];&quot;','&quot;;[.H5];&quot;');&quot; )" office:value-type="string" office:string-value="INSERT INTO questions (question,answer,language,partofspeech,tags,rodzajnik,level) VALUES ('fajny','fresco','SP','przymiotnik','braktagu','NULL','basic');">
            <text:p>INSERT INTO questions (question,answer,language,partofspeech,tags,rodzajnik,level) VALUES ('fajny','fresco','SP','przymiotnik','braktagu','NULL','basic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iekawy</text:p>
          </table:table-cell>
          <table:table-cell office:value-type="string">
            <text:p>curios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6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];&quot;','&quot;; [.C6];&quot;','&quot;;[.D6];&quot;','&quot;;[.E6];&quot;','&quot;;[.F6];&quot;','&quot;;[.G6];&quot;','&quot;;[.H6];&quot;');&quot; )" office:value-type="string" office:string-value="INSERT INTO questions (question,answer,language,partofspeech,tags,rodzajnik,level) VALUES ('ciekawy','curioso','SP','przymiotnik','braktagu','NULL','basic');">
            <text:p>INSERT INTO questions (question,answer,language,partofspeech,tags,rodzajnik,level) VALUES ('ciekawy','curioso','SP','przymiotnik','braktagu','NULL','basic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bawny</text:p>
          </table:table-cell>
          <table:table-cell office:value-type="string">
            <text:p>divertid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7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];&quot;','&quot;; [.C7];&quot;','&quot;;[.D7];&quot;','&quot;;[.E7];&quot;','&quot;;[.F7];&quot;','&quot;;[.G7];&quot;','&quot;;[.H7];&quot;');&quot; )" office:value-type="string" office:string-value="INSERT INTO questions (question,answer,language,partofspeech,tags,rodzajnik,level) VALUES ('zabawny','divertido','SP','przymiotnik','człowiek','NULL','basic');">
            <text:p>INSERT INTO questions (question,answer,language,partofspeech,tags,rodzajnik,level) VALUES ('zabawny','divertido','SP','przymiotnik','człowiek','NULL','basic'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łupi</text:p>
          </table:table-cell>
          <table:table-cell office:value-type="string">
            <text:p>estúpid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8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];&quot;','&quot;; [.C8];&quot;','&quot;;[.D8];&quot;','&quot;;[.E8];&quot;','&quot;;[.F8];&quot;','&quot;;[.G8];&quot;','&quot;;[.H8];&quot;');&quot; )" office:value-type="string" office:string-value="INSERT INTO questions (question,answer,language,partofspeech,tags,rodzajnik,level) VALUES ('głupi','estúpido','SP','przymiotnik','człowiek','NULL','basic');">
            <text:p>INSERT INTO questions (question,answer,language,partofspeech,tags,rodzajnik,level) VALUES ('głupi','estúpido','SP','przymiotnik','człowiek','NULL','basic'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odówka</text:p>
          </table:table-cell>
          <table:table-cell office:value-type="string">
            <text:p>never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9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];&quot;','&quot;; [.C9];&quot;','&quot;;[.D9];&quot;','&quot;;[.E9];&quot;','&quot;;[.F9];&quot;','&quot;;[.G9];&quot;','&quot;;[.H9];&quot;');&quot; )" office:value-type="string" office:string-value="INSERT INTO questions (question,answer,language,partofspeech,tags,rodzajnik,level) VALUES ('lodówka','nevera','SP','rzeczownik','dom','wstaw','basic');">
            <text:p>INSERT INTO questions (question,answer,language,partofspeech,tags,rodzajnik,level) VALUES ('lodówka','nevera','SP','rzeczownik','dom','wstaw','basic'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zima</text:p>
          </table:table-cell>
          <table:table-cell office:value-type="string">
            <text:p>inviern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10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];&quot;','&quot;; [.C10];&quot;','&quot;;[.D10];&quot;','&quot;;[.E10];&quot;','&quot;;[.F10];&quot;','&quot;;[.G10];&quot;','&quot;;[.H10];&quot;');&quot; )" office:value-type="string" office:string-value="INSERT INTO questions (question,answer,language,partofspeech,tags,rodzajnik,level) VALUES ('zima','invierno','SP','rzeczownik','czas','wstaw','basic');">
            <text:p>INSERT INTO questions (question,answer,language,partofspeech,tags,rodzajnik,level) VALUES ('zima','invierno','SP','rzeczownik','czas','wstaw','basic'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ato</text:p>
          </table:table-cell>
          <table:table-cell office:value-type="string">
            <text:p>veran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11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];&quot;','&quot;; [.C11];&quot;','&quot;;[.D11];&quot;','&quot;;[.E11];&quot;','&quot;;[.F11];&quot;','&quot;;[.G11];&quot;','&quot;;[.H11];&quot;');&quot; )" office:value-type="string" office:string-value="INSERT INTO questions (question,answer,language,partofspeech,tags,rodzajnik,level) VALUES ('lato','verano','SP','rzeczownik','czas','wstaw','basic');">
            <text:p>INSERT INTO questions (question,answer,language,partofspeech,tags,rodzajnik,level) VALUES ('lato','verano','SP','rzeczownik','czas','wstaw','basic'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esień</text:p>
          </table:table-cell>
          <table:table-cell office:value-type="string">
            <text:p>otoñ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12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];&quot;','&quot;; [.C12];&quot;','&quot;;[.D12];&quot;','&quot;;[.E12];&quot;','&quot;;[.F12];&quot;','&quot;;[.G12];&quot;','&quot;;[.H12];&quot;');&quot; )" office:value-type="string" office:string-value="INSERT INTO questions (question,answer,language,partofspeech,tags,rodzajnik,level) VALUES ('jesień','otoño','SP','rzeczownik','czas','wstaw','basic');">
            <text:p>INSERT INTO questions (question,answer,language,partofspeech,tags,rodzajnik,level) VALUES ('jesień','otoño','SP','rzeczownik','czas','wstaw','basic'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le</text:p>
          </table:table-cell>
          <table:table-cell office:value-type="string">
            <text:p>per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];&quot;','&quot;; [.C13];&quot;','&quot;;[.D13];&quot;','&quot;;[.E13];&quot;','&quot;;[.F13];&quot;','&quot;;[.G13];&quot;','&quot;;[.H13];&quot;');&quot; )" office:value-type="string" office:string-value="INSERT INTO questions (question,answer,language,partofspeech,tags,rodzajnik,level) VALUES ('ale','pero','SP','przyimek','braktagu','NULL','basic');">
            <text:p>INSERT INTO questions (question,answer,language,partofspeech,tags,rodzajnik,level) VALUES ('ale','pero','SP','przyimek','braktagu','NULL','basic'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adal</text:p>
          </table:table-cell>
          <table:table-cell office:value-type="string">
            <text:p>aún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];&quot;','&quot;; [.C14];&quot;','&quot;;[.D14];&quot;','&quot;;[.E14];&quot;','&quot;;[.F14];&quot;','&quot;;[.G14];&quot;','&quot;;[.H14];&quot;');&quot; )" office:value-type="string" office:string-value="INSERT INTO questions (question,answer,language,partofspeech,tags,rodzajnik,level) VALUES ('nadal','aún','SP','przyimek','braktagu','NULL','basic');">
            <text:p>INSERT INTO questions (question,answer,language,partofspeech,tags,rodzajnik,level) VALUES ('nadal','aún','SP','przyimek','braktagu','NULL','basic'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awet</text:p>
          </table:table-cell>
          <table:table-cell office:value-type="string">
            <text:p>aun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];&quot;','&quot;; [.C15];&quot;','&quot;;[.D15];&quot;','&quot;;[.E15];&quot;','&quot;;[.F15];&quot;','&quot;;[.G15];&quot;','&quot;;[.H15];&quot;');&quot; )" office:value-type="string" office:string-value="INSERT INTO questions (question,answer,language,partofspeech,tags,rodzajnik,level) VALUES ('nawet','aun','SP','przyimek','braktagu','NULL','basic');">
            <text:p>INSERT INTO questions (question,answer,language,partofspeech,tags,rodzajnik,level) VALUES ('nawet','aun','SP','przyimek','braktagu','NULL','basic'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eśli</text:p>
          </table:table-cell>
          <table:table-cell office:value-type="string">
            <text:p>si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];&quot;','&quot;; [.C16];&quot;','&quot;;[.D16];&quot;','&quot;;[.E16];&quot;','&quot;;[.F16];&quot;','&quot;;[.G16];&quot;','&quot;;[.H16];&quot;');&quot; )" office:value-type="string" office:string-value="INSERT INTO questions (question,answer,language,partofspeech,tags,rodzajnik,level) VALUES ('jeśli','si','SP','przyimek','braktagu','NULL','basic');">
            <text:p>INSERT INTO questions (question,answer,language,partofspeech,tags,rodzajnik,level) VALUES ('jeśli','si','SP','przyimek','braktagu','NULL','basic'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prócz</text:p>
          </table:table-cell>
          <table:table-cell office:value-type="string">
            <text:p>except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7];&quot;','&quot;; [.C17];&quot;','&quot;;[.D17];&quot;','&quot;;[.E17];&quot;','&quot;;[.F17];&quot;','&quot;;[.G17];&quot;','&quot;;[.H17];&quot;');&quot; )" office:value-type="string" office:string-value="INSERT INTO questions (question,answer,language,partofspeech,tags,rodzajnik,level) VALUES ('oprócz','excepto','SP','przyimek','braktagu','NULL','basic');">
            <text:p>INSERT INTO questions (question,answer,language,partofspeech,tags,rodzajnik,level) VALUES ('oprócz','excepto','SP','przyimek','braktagu','NULL','basic');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uż</text:p>
          </table:table-cell>
          <table:table-cell office:value-type="string">
            <text:p>y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8];&quot;','&quot;; [.C18];&quot;','&quot;;[.D18];&quot;','&quot;;[.E18];&quot;','&quot;;[.F18];&quot;','&quot;;[.G18];&quot;','&quot;;[.H18];&quot;');&quot; )" office:value-type="string" office:string-value="INSERT INTO questions (question,answer,language,partofspeech,tags,rodzajnik,level) VALUES ('już','ya','SP','przyimek','braktagu','NULL','basic');">
            <text:p>INSERT INTO questions (question,answer,language,partofspeech,tags,rodzajnik,level) VALUES ('już','ya','SP','przyimek','braktagu','NULL','basic')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e nuevo</text:p>
          </table:table-cell>
          <table:table-cell office:value-type="string">
            <text:p>znowu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9];&quot;','&quot;; [.C19];&quot;','&quot;;[.D19];&quot;','&quot;;[.E19];&quot;','&quot;;[.F19];&quot;','&quot;;[.G19];&quot;','&quot;;[.H19];&quot;');&quot; )" office:value-type="string" office:string-value="INSERT INTO questions (question,answer,language,partofspeech,tags,rodzajnik,level) VALUES ('de nuevo','znowu','SP','przyimek','braktagu','NULL','basic');">
            <text:p>INSERT INTO questions (question,answer,language,partofspeech,tags,rodzajnik,level) VALUES ('de nuevo','znowu','SP','przyimek','braktagu','NULL','basic')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jeszcze raz</text:p>
          </table:table-cell>
          <table:table-cell office:value-type="string">
            <text:p>una vez más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2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0];&quot;','&quot;; [.C20];&quot;','&quot;;[.D20];&quot;','&quot;;[.E20];&quot;','&quot;;[.F20];&quot;','&quot;;[.G20];&quot;','&quot;;[.H20];&quot;');&quot; )" office:value-type="string" office:string-value="INSERT INTO questions (question,answer,language,partofspeech,tags,rodzajnik,level) VALUES ('jeszcze raz','una vez más','SP','przyimek','braktagu','NULL','basic');">
            <text:p>INSERT INTO questions (question,answer,language,partofspeech,tags,rodzajnik,level) VALUES ('jeszcze raz','una vez más','SP','przyimek','braktagu','NULL','basic')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yle</text:p>
          </table:table-cell>
          <table:table-cell office:value-type="string">
            <text:p>tant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2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1];&quot;','&quot;; [.C21];&quot;','&quot;;[.D21];&quot;','&quot;;[.E21];&quot;','&quot;;[.F21];&quot;','&quot;;[.G21];&quot;','&quot;;[.H21];&quot;');&quot; )" office:value-type="string" office:string-value="INSERT INTO questions (question,answer,language,partofspeech,tags,rodzajnik,level) VALUES ('tyle','tanta','SP','przyimek','braktagu','NULL','basic');">
            <text:p>INSERT INTO questions (question,answer,language,partofspeech,tags,rodzajnik,level) VALUES ('tyle','tanta','SP','przyimek','braktagu','NULL','basic')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zytać</text:p>
          </table:table-cell>
          <table:table-cell office:value-type="string">
            <text:p>le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2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2];&quot;','&quot;; [.C22];&quot;','&quot;;[.D22];&quot;','&quot;;[.E22];&quot;','&quot;;[.F22];&quot;','&quot;;[.G22];&quot;','&quot;;[.H22];&quot;');&quot; )" office:value-type="string" office:string-value="INSERT INTO questions (question,answer,language,partofspeech,tags,rodzajnik,level) VALUES ('czytać','leer','SP','czasownik','braktagu','NULL','basic');">
            <text:p>INSERT INTO questions (question,answer,language,partofspeech,tags,rodzajnik,level) VALUES ('czytać','leer','SP','czasownik','braktagu','NULL','basic')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isać</text:p>
          </table:table-cell>
          <table:table-cell office:value-type="string">
            <text:p>escritura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2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3];&quot;','&quot;; [.C23];&quot;','&quot;;[.D23];&quot;','&quot;;[.E23];&quot;','&quot;;[.F23];&quot;','&quot;;[.G23];&quot;','&quot;;[.H23];&quot;');&quot; )" office:value-type="string" office:string-value="INSERT INTO questions (question,answer,language,partofspeech,tags,rodzajnik,level) VALUES ('pisać','escritura','SP','czasownik','braktagu','NULL','basic');">
            <text:p>INSERT INTO questions (question,answer,language,partofspeech,tags,rodzajnik,level) VALUES ('pisać','escritura','SP','czasownik','braktagu','NULL','basic')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obić</text:p>
          </table:table-cell>
          <table:table-cell office:value-type="string">
            <text:p>hac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2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4];&quot;','&quot;; [.C24];&quot;','&quot;;[.D24];&quot;','&quot;;[.E24];&quot;','&quot;;[.F24];&quot;','&quot;;[.G24];&quot;','&quot;;[.H24];&quot;');&quot; )" office:value-type="string" office:string-value="INSERT INTO questions (question,answer,language,partofspeech,tags,rodzajnik,level) VALUES ('robić','hacer','SP','czasownik','braktagu','NULL','basic');">
            <text:p>INSERT INTO questions (question,answer,language,partofspeech,tags,rodzajnik,level) VALUES ('robić','hacer','SP','czasownik','braktagu','NULL','basic')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ćwiczyć</text:p>
          </table:table-cell>
          <table:table-cell office:value-type="string">
            <text:p>práctica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2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5];&quot;','&quot;; [.C25];&quot;','&quot;;[.D25];&quot;','&quot;;[.E25];&quot;','&quot;;[.F25];&quot;','&quot;;[.G25];&quot;','&quot;;[.H25];&quot;');&quot; )" office:value-type="string" office:string-value="INSERT INTO questions (question,answer,language,partofspeech,tags,rodzajnik,level) VALUES ('ćwiczyć','práctica','SP','czasownik','braktagu','NULL','basic');">
            <text:p>INSERT INTO questions (question,answer,language,partofspeech,tags,rodzajnik,level) VALUES ('ćwiczyć','práctica','SP','czasownik','braktagu','NULL','basic')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czyć się</text:p>
          </table:table-cell>
          <table:table-cell office:value-type="string">
            <text:p>aprend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2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6];&quot;','&quot;; [.C26];&quot;','&quot;;[.D26];&quot;','&quot;;[.E26];&quot;','&quot;;[.F26];&quot;','&quot;;[.G26];&quot;','&quot;;[.H26];&quot;');&quot; )" office:value-type="string" office:string-value="INSERT INTO questions (question,answer,language,partofspeech,tags,rodzajnik,level) VALUES ('uczyć się','aprender','SP','czasownik','braktagu','NULL','basic');">
            <text:p>INSERT INTO questions (question,answer,language,partofspeech,tags,rodzajnik,level) VALUES ('uczyć się','aprender','SP','czasownik','braktagu','NULL','basic')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rać</text:p>
          </table:table-cell>
          <table:table-cell office:value-type="string">
            <text:p>jug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2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7];&quot;','&quot;; [.C27];&quot;','&quot;;[.D27];&quot;','&quot;;[.E27];&quot;','&quot;;[.F27];&quot;','&quot;;[.G27];&quot;','&quot;;[.H27];&quot;');&quot; )" office:value-type="string" office:string-value="INSERT INTO questions (question,answer,language,partofspeech,tags,rodzajnik,level) VALUES ('grać','jugar','SP','czasownik','braktagu','NULL','basic');">
            <text:p>INSERT INTO questions (question,answer,language,partofspeech,tags,rodzajnik,level) VALUES ('grać','jugar','SP','czasownik','braktagu','NULL','basic')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here is</text:p>
          </table:table-cell>
          <table:table-cell office:value-type="string">
            <text:p>haber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2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8];&quot;','&quot;; [.C28];&quot;','&quot;;[.D28];&quot;','&quot;;[.E28];&quot;','&quot;;[.F28];&quot;','&quot;;[.G28];&quot;','&quot;;[.H28];&quot;');&quot; )" office:value-type="string" office:string-value="INSERT INTO questions (question,answer,language,partofspeech,tags,rodzajnik,level) VALUES ('there is','haber','SP','przyimek','braktagu','NULL','basic');">
            <text:p>INSERT INTO questions (question,answer,language,partofspeech,tags,rodzajnik,level) VALUES ('there is','haber','SP','przyimek','braktagu','NULL','basic')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że</text:p>
          </table:table-cell>
          <table:table-cell office:value-type="string">
            <text:p>qu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2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9];&quot;','&quot;; [.C29];&quot;','&quot;;[.D29];&quot;','&quot;;[.E29];&quot;','&quot;;[.F29];&quot;','&quot;;[.G29];&quot;','&quot;;[.H29];&quot;');&quot; )" office:value-type="string" office:string-value="INSERT INTO questions (question,answer,language,partofspeech,tags,rodzajnik,level) VALUES ('że','que','SP','przyimek','braktagu','NULL','basic');">
            <text:p>INSERT INTO questions (question,answer,language,partofspeech,tags,rodzajnik,level) VALUES ('że','que','SP','przyimek','braktagu','NULL','basic')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o</text:p>
          </table:table-cell>
          <table:table-cell office:value-type="string">
            <text:p>al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3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0];&quot;','&quot;; [.C30];&quot;','&quot;;[.D30];&quot;','&quot;;[.E30];&quot;','&quot;;[.F30];&quot;','&quot;;[.G30];&quot;','&quot;;[.H30];&quot;');&quot; )" office:value-type="string" office:string-value="INSERT INTO questions (question,answer,language,partofspeech,tags,rodzajnik,level) VALUES ('do','al','SP','przyimek','braktagu','NULL','basic');">
            <text:p>INSERT INTO questions (question,answer,language,partofspeech,tags,rodzajnik,level) VALUES ('do','al','SP','przyimek','braktagu','NULL','basic');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rzez</text:p>
          </table:table-cell>
          <table:table-cell office:value-type="string">
            <text:p>por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3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1];&quot;','&quot;; [.C31];&quot;','&quot;;[.D31];&quot;','&quot;;[.E31];&quot;','&quot;;[.F31];&quot;','&quot;;[.G31];&quot;','&quot;;[.H31];&quot;');&quot; )" office:value-type="string" office:string-value="INSERT INTO questions (question,answer,language,partofspeech,tags,rodzajnik,level) VALUES ('przez','por','SP','przyimek','braktagu','NULL','basic');">
            <text:p>INSERT INTO questions (question,answer,language,partofspeech,tags,rodzajnik,level) VALUES ('przez','por','SP','przyimek','braktagu','NULL','basic')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jego</text:p>
          </table:table-cell>
          <table:table-cell office:value-type="string">
            <text:p>su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3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2];&quot;','&quot;; [.C32];&quot;','&quot;;[.D32];&quot;','&quot;;[.E32];&quot;','&quot;;[.F32];&quot;','&quot;;[.G32];&quot;','&quot;;[.H32];&quot;');&quot; )" office:value-type="string" office:string-value="INSERT INTO questions (question,answer,language,partofspeech,tags,rodzajnik,level) VALUES ('jego','su','SP','przyimek','braktagu','NULL','basic');">
            <text:p>INSERT INTO questions (question,answer,language,partofspeech,tags,rodzajnik,level) VALUES ('jego','su','SP','przyimek','braktagu','NULL','basic')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szystko</text:p>
          </table:table-cell>
          <table:table-cell office:value-type="string">
            <text:p>todo</text:p>
          </table:table-cell>
          <table:table-cell office:value-type="string">
            <text:p>SP</text:p>
          </table:table-cell>
          <table:table-cell office:value-type="string">
            <text:p>zwroty</text:p>
          </table:table-cell>
          <table:table-cell office:value-type="string">
            <text:p>braktagu</text:p>
          </table:table-cell>
          <table:table-cell table:formula="of:=IF([.E3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3];&quot;','&quot;; [.C33];&quot;','&quot;;[.D33];&quot;','&quot;;[.E33];&quot;','&quot;;[.F33];&quot;','&quot;;[.G33];&quot;','&quot;;[.H33];&quot;');&quot; )" office:value-type="string" office:string-value="INSERT INTO questions (question,answer,language,partofspeech,tags,rodzajnik,level) VALUES ('wszystko','todo','SP','zwroty','braktagu','NULL','basic');">
            <text:p>INSERT INTO questions (question,answer,language,partofspeech,tags,rodzajnik,level) VALUES ('wszystko','todo','SP','zwroty','braktagu','NULL','basic')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la</text:p>
          </table:table-cell>
          <table:table-cell office:value-type="string">
            <text:p>par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3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4];&quot;','&quot;; [.C34];&quot;','&quot;;[.D34];&quot;','&quot;;[.E34];&quot;','&quot;;[.F34];&quot;','&quot;;[.G34];&quot;','&quot;;[.H34];&quot;');&quot; )" office:value-type="string" office:string-value="INSERT INTO questions (question,answer,language,partofspeech,tags,rodzajnik,level) VALUES ('dla','para','SP','przyimek','braktagu','NULL','basic');">
            <text:p>INSERT INTO questions (question,answer,language,partofspeech,tags,rodzajnik,level) VALUES ('dla','para','SP','przyimek','braktagu','NULL','basic')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lub</text:p>
          </table:table-cell>
          <table:table-cell office:value-type="string">
            <text:p>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3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5];&quot;','&quot;; [.C35];&quot;','&quot;;[.D35];&quot;','&quot;;[.E35];&quot;','&quot;;[.F35];&quot;','&quot;;[.G35];&quot;','&quot;;[.H35];&quot;');&quot; )" office:value-type="string" office:string-value="INSERT INTO questions (question,answer,language,partofspeech,tags,rodzajnik,level) VALUES ('lub','o','SP','przyimek','braktagu','NULL','basic');">
            <text:p>INSERT INTO questions (question,answer,language,partofspeech,tags,rodzajnik,level) VALUES ('lub','o','SP','przyimek','braktagu','NULL','basic')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óc</text:p>
          </table:table-cell>
          <table:table-cell office:value-type="string">
            <text:p>pod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3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6];&quot;','&quot;; [.C36];&quot;','&quot;;[.D36];&quot;','&quot;;[.E36];&quot;','&quot;;[.F36];&quot;','&quot;;[.G36];&quot;','&quot;;[.H36];&quot;');&quot; )" office:value-type="string" office:string-value="INSERT INTO questions (question,answer,language,partofspeech,tags,rodzajnik,level) VALUES ('móc','poder','SP','czasownik','braktagu','NULL','basic');">
            <text:p>INSERT INTO questions (question,answer,language,partofspeech,tags,rodzajnik,level) VALUES ('móc','poder','SP','czasownik','braktagu','NULL','basic')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owiedzieć</text:p>
          </table:table-cell>
          <table:table-cell office:value-type="string">
            <text:p>deci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3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7];&quot;','&quot;; [.C37];&quot;','&quot;;[.D37];&quot;','&quot;;[.E37];&quot;','&quot;;[.F37];&quot;','&quot;;[.G37];&quot;','&quot;;[.H37];&quot;');&quot; )" office:value-type="string" office:string-value="INSERT INTO questions (question,answer,language,partofspeech,tags,rodzajnik,level) VALUES ('powiedzieć','decir','SP','czasownik','braktagu','NULL','basic');">
            <text:p>INSERT INTO questions (question,answer,language,partofspeech,tags,rodzajnik,level) VALUES ('powiedzieć','decir','SP','czasownik','braktagu','NULL','basic')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inny</text:p>
          </table:table-cell>
          <table:table-cell office:value-type="string">
            <text:p>otr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3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8];&quot;','&quot;; [.C38];&quot;','&quot;;[.D38];&quot;','&quot;;[.E38];&quot;','&quot;;[.F38];&quot;','&quot;;[.G38];&quot;','&quot;;[.H38];&quot;');&quot; )" office:value-type="string" office:string-value="INSERT INTO questions (question,answer,language,partofspeech,tags,rodzajnik,level) VALUES ('inny','otro','SP','przymiotnik','braktagu','NULL','basic');">
            <text:p>INSERT INTO questions (question,answer,language,partofspeech,tags,rodzajnik,level) VALUES ('inny','otro','SP','przymiotnik','braktagu','NULL','basic')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bez</text:p>
          </table:table-cell>
          <table:table-cell office:value-type="string">
            <text:p>sin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3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9];&quot;','&quot;; [.C39];&quot;','&quot;;[.D39];&quot;','&quot;;[.E39];&quot;','&quot;;[.F39];&quot;','&quot;;[.G39];&quot;','&quot;;[.H39];&quot;');&quot; )" office:value-type="string" office:string-value="INSERT INTO questions (question,answer,language,partofspeech,tags,rodzajnik,level) VALUES ('bez','sin','SP','przyimek','braktagu','NULL','basic');">
            <text:p>INSERT INTO questions (question,answer,language,partofspeech,tags,rodzajnik,level) VALUES ('bez','sin','SP','przyimek','braktagu','NULL','basic');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idzieć</text:p>
          </table:table-cell>
          <table:table-cell office:value-type="string">
            <text:p>v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4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0];&quot;','&quot;; [.C40];&quot;','&quot;;[.D40];&quot;','&quot;;[.E40];&quot;','&quot;;[.F40];&quot;','&quot;;[.G40];&quot;','&quot;;[.H40];&quot;');&quot; )" office:value-type="string" office:string-value="INSERT INTO questions (question,answer,language,partofspeech,tags,rodzajnik,level) VALUES ('widzieć','ver','SP','czasownik','braktagu','NULL','basic');">
            <text:p>INSERT INTO questions (question,answer,language,partofspeech,tags,rodzajnik,level) VALUES ('widzieć','ver','SP','czasownik','braktagu','NULL','basic')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iędzy</text:p>
          </table:table-cell>
          <table:table-cell office:value-type="string">
            <text:p>entr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1];&quot;','&quot;; [.C41];&quot;','&quot;;[.D41];&quot;','&quot;;[.E41];&quot;','&quot;;[.F41];&quot;','&quot;;[.G41];&quot;','&quot;;[.H41];&quot;');&quot; )" office:value-type="string" office:string-value="INSERT INTO questions (question,answer,language,partofspeech,tags,rodzajnik,level) VALUES ('między','entre','SP','przyimek','braktagu','NULL','basic');">
            <text:p>INSERT INTO questions (question,answer,language,partofspeech,tags,rodzajnik,level) VALUES ('między','entre','SP','przyimek','braktagu','NULL','basic');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ardzo</text:p>
          </table:table-cell>
          <table:table-cell office:value-type="string">
            <text:p>muy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2];&quot;','&quot;; [.C42];&quot;','&quot;;[.D42];&quot;','&quot;;[.E42];&quot;','&quot;;[.F42];&quot;','&quot;;[.G42];&quot;','&quot;;[.H42];&quot;');&quot; )" office:value-type="string" office:string-value="INSERT INTO questions (question,answer,language,partofspeech,tags,rodzajnik,level) VALUES ('bardzo','muy','SP','przyimek','braktagu','NULL','basic');">
            <text:p>INSERT INTO questions (question,answer,language,partofspeech,tags,rodzajnik,level) VALUES ('bardzo','muy','SP','przyimek','braktagu','NULL','basic')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ak samo</text:p>
          </table:table-cell>
          <table:table-cell office:value-type="string">
            <text:p>mism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3];&quot;','&quot;; [.C43];&quot;','&quot;;[.D43];&quot;','&quot;;[.E43];&quot;','&quot;;[.F43];&quot;','&quot;;[.G43];&quot;','&quot;;[.H43];&quot;');&quot; )" office:value-type="string" office:string-value="INSERT INTO questions (question,answer,language,partofspeech,tags,rodzajnik,level) VALUES ('tak samo','mismo','SP','przyimek','braktagu','NULL','basic');">
            <text:p>INSERT INTO questions (question,answer,language,partofspeech,tags,rodzajnik,level) VALUES ('tak samo','mismo','SP','przyimek','braktagu','NULL','basic')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onieważ</text:p>
          </table:table-cell>
          <table:table-cell office:value-type="string">
            <text:p>porqu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4];&quot;','&quot;; [.C44];&quot;','&quot;;[.D44];&quot;','&quot;;[.E44];&quot;','&quot;;[.F44];&quot;','&quot;;[.G44];&quot;','&quot;;[.H44];&quot;');&quot; )" office:value-type="string" office:string-value="INSERT INTO questions (question,answer,language,partofspeech,tags,rodzajnik,level) VALUES ('ponieważ','porque','SP','przyimek','braktagu','NULL','basic');">
            <text:p>INSERT INTO questions (question,answer,language,partofspeech,tags,rodzajnik,level) VALUES ('ponieważ','porque','SP','przyimek','braktagu','NULL','basic');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ównież</text:p>
          </table:table-cell>
          <table:table-cell office:value-type="string">
            <text:p>también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5];&quot;','&quot;; [.C45];&quot;','&quot;;[.D45];&quot;','&quot;;[.E45];&quot;','&quot;;[.F45];&quot;','&quot;;[.G45];&quot;','&quot;;[.H45];&quot;');&quot; )" office:value-type="string" office:string-value="INSERT INTO questions (question,answer,language,partofspeech,tags,rodzajnik,level) VALUES ('również','también','SP','przyimek','braktagu','NULL','basic');">
            <text:p>INSERT INTO questions (question,answer,language,partofspeech,tags,rodzajnik,level) VALUES ('również','también','SP','przyimek','braktagu','NULL','basic')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że</text:p>
          </table:table-cell>
          <table:table-cell office:value-type="string">
            <text:p>aquel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6];&quot;','&quot;; [.C46];&quot;','&quot;;[.D46];&quot;','&quot;;[.E46];&quot;','&quot;;[.F46];&quot;','&quot;;[.G46];&quot;','&quot;;[.H46];&quot;');&quot; )" office:value-type="string" office:string-value="INSERT INTO questions (question,answer,language,partofspeech,tags,rodzajnik,level) VALUES ('że','aquel','SP','przyimek','braktagu','NULL','basic');">
            <text:p>INSERT INTO questions (question,answer,language,partofspeech,tags,rodzajnik,level) VALUES ('że','aquel','SP','przyimek','braktagu','NULL','basic')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wyglądać</text:p>
          </table:table-cell>
          <table:table-cell office:value-type="string">
            <text:p>parec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4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7];&quot;','&quot;; [.C47];&quot;','&quot;;[.D47];&quot;','&quot;;[.E47];&quot;','&quot;;[.F47];&quot;','&quot;;[.G47];&quot;','&quot;;[.H47];&quot;');&quot; )" office:value-type="string" office:string-value="INSERT INTO questions (question,answer,language,partofspeech,tags,rodzajnik,level) VALUES ('wyglądać','parecer','SP','czasownik','braktagu','NULL','basic');">
            <text:p>INSERT INTO questions (question,answer,language,partofspeech,tags,rodzajnik,level) VALUES ('wyglądać','parecer','SP','czasownik','braktagu','NULL','basic');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hcieć</text:p>
          </table:table-cell>
          <table:table-cell office:value-type="string">
            <text:p>quer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4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8];&quot;','&quot;; [.C48];&quot;','&quot;;[.D48];&quot;','&quot;;[.E48];&quot;','&quot;;[.F48];&quot;','&quot;;[.G48];&quot;','&quot;;[.H48];&quot;');&quot; )" office:value-type="string" office:string-value="INSERT INTO questions (question,answer,language,partofspeech,tags,rodzajnik,level) VALUES ('chcieć','querer','SP','czasownik','braktagu','NULL','basic');">
            <text:p>INSERT INTO questions (question,answer,language,partofspeech,tags,rodzajnik,level) VALUES ('chcieć','querer','SP','czasownik','braktagu','NULL','basic')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ni</text:p>
          </table:table-cell>
          <table:table-cell office:value-type="string">
            <text:p>ni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9];&quot;','&quot;; [.C49];&quot;','&quot;;[.D49];&quot;','&quot;;[.E49];&quot;','&quot;;[.F49];&quot;','&quot;;[.G49];&quot;','&quot;;[.H49];&quot;');&quot; )" office:value-type="string" office:string-value="INSERT INTO questions (question,answer,language,partofspeech,tags,rodzajnik,level) VALUES ('ani','ni','SP','przyimek','braktagu','NULL','basic');">
            <text:p>INSERT INTO questions (question,answer,language,partofspeech,tags,rodzajnik,level) VALUES ('ani','ni','SP','przyimek','braktagu','NULL','basic')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rzechodzić</text:p>
          </table:table-cell>
          <table:table-cell office:value-type="string">
            <text:p>pas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5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0];&quot;','&quot;; [.C50];&quot;','&quot;;[.D50];&quot;','&quot;;[.E50];&quot;','&quot;;[.F50];&quot;','&quot;;[.G50];&quot;','&quot;;[.H50];&quot;');&quot; )" office:value-type="string" office:string-value="INSERT INTO questions (question,answer,language,partofspeech,tags,rodzajnik,level) VALUES ('przechodzić','pasar','SP','czasownik','braktagu','NULL','basic');">
            <text:p>INSERT INTO questions (question,answer,language,partofspeech,tags,rodzajnik,level) VALUES ('przechodzić','pasar','SP','czasownik','braktagu','NULL','basic')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rzybyć</text:p>
          </table:table-cell>
          <table:table-cell office:value-type="string">
            <text:p>lleg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5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1];&quot;','&quot;; [.C51];&quot;','&quot;;[.D51];&quot;','&quot;;[.E51];&quot;','&quot;;[.F51];&quot;','&quot;;[.G51];&quot;','&quot;;[.H51];&quot;');&quot; )" office:value-type="string" office:string-value="INSERT INTO questions (question,answer,language,partofspeech,tags,rodzajnik,level) VALUES ('przybyć','llegar','SP','czasownik','braktagu','NULL','basic');">
            <text:p>INSERT INTO questions (question,answer,language,partofspeech,tags,rodzajnik,level) VALUES ('przybyć','llegar','SP','czasownik','braktagu','NULL','basic')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ięc</text:p>
          </table:table-cell>
          <table:table-cell office:value-type="string">
            <text:p>tan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5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2];&quot;','&quot;; [.C52];&quot;','&quot;;[.D52];&quot;','&quot;;[.E52];&quot;','&quot;;[.F52];&quot;','&quot;;[.G52];&quot;','&quot;;[.H52];&quot;');&quot; )" office:value-type="string" office:string-value="INSERT INTO questions (question,answer,language,partofspeech,tags,rodzajnik,level) VALUES ('więc','tan','SP','przyimek','braktagu','NULL','basic');">
            <text:p>INSERT INTO questions (question,answer,language,partofspeech,tags,rodzajnik,level) VALUES ('więc','tan','SP','przyimek','braktagu','NULL','basic');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usieć</text:p>
          </table:table-cell>
          <table:table-cell office:value-type="string">
            <text:p>deb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5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3];&quot;','&quot;; [.C53];&quot;','&quot;;[.D53];&quot;','&quot;;[.E53];&quot;','&quot;;[.F53];&quot;','&quot;;[.G53];&quot;','&quot;;[.H53];&quot;');&quot; )" office:value-type="string" office:string-value="INSERT INTO questions (question,answer,language,partofspeech,tags,rodzajnik,level) VALUES ('musieć','deber','SP','czasownik','braktagu','NULL','basic');">
            <text:p>INSERT INTO questions (question,answer,language,partofspeech,tags,rodzajnik,level) VALUES ('musieć','deber','SP','czasownik','braktagu','NULL','basic')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zas</text:p>
          </table:table-cell>
          <table:table-cell office:value-type="string">
            <text:p>tiemp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54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4];&quot;','&quot;; [.C54];&quot;','&quot;;[.D54];&quot;','&quot;;[.E54];&quot;','&quot;;[.F54];&quot;','&quot;;[.G54];&quot;','&quot;;[.H54];&quot;');&quot; )" office:value-type="string" office:string-value="INSERT INTO questions (question,answer,language,partofspeech,tags,rodzajnik,level) VALUES ('czas','tiempo','SP','rzeczownik','braktagu','wstaw','basic');">
            <text:p>INSERT INTO questions (question,answer,language,partofspeech,tags,rodzajnik,level) VALUES ('czas','tiempo','SP','rzeczownik','braktagu','wstaw','basic');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od</text:p>
          </table:table-cell>
          <table:table-cell office:value-type="string">
            <text:p>desd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5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5];&quot;','&quot;; [.C55];&quot;','&quot;;[.D55];&quot;','&quot;;[.E55];&quot;','&quot;;[.F55];&quot;','&quot;;[.G55];&quot;','&quot;;[.H55];&quot;');&quot; )" office:value-type="string" office:string-value="INSERT INTO questions (question,answer,language,partofspeech,tags,rodzajnik,level) VALUES ('od','desde','SP','przyimek','braktagu','NULL','basic');">
            <text:p>INSERT INTO questions (question,answer,language,partofspeech,tags,rodzajnik,level) VALUES ('od','desde','SP','przyimek','braktagu','NULL','basic');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asz</text:p>
          </table:table-cell>
          <table:table-cell office:value-type="string">
            <text:p>nuestr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5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6];&quot;','&quot;; [.C56];&quot;','&quot;;[.D56];&quot;','&quot;;[.E56];&quot;','&quot;;[.F56];&quot;','&quot;;[.G56];&quot;','&quot;;[.H56];&quot;');&quot; )" office:value-type="string" office:string-value="INSERT INTO questions (question,answer,language,partofspeech,tags,rodzajnik,level) VALUES ('nasz','nuestro','SP','przyimek','braktagu','NULL','basic');">
            <text:p>INSERT INTO questions (question,answer,language,partofspeech,tags,rodzajnik,level) VALUES ('nasz','nuestro','SP','przyimek','braktagu','NULL','basic');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kłaść</text:p>
          </table:table-cell>
          <table:table-cell office:value-type="string">
            <text:p>pon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5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7];&quot;','&quot;; [.C57];&quot;','&quot;;[.D57];&quot;','&quot;;[.E57];&quot;','&quot;;[.F57];&quot;','&quot;;[.G57];&quot;','&quot;;[.H57];&quot;');&quot; )" office:value-type="string" office:string-value="INSERT INTO questions (question,answer,language,partofspeech,tags,rodzajnik,level) VALUES ('kłaść','poner','SP','czasownik','braktagu','NULL','basic');">
            <text:p>INSERT INTO questions (question,answer,language,partofspeech,tags,rodzajnik,level) VALUES ('kłaść','poner','SP','czasownik','braktagu','NULL','basic');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opuszczać</text:p>
          </table:table-cell>
          <table:table-cell office:value-type="string">
            <text:p>dej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5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8];&quot;','&quot;; [.C58];&quot;','&quot;;[.D58];&quot;','&quot;;[.E58];&quot;','&quot;;[.F58];&quot;','&quot;;[.G58];&quot;','&quot;;[.H58];&quot;');&quot; )" office:value-type="string" office:string-value="INSERT INTO questions (question,answer,language,partofspeech,tags,rodzajnik,level) VALUES ('opuszczać','dejar','SP','czasownik','braktagu','NULL','basic');">
            <text:p>INSERT INTO questions (question,answer,language,partofspeech,tags,rodzajnik,level) VALUES ('opuszczać','dejar','SP','czasownik','braktagu','NULL','basic');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eraz</text:p>
          </table:table-cell>
          <table:table-cell office:value-type="string">
            <text:p>ahor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czas</text:p>
          </table:table-cell>
          <table:table-cell table:formula="of:=IF([.E5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9];&quot;','&quot;; [.C59];&quot;','&quot;;[.D59];&quot;','&quot;;[.E59];&quot;','&quot;;[.F59];&quot;','&quot;;[.G59];&quot;','&quot;;[.H59];&quot;');&quot; )" office:value-type="string" office:string-value="INSERT INTO questions (question,answer,language,partofspeech,tags,rodzajnik,level) VALUES ('teraz','ahora','SP','przyimek','czas','NULL','basic');">
            <text:p>INSERT INTO questions (question,answer,language,partofspeech,tags,rodzajnik,level) VALUES ('teraz','ahora','SP','przyimek','czas','NULL','basic');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trochę</text:p>
          </table:table-cell>
          <table:table-cell office:value-type="string">
            <text:p>poc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6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0];&quot;','&quot;; [.C60];&quot;','&quot;;[.D60];&quot;','&quot;;[.E60];&quot;','&quot;;[.F60];&quot;','&quot;;[.G60];&quot;','&quot;;[.H60];&quot;');&quot; )" office:value-type="string" office:string-value="INSERT INTO questions (question,answer,language,partofspeech,tags,rodzajnik,level) VALUES ('trochę','poco','SP','przyimek','braktagu','NULL','basic');">
            <text:p>INSERT INTO questions (question,answer,language,partofspeech,tags,rodzajnik,level) VALUES ('trochę','poco','SP','przyimek','braktagu','NULL','basic')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zawsze</text:p>
          </table:table-cell>
          <table:table-cell office:value-type="string">
            <text:p>siempr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czas</text:p>
          </table:table-cell>
          <table:table-cell table:formula="of:=IF([.E6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1];&quot;','&quot;; [.C61];&quot;','&quot;;[.D61];&quot;','&quot;;[.E61];&quot;','&quot;;[.F61];&quot;','&quot;;[.G61];&quot;','&quot;;[.H61];&quot;');&quot; )" office:value-type="string" office:string-value="INSERT INTO questions (question,answer,language,partofspeech,tags,rodzajnik,level) VALUES ('zawsze','siempre','SP','przyimek','czas','NULL','basic');">
            <text:p>INSERT INTO questions (question,answer,language,partofspeech,tags,rodzajnik,level) VALUES ('zawsze','siempre','SP','przyimek','czas','NULL','basic');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tamten</text:p>
          </table:table-cell>
          <table:table-cell office:value-type="string">
            <text:p>es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6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2];&quot;','&quot;; [.C62];&quot;','&quot;;[.D62];&quot;','&quot;;[.E62];&quot;','&quot;;[.F62];&quot;','&quot;;[.G62];&quot;','&quot;;[.H62];&quot;');&quot; )" office:value-type="string" office:string-value="INSERT INTO questions (question,answer,language,partofspeech,tags,rodzajnik,level) VALUES ('tamten','eso','SP','przyimek','braktagu','NULL','basic');">
            <text:p>INSERT INTO questions (question,answer,language,partofspeech,tags,rodzajnik,level) VALUES ('tamten','eso','SP','przyimek','braktagu','NULL','basic');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wziąć</text:p>
          </table:table-cell>
          <table:table-cell office:value-type="string">
            <text:p>llev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6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3];&quot;','&quot;; [.C63];&quot;','&quot;;[.D63];&quot;','&quot;;[.E63];&quot;','&quot;;[.F63];&quot;','&quot;;[.G63];&quot;','&quot;;[.H63];&quot;');&quot; )" office:value-type="string" office:string-value="INSERT INTO questions (question,answer,language,partofspeech,tags,rodzajnik,level) VALUES ('wziąć','llevar','SP','czasownik','braktagu','NULL','basic');">
            <text:p>INSERT INTO questions (question,answer,language,partofspeech,tags,rodzajnik,level) VALUES ('wziąć','llevar','SP','czasownik','braktagu','NULL','basic');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zostać</text:p>
          </table:table-cell>
          <table:table-cell office:value-type="string">
            <text:p>qued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6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4];&quot;','&quot;; [.C64];&quot;','&quot;;[.D64];&quot;','&quot;;[.E64];&quot;','&quot;;[.F64];&quot;','&quot;;[.G64];&quot;','&quot;;[.H64];&quot;');&quot; )" office:value-type="string" office:string-value="INSERT INTO questions (question,answer,language,partofspeech,tags,rodzajnik,level) VALUES ('zostać','quedar','SP','czasownik','braktagu','NULL','basic');">
            <text:p>INSERT INTO questions (question,answer,language,partofspeech,tags,rodzajnik,level) VALUES ('zostać','quedar','SP','czasownik','braktagu','NULL','basic')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zecz</text:p>
          </table:table-cell>
          <table:table-cell office:value-type="string">
            <text:p>cos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65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5];&quot;','&quot;; [.C65];&quot;','&quot;;[.D65];&quot;','&quot;;[.E65];&quot;','&quot;;[.F65];&quot;','&quot;;[.G65];&quot;','&quot;;[.H65];&quot;');&quot; )" office:value-type="string" office:string-value="INSERT INTO questions (question,answer,language,partofspeech,tags,rodzajnik,level) VALUES ('rzecz','cosa','SP','rzeczownik','braktagu','wstaw','basic');">
            <text:p>INSERT INTO questions (question,answer,language,partofspeech,tags,rodzajnik,level) VALUES ('rzecz','cosa','SP','rzeczownik','braktagu','wstaw','basic');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dobrze</text:p>
          </table:table-cell>
          <table:table-cell office:value-type="string">
            <text:p>bien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6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6];&quot;','&quot;; [.C66];&quot;','&quot;;[.D66];&quot;','&quot;;[.E66];&quot;','&quot;;[.F66];&quot;','&quot;;[.G66];&quot;','&quot;;[.H66];&quot;');&quot; )" office:value-type="string" office:string-value="INSERT INTO questions (question,answer,language,partofspeech,tags,rodzajnik,level) VALUES ('dobrze','bien','SP','przymiotnik','braktagu','NULL','basic');">
            <text:p>INSERT INTO questions (question,answer,language,partofspeech,tags,rodzajnik,level) VALUES ('dobrze','bien','SP','przymiotnik','braktagu','NULL','basic');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ic</text:p>
          </table:table-cell>
          <table:table-cell office:value-type="string">
            <text:p>nada</text:p>
          </table:table-cell>
          <table:table-cell office:value-type="string">
            <text:p>SP</text:p>
          </table:table-cell>
          <table:table-cell office:value-type="string">
            <text:p>zwroty</text:p>
          </table:table-cell>
          <table:table-cell office:value-type="string">
            <text:p>braktagu</text:p>
          </table:table-cell>
          <table:table-cell table:formula="of:=IF([.E6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7];&quot;','&quot;; [.C67];&quot;','&quot;;[.D67];&quot;','&quot;;[.E67];&quot;','&quot;;[.F67];&quot;','&quot;;[.G67];&quot;','&quot;;[.H67];&quot;');&quot; )" office:value-type="string" office:string-value="INSERT INTO questions (question,answer,language,partofspeech,tags,rodzajnik,level) VALUES ('nic','nada','SP','zwroty','braktagu','NULL','basic');">
            <text:p>INSERT INTO questions (question,answer,language,partofspeech,tags,rodzajnik,level) VALUES ('nic','nada','SP','zwroty','braktagu','NULL','basic')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zęść</text:p>
          </table:table-cell>
          <table:table-cell office:value-type="string">
            <text:p>parte</text:p>
          </table:table-cell>
          <table:table-cell office:value-type="string">
            <text:p>SP</text:p>
          </table:table-cell>
          <table:table-cell office:value-type="string">
            <text:p>zwroty</text:p>
          </table:table-cell>
          <table:table-cell office:value-type="string">
            <text:p>braktagu</text:p>
          </table:table-cell>
          <table:table-cell table:formula="of:=IF([.E6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8];&quot;','&quot;; [.C68];&quot;','&quot;;[.D68];&quot;','&quot;;[.E68];&quot;','&quot;;[.F68];&quot;','&quot;;[.G68];&quot;','&quot;;[.H68];&quot;');&quot; )" office:value-type="string" office:string-value="INSERT INTO questions (question,answer,language,partofspeech,tags,rodzajnik,level) VALUES ('część','parte','SP','zwroty','braktagu','NULL','basic');">
            <text:p>INSERT INTO questions (question,answer,language,partofspeech,tags,rodzajnik,level) VALUES ('część','parte','SP','zwroty','braktagu','NULL','basic');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ajlepszy</text:p>
          </table:table-cell>
          <table:table-cell office:value-type="string">
            <text:p>mejor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6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9];&quot;','&quot;; [.C69];&quot;','&quot;;[.D69];&quot;','&quot;;[.E69];&quot;','&quot;;[.F69];&quot;','&quot;;[.G69];&quot;','&quot;;[.H69];&quot;');&quot; )" office:value-type="string" office:string-value="INSERT INTO questions (question,answer,language,partofspeech,tags,rodzajnik,level) VALUES ('najlepszy','mejor','SP','przymiotnik','braktagu','NULL','basic');">
            <text:p>INSERT INTO questions (question,answer,language,partofspeech,tags,rodzajnik,level) VALUES ('najlepszy','mejor','SP','przymiotnik','braktagu','NULL','basic');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lepszy</text:p>
          </table:table-cell>
          <table:table-cell office:value-type="string">
            <text:p>meor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7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0];&quot;','&quot;; [.C70];&quot;','&quot;;[.D70];&quot;','&quot;;[.E70];&quot;','&quot;;[.F70];&quot;','&quot;;[.G70];&quot;','&quot;;[.H70];&quot;');&quot; )" office:value-type="string" office:string-value="INSERT INTO questions (question,answer,language,partofspeech,tags,rodzajnik,level) VALUES ('lepszy','meor','SP','przymiotnik','braktagu','NULL','basic');">
            <text:p>INSERT INTO questions (question,answer,language,partofspeech,tags,rodzajnik,level) VALUES ('lepszy','meor','SP','przymiotnik','braktagu','NULL','basic')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gorszy</text:p>
          </table:table-cell>
          <table:table-cell office:value-type="string">
            <text:p>peor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7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1];&quot;','&quot;; [.C71];&quot;','&quot;;[.D71];&quot;','&quot;;[.E71];&quot;','&quot;;[.F71];&quot;','&quot;;[.G71];&quot;','&quot;;[.H71];&quot;');&quot; )" office:value-type="string" office:string-value="INSERT INTO questions (question,answer,language,partofspeech,tags,rodzajnik,level) VALUES ('gorszy','peor','SP','przymiotnik','braktagu','NULL','basic');">
            <text:p>INSERT INTO questions (question,answer,language,partofspeech,tags,rodzajnik,level) VALUES ('gorszy','peor','SP','przymiotnik','braktagu','NULL','basic');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ajgrorszy</text:p>
          </table:table-cell>
          <table:table-cell office:value-type="string">
            <text:p>lo peor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7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2];&quot;','&quot;; [.C72];&quot;','&quot;;[.D72];&quot;','&quot;;[.E72];&quot;','&quot;;[.F72];&quot;','&quot;;[.G72];&quot;','&quot;;[.H72];&quot;');&quot; )" office:value-type="string" office:string-value="INSERT INTO questions (question,answer,language,partofspeech,tags,rodzajnik,level) VALUES ('najgrorszy','lo peor','SP','przymiotnik','braktagu','NULL','basic');">
            <text:p>INSERT INTO questions (question,answer,language,partofspeech,tags,rodzajnik,level) VALUES ('najgrorszy','lo peor','SP','przymiotnik','braktagu','NULL','basic');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łyn</text:p>
          </table:table-cell>
          <table:table-cell office:value-type="string">
            <text:p>líquid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73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3];&quot;','&quot;; [.C73];&quot;','&quot;;[.D73];&quot;','&quot;;[.E73];&quot;','&quot;;[.F73];&quot;','&quot;;[.G73];&quot;','&quot;;[.H73];&quot;');&quot; )" office:value-type="string" office:string-value="INSERT INTO questions (question,answer,language,partofspeech,tags,rodzajnik,level) VALUES ('płyn','líquido','SP','rzeczownik','braktagu','wstaw','basic');">
            <text:p>INSERT INTO questions (question,answer,language,partofspeech,tags,rodzajnik,level) VALUES ('płyn','líquido','SP','rzeczownik','braktagu','wstaw','basic');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hociaż</text:p>
          </table:table-cell>
          <table:table-cell office:value-type="string">
            <text:p>aunqu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7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4];&quot;','&quot;; [.C74];&quot;','&quot;;[.D74];&quot;','&quot;;[.E74];&quot;','&quot;;[.F74];&quot;','&quot;;[.G74];&quot;','&quot;;[.H74];&quot;');&quot; )" office:value-type="string" office:string-value="INSERT INTO questions (question,answer,language,partofspeech,tags,rodzajnik,level) VALUES ('chociaż','aunque','SP','przyimek','braktagu','NULL','basic');">
            <text:p>INSERT INTO questions (question,answer,language,partofspeech,tags,rodzajnik,level) VALUES ('chociaż','aunque','SP','przyimek','braktagu','NULL','basic');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śledzić</text:p>
          </table:table-cell>
          <table:table-cell office:value-type="string">
            <text:p>segui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75]=&quot;rzeczownik&quot;;&quot;wstaw&quot;;&quot;NULL&quot;)" office:value-type="string" office:string-value="NULL">
            <text:p>NULL</text:p>
          </table:table-cell>
          <table:table-cell office:value-type="string">
            <text:p>mid</text:p>
          </table:table-cell>
          <table:table-cell table:number-columns-repeated="5"/>
          <table:table-cell table:formula="of:=CONCATENATE(&quot;INSERT INTO questions (question,answer,language,partofspeech,tags,rodzajnik,level) VALUES ('&quot;;[.B75];&quot;','&quot;; [.C75];&quot;','&quot;;[.D75];&quot;','&quot;;[.E75];&quot;','&quot;;[.F75];&quot;','&quot;;[.G75];&quot;','&quot;;[.H75];&quot;');&quot; )" office:value-type="string" office:string-value="INSERT INTO questions (question,answer,language,partofspeech,tags,rodzajnik,level) VALUES ('śledzić','seguir','SP','czasownik','braktagu','NULL','mid');">
            <text:p>INSERT INTO questions (question,answer,language,partofspeech,tags,rodzajnik,level) VALUES ('śledzić','seguir','SP','czasownik','braktagu','NULL','mid');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oś</text:p>
          </table:table-cell>
          <table:table-cell office:value-type="string">
            <text:p>alg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7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6];&quot;','&quot;; [.C76];&quot;','&quot;;[.D76];&quot;','&quot;;[.E76];&quot;','&quot;;[.F76];&quot;','&quot;;[.G76];&quot;','&quot;;[.H76];&quot;');&quot; )" office:value-type="string" office:string-value="INSERT INTO questions (question,answer,language,partofspeech,tags,rodzajnik,level) VALUES ('coś','algo','SP','przyimek','braktagu','NULL','basic');">
            <text:p>INSERT INTO questions (question,answer,language,partofspeech,tags,rodzajnik,level) VALUES ('coś','algo','SP','przyimek','braktagu','NULL','basic')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gdzie</text:p>
          </table:table-cell>
          <table:table-cell office:value-type="string">
            <text:p>dond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7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7];&quot;','&quot;; [.C77];&quot;','&quot;;[.D77];&quot;','&quot;;[.E77];&quot;','&quot;;[.F77];&quot;','&quot;;[.G77];&quot;','&quot;;[.H77];&quot;');&quot; )" office:value-type="string" office:string-value="INSERT INTO questions (question,answer,language,partofspeech,tags,rodzajnik,level) VALUES ('gdzie','donde','SP','przyimek','braktagu','NULL','basic');">
            <text:p>INSERT INTO questions (question,answer,language,partofspeech,tags,rodzajnik,level) VALUES ('gdzie','donde','SP','przyimek','braktagu','NULL','basic');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wrócić</text:p>
          </table:table-cell>
          <table:table-cell office:value-type="string">
            <text:p>volv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7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8];&quot;','&quot;; [.C78];&quot;','&quot;;[.D78];&quot;','&quot;;[.E78];&quot;','&quot;;[.F78];&quot;','&quot;;[.G78];&quot;','&quot;;[.H78];&quot;');&quot; )" office:value-type="string" office:string-value="INSERT INTO questions (question,answer,language,partofspeech,tags,rodzajnik,level) VALUES ('wrócić','volver','SP','czasownik','braktagu','NULL','basic');">
            <text:p>INSERT INTO questions (question,answer,language,partofspeech,tags,rodzajnik,level) VALUES ('wrócić','volver','SP','czasownik','braktagu','NULL','basic');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znaleźć</text:p>
          </table:table-cell>
          <table:table-cell office:value-type="string">
            <text:p>encontr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7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9];&quot;','&quot;; [.C79];&quot;','&quot;;[.D79];&quot;','&quot;;[.E79];&quot;','&quot;;[.F79];&quot;','&quot;;[.G79];&quot;','&quot;;[.H79];&quot;');&quot; )" office:value-type="string" office:string-value="INSERT INTO questions (question,answer,language,partofspeech,tags,rodzajnik,level) VALUES ('znaleźć','encontrar','SP','czasownik','braktagu','NULL','basic');">
            <text:p>INSERT INTO questions (question,answer,language,partofspeech,tags,rodzajnik,level) VALUES ('znaleźć','encontrar','SP','czasownik','braktagu','NULL','basic');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yśleć</text:p>
          </table:table-cell>
          <table:table-cell office:value-type="string">
            <text:p>pens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8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0];&quot;','&quot;; [.C80];&quot;','&quot;;[.D80];&quot;','&quot;;[.E80];&quot;','&quot;;[.F80];&quot;','&quot;;[.G80];&quot;','&quot;;[.H80];&quot;');&quot; )" office:value-type="string" office:string-value="INSERT INTO questions (question,answer,language,partofspeech,tags,rodzajnik,level) VALUES ('myśleć','pensar','SP','czasownik','braktagu','NULL','basic');">
            <text:p>INSERT INTO questions (question,answer,language,partofspeech,tags,rodzajnik,level) VALUES ('myśleć','pensar','SP','czasownik','braktagu','NULL','basic');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ostatni</text:p>
          </table:table-cell>
          <table:table-cell office:value-type="string">
            <text:p>últim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8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1];&quot;','&quot;; [.C81];&quot;','&quot;;[.D81];&quot;','&quot;;[.E81];&quot;','&quot;;[.F81];&quot;','&quot;;[.G81];&quot;','&quot;;[.H81];&quot;');&quot; )" office:value-type="string" office:string-value="INSERT INTO questions (question,answer,language,partofspeech,tags,rodzajnik,level) VALUES ('ostatni','último','SP','przyimek','braktagu','NULL','basic');">
            <text:p>INSERT INTO questions (question,answer,language,partofspeech,tags,rodzajnik,level) VALUES ('ostatni','último','SP','przyimek','braktagu','NULL','basic');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ięcej</text:p>
          </table:table-cell>
          <table:table-cell office:value-type="string">
            <text:p>más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8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2];&quot;','&quot;; [.C82];&quot;','&quot;;[.D82];&quot;','&quot;;[.E82];&quot;','&quot;;[.F82];&quot;','&quot;;[.G82];&quot;','&quot;;[.H82];&quot;');&quot; )" office:value-type="string" office:string-value="INSERT INTO questions (question,answer,language,partofspeech,tags,rodzajnik,level) VALUES ('więcej','más','SP','przyimek','braktagu','NULL','basic');">
            <text:p>INSERT INTO questions (question,answer,language,partofspeech,tags,rodzajnik,level) VALUES ('więcej','más','SP','przyimek','braktagu','NULL','basic');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niej</text:p>
          </table:table-cell>
          <table:table-cell office:value-type="string">
            <text:p>menos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8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3];&quot;','&quot;; [.C83];&quot;','&quot;;[.D83];&quot;','&quot;;[.E83];&quot;','&quot;;[.F83];&quot;','&quot;;[.G83];&quot;','&quot;;[.H83];&quot;');&quot; )" office:value-type="string" office:string-value="INSERT INTO questions (question,answer,language,partofspeech,tags,rodzajnik,level) VALUES ('mniej','menos','SP','przyimek','braktagu','NULL','basic');">
            <text:p>INSERT INTO questions (question,answer,language,partofspeech,tags,rodzajnik,level) VALUES ('mniej','menos','SP','przyimek','braktagu','NULL','basic');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rok</text:p>
          </table:table-cell>
          <table:table-cell office:value-type="string">
            <text:p>añ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84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4];&quot;','&quot;; [.C84];&quot;','&quot;;[.D84];&quot;','&quot;;[.E84];&quot;','&quot;;[.F84];&quot;','&quot;;[.G84];&quot;','&quot;;[.H84];&quot;');&quot; )" office:value-type="string" office:string-value="INSERT INTO questions (question,answer,language,partofspeech,tags,rodzajnik,level) VALUES ('rok','año','SP','rzeczownik','czas','wstaw','basic');">
            <text:p>INSERT INTO questions (question,answer,language,partofspeech,tags,rodzajnik,level) VALUES ('rok','año','SP','rzeczownik','czas','wstaw','basic');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iesiąc</text:p>
          </table:table-cell>
          <table:table-cell office:value-type="string">
            <text:p>me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85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5];&quot;','&quot;; [.C85];&quot;','&quot;;[.D85];&quot;','&quot;;[.E85];&quot;','&quot;;[.F85];&quot;','&quot;;[.G85];&quot;','&quot;;[.H85];&quot;');&quot; )" office:value-type="string" office:string-value="INSERT INTO questions (question,answer,language,partofspeech,tags,rodzajnik,level) VALUES ('miesiąc','mes','SP','rzeczownik','czas','wstaw','basic');">
            <text:p>INSERT INTO questions (question,answer,language,partofspeech,tags,rodzajnik,level) VALUES ('miesiąc','mes','SP','rzeczownik','czas','wstaw','basic');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tydzień</text:p>
          </table:table-cell>
          <table:table-cell office:value-type="string">
            <text:p>seman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86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6];&quot;','&quot;; [.C86];&quot;','&quot;;[.D86];&quot;','&quot;;[.E86];&quot;','&quot;;[.F86];&quot;','&quot;;[.G86];&quot;','&quot;;[.H86];&quot;');&quot; )" office:value-type="string" office:string-value="INSERT INTO questions (question,answer,language,partofspeech,tags,rodzajnik,level) VALUES ('tydzień','semana','SP','rzeczownik','czas','wstaw','basic');">
            <text:p>INSERT INTO questions (question,answer,language,partofspeech,tags,rodzajnik,level) VALUES ('tydzień','semana','SP','rzeczownik','czas','wstaw','basic');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dzień</text:p>
          </table:table-cell>
          <table:table-cell office:value-type="string">
            <text:p>dí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87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7];&quot;','&quot;; [.C87];&quot;','&quot;;[.D87];&quot;','&quot;;[.E87];&quot;','&quot;;[.F87];&quot;','&quot;;[.G87];&quot;','&quot;;[.H87];&quot;');&quot; )" office:value-type="string" office:string-value="INSERT INTO questions (question,answer,language,partofspeech,tags,rodzajnik,level) VALUES ('dzień','día','SP','rzeczownik','czas','wstaw','basic');">
            <text:p>INSERT INTO questions (question,answer,language,partofspeech,tags,rodzajnik,level) VALUES ('dzień','día','SP','rzeczownik','czas','wstaw','basic');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godzina</text:p>
          </table:table-cell>
          <table:table-cell office:value-type="string">
            <text:p>hor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88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8];&quot;','&quot;; [.C88];&quot;','&quot;;[.D88];&quot;','&quot;;[.E88];&quot;','&quot;;[.F88];&quot;','&quot;;[.G88];&quot;','&quot;;[.H88];&quot;');&quot; )" office:value-type="string" office:string-value="INSERT INTO questions (question,answer,language,partofspeech,tags,rodzajnik,level) VALUES ('godzina','hora','SP','rzeczownik','czas','wstaw','basic');">
            <text:p>INSERT INTO questions (question,answer,language,partofspeech,tags,rodzajnik,level) VALUES ('godzina','hora','SP','rzeczownik','czas','wstaw','basic');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wcześnie</text:p>
          </table:table-cell>
          <table:table-cell office:value-type="string">
            <text:p>tempran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as</text:p>
          </table:table-cell>
          <table:table-cell table:formula="of:=IF([.E8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9];&quot;','&quot;; [.C89];&quot;','&quot;;[.D89];&quot;','&quot;;[.E89];&quot;','&quot;;[.F89];&quot;','&quot;;[.G89];&quot;','&quot;;[.H89];&quot;');&quot; )" office:value-type="string" office:string-value="INSERT INTO questions (question,answer,language,partofspeech,tags,rodzajnik,level) VALUES ('wcześnie','temprano','SP','przymiotnik','czas','NULL','basic');">
            <text:p>INSERT INTO questions (question,answer,language,partofspeech,tags,rodzajnik,level) VALUES ('wcześnie','temprano','SP','przymiotnik','czas','NULL','basic');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óźno</text:p>
          </table:table-cell>
          <table:table-cell office:value-type="string">
            <text:p>tarde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as</text:p>
          </table:table-cell>
          <table:table-cell table:formula="of:=IF([.E9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0];&quot;','&quot;; [.C90];&quot;','&quot;;[.D90];&quot;','&quot;;[.E90];&quot;','&quot;;[.F90];&quot;','&quot;;[.G90];&quot;','&quot;;[.H90];&quot;');&quot; )" office:value-type="string" office:string-value="INSERT INTO questions (question,answer,language,partofspeech,tags,rodzajnik,level) VALUES ('późno','tarde','SP','przymiotnik','czas','NULL','basic');">
            <text:p>INSERT INTO questions (question,answer,language,partofspeech,tags,rodzajnik,level) VALUES ('późno','tarde','SP','przymiotnik','czas','NULL','basic');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czoraj</text:p>
          </table:table-cell>
          <table:table-cell office:value-type="string">
            <text:p>ayer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czas</text:p>
          </table:table-cell>
          <table:table-cell table:formula="of:=IF([.E9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1];&quot;','&quot;; [.C91];&quot;','&quot;;[.D91];&quot;','&quot;;[.E91];&quot;','&quot;;[.F91];&quot;','&quot;;[.G91];&quot;','&quot;;[.H91];&quot;');&quot; )" office:value-type="string" office:string-value="INSERT INTO questions (question,answer,language,partofspeech,tags,rodzajnik,level) VALUES ('wczoraj','ayer','SP','przyimek','czas','NULL','basic');">
            <text:p>INSERT INTO questions (question,answer,language,partofspeech,tags,rodzajnik,level) VALUES ('wczoraj','ayer','SP','przyimek','czas','NULL','basic');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łody</text:p>
          </table:table-cell>
          <table:table-cell office:value-type="string">
            <text:p>joven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9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2];&quot;','&quot;; [.C92];&quot;','&quot;;[.D92];&quot;','&quot;;[.E92];&quot;','&quot;;[.F92];&quot;','&quot;;[.G92];&quot;','&quot;;[.H92];&quot;');&quot; )" office:value-type="string" office:string-value="INSERT INTO questions (question,answer,language,partofspeech,tags,rodzajnik,level) VALUES ('młody','joven','SP','przymiotnik','człowiek','NULL','basic');">
            <text:p>INSERT INTO questions (question,answer,language,partofspeech,tags,rodzajnik,level) VALUES ('młody','joven','SP','przymiotnik','człowiek','NULL','basic');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tary</text:p>
          </table:table-cell>
          <table:table-cell office:value-type="string">
            <text:p>viej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9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3];&quot;','&quot;; [.C93];&quot;','&quot;;[.D93];&quot;','&quot;;[.E93];&quot;','&quot;;[.F93];&quot;','&quot;;[.G93];&quot;','&quot;;[.H93];&quot;');&quot; )" office:value-type="string" office:string-value="INSERT INTO questions (question,answer,language,partofspeech,tags,rodzajnik,level) VALUES ('stary','viejo','SP','przymiotnik','człowiek','NULL','basic');">
            <text:p>INSERT INTO questions (question,answer,language,partofspeech,tags,rodzajnik,level) VALUES ('stary','viejo','SP','przymiotnik','człowiek','NULL','basic');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osić</text:p>
          </table:table-cell>
          <table:table-cell office:value-type="string">
            <text:p>llev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9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4];&quot;','&quot;; [.C94];&quot;','&quot;;[.D94];&quot;','&quot;;[.E94];&quot;','&quot;;[.F94];&quot;','&quot;;[.G94];&quot;','&quot;;[.H94];&quot;');&quot; )" office:value-type="string" office:string-value="INSERT INTO questions (question,answer,language,partofspeech,tags,rodzajnik,level) VALUES ('nosić','llevar','SP','czasownik','braktagu','NULL','basic');">
            <text:p>INSERT INTO questions (question,answer,language,partofspeech,tags,rodzajnik,level) VALUES ('nosić','llevar','SP','czasownik','braktagu','NULL','basic');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rzybyć</text:p>
          </table:table-cell>
          <table:table-cell office:value-type="string">
            <text:p>lleg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9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5];&quot;','&quot;; [.C95];&quot;','&quot;;[.D95];&quot;','&quot;;[.E95];&quot;','&quot;;[.F95];&quot;','&quot;;[.G95];&quot;','&quot;;[.H95];&quot;');&quot; )" office:value-type="string" office:string-value="INSERT INTO questions (question,answer,language,partofspeech,tags,rodzajnik,level) VALUES ('przybyć','llegar','SP','czasownik','braktagu','NULL','basic');">
            <text:p>INSERT INTO questions (question,answer,language,partofspeech,tags,rodzajnik,level) VALUES ('przybyć','llegar','SP','czasownik','braktagu','NULL','basic');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oniedziałek</text:p>
          </table:table-cell>
          <table:table-cell office:value-type="string">
            <text:p>lune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96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6];&quot;','&quot;; [.C96];&quot;','&quot;;[.D96];&quot;','&quot;;[.E96];&quot;','&quot;;[.F96];&quot;','&quot;;[.G96];&quot;','&quot;;[.H96];&quot;');&quot; )" office:value-type="string" office:string-value="INSERT INTO questions (question,answer,language,partofspeech,tags,rodzajnik,level) VALUES ('poniedziałek','lunes','SP','rzeczownik','czas','wstaw','basic');">
            <text:p>INSERT INTO questions (question,answer,language,partofspeech,tags,rodzajnik,level) VALUES ('poniedziałek','lunes','SP','rzeczownik','czas','wstaw','basic');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wtorek</text:p>
          </table:table-cell>
          <table:table-cell office:value-type="string">
            <text:p>marte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97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4"/>
          <table:table-cell office:value-type="string">
            <text:p>NULL</text:p>
          </table:table-cell>
          <table:table-cell table:formula="of:=CONCATENATE(&quot;INSERT INTO questions (question,answer,language,partofspeech,tags,rodzajnik,level) VALUES ('&quot;;[.B97];&quot;','&quot;; [.C97];&quot;','&quot;;[.D97];&quot;','&quot;;[.E97];&quot;','&quot;;[.F97];&quot;','&quot;;[.G97];&quot;','&quot;;[.H97];&quot;');&quot; )" office:value-type="string" office:string-value="INSERT INTO questions (question,answer,language,partofspeech,tags,rodzajnik,level) VALUES ('wtorek','martes','SP','rzeczownik','czas','wstaw','basic');">
            <text:p>INSERT INTO questions (question,answer,language,partofspeech,tags,rodzajnik,level) VALUES ('wtorek','martes','SP','rzeczownik','czas','wstaw','basic');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środa</text:p>
          </table:table-cell>
          <table:table-cell office:value-type="string">
            <text:p>Miércole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98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8];&quot;','&quot;; [.C98];&quot;','&quot;;[.D98];&quot;','&quot;;[.E98];&quot;','&quot;;[.F98];&quot;','&quot;;[.G98];&quot;','&quot;;[.H98];&quot;');&quot; )" office:value-type="string" office:string-value="INSERT INTO questions (question,answer,language,partofspeech,tags,rodzajnik,level) VALUES ('środa','Miércoles','SP','rzeczownik','czas','wstaw','basic');">
            <text:p>INSERT INTO questions (question,answer,language,partofspeech,tags,rodzajnik,level) VALUES ('środa','Miércoles','SP','rzeczownik','czas','wstaw','basic');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zwartek</text:p>
          </table:table-cell>
          <table:table-cell office:value-type="string">
            <text:p>Jueve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99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9];&quot;','&quot;; [.C99];&quot;','&quot;;[.D99];&quot;','&quot;;[.E99];&quot;','&quot;;[.F99];&quot;','&quot;;[.G99];&quot;','&quot;;[.H99];&quot;');&quot; )" office:value-type="string" office:string-value="INSERT INTO questions (question,answer,language,partofspeech,tags,rodzajnik,level) VALUES ('czwartek','Jueves','SP','rzeczownik','czas','wstaw','basic');">
            <text:p>INSERT INTO questions (question,answer,language,partofspeech,tags,rodzajnik,level) VALUES ('czwartek','Jueves','SP','rzeczownik','czas','wstaw','basic');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iątek</text:p>
          </table:table-cell>
          <table:table-cell office:value-type="string">
            <text:p>Vierne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100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4"/>
          <table:table-cell office:value-type="string">
            <text:p>NULL</text:p>
          </table:table-cell>
          <table:table-cell table:formula="of:=CONCATENATE(&quot;INSERT INTO questions (question,answer,language,partofspeech,tags,rodzajnik,level) VALUES ('&quot;;[.B100];&quot;','&quot;; [.C100];&quot;','&quot;;[.D100];&quot;','&quot;;[.E100];&quot;','&quot;;[.F100];&quot;','&quot;;[.G100];&quot;','&quot;;[.H100];&quot;');&quot; )" office:value-type="string" office:string-value="INSERT INTO questions (question,answer,language,partofspeech,tags,rodzajnik,level) VALUES ('piątek','Viernes','SP','rzeczownik','czas','wstaw','basic');">
            <text:p>INSERT INTO questions (question,answer,language,partofspeech,tags,rodzajnik,level) VALUES ('piątek','Viernes','SP','rzeczownik','czas','wstaw','basic');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obota</text:p>
          </table:table-cell>
          <table:table-cell office:value-type="string">
            <text:p>Sábad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101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1];&quot;','&quot;; [.C101];&quot;','&quot;;[.D101];&quot;','&quot;;[.E101];&quot;','&quot;;[.F101];&quot;','&quot;;[.G101];&quot;','&quot;;[.H101];&quot;');&quot; )" office:value-type="string" office:string-value="INSERT INTO questions (question,answer,language,partofspeech,tags,rodzajnik,level) VALUES ('sobota','Sábado','SP','rzeczownik','czas','wstaw','basic');">
            <text:p>INSERT INTO questions (question,answer,language,partofspeech,tags,rodzajnik,level) VALUES ('sobota','Sábado','SP','rzeczownik','czas','wstaw','basic');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niedziela</text:p>
          </table:table-cell>
          <table:table-cell office:value-type="string">
            <text:p>Doming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102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2];&quot;','&quot;; [.C102];&quot;','&quot;;[.D102];&quot;','&quot;;[.E102];&quot;','&quot;;[.F102];&quot;','&quot;;[.G102];&quot;','&quot;;[.H102];&quot;');&quot; )" office:value-type="string" office:string-value="INSERT INTO questions (question,answer,language,partofspeech,tags,rodzajnik,level) VALUES ('niedziela','Domingo','SP','rzeczownik','czas','wstaw','basic');">
            <text:p>INSERT INTO questions (question,answer,language,partofspeech,tags,rodzajnik,level) VALUES ('niedziela','Domingo','SP','rzeczownik','czas','wstaw','basic');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0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3];&quot;','&quot;; [.C103];&quot;','&quot;;[.D103];&quot;','&quot;;[.E103];&quot;','&quot;;[.F103];&quot;','&quot;;[.G103];&quot;','&quot;;[.H103];&quot;');&quot; )" office:value-type="string" office:string-value="INSERT INTO questions (question,answer,language,partofspeech,tags,rodzajnik,level) VALUES ('since','desde','SP','przyimek','braktagu','NULL','basic');">
            <text:p>INSERT INTO questions (question,answer,language,partofspeech,tags,rodzajnik,level) VALUES ('since','desde','SP','przyimek','braktagu','NULL','basic');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are</text:p>
          </table:table-cell>
          <table:table-cell office:value-type="string">
            <text:p>cuid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0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4];&quot;','&quot;; [.C104];&quot;','&quot;;[.D104];&quot;','&quot;;[.E104];&quot;','&quot;;[.F104];&quot;','&quot;;[.G104];&quot;','&quot;;[.H104];&quot;');&quot; )" office:value-type="string" office:string-value="INSERT INTO questions (question,answer,language,partofspeech,tags,rodzajnik,level) VALUES ('care','cuidar','SP','czasownik','braktagu','NULL','basic');">
            <text:p>INSERT INTO questions (question,answer,language,partofspeech,tags,rodzajnik,level) VALUES ('care','cuidar','SP','czasownik','braktagu','NULL','basic');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ływać</text:p>
          </table:table-cell>
          <table:table-cell office:value-type="string">
            <text:p>nad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ruch</text:p>
          </table:table-cell>
          <table:table-cell table:formula="of:=IF([.E10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5];&quot;','&quot;; [.C105];&quot;','&quot;;[.D105];&quot;','&quot;;[.E105];&quot;','&quot;;[.F105];&quot;','&quot;;[.G105];&quot;','&quot;;[.H105];&quot;');&quot; )" office:value-type="string" office:string-value="INSERT INTO questions (question,answer,language,partofspeech,tags,rodzajnik,level) VALUES ('pływać','nadar','SP','czasownik','ruch','NULL','basic');">
            <text:p>INSERT INTO questions (question,answer,language,partofspeech,tags,rodzajnik,level) VALUES ('pływać','nadar','SP','czasownik','ruch','NULL','basic');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komputer</text:p>
          </table:table-cell>
          <table:table-cell office:value-type="string">
            <text:p>ordenado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iuro</text:p>
          </table:table-cell>
          <table:table-cell table:formula="of:=IF([.E106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6];&quot;','&quot;; [.C106];&quot;','&quot;;[.D106];&quot;','&quot;;[.E106];&quot;','&quot;;[.F106];&quot;','&quot;;[.G106];&quot;','&quot;;[.H106];&quot;');&quot; )" office:value-type="string" office:string-value="INSERT INTO questions (question,answer,language,partofspeech,tags,rodzajnik,level) VALUES ('komputer','ordenador','SP','rzeczownik','biuro','wstaw','basic');">
            <text:p>INSERT INTO questions (question,answer,language,partofspeech,tags,rodzajnik,level) VALUES ('komputer','ordenador','SP','rzeczownik','biuro','wstaw','basic');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emasiado</text:p>
          </table:table-cell>
          <table:table-cell office:value-type="string">
            <text:p>za duż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0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7];&quot;','&quot;; [.C107];&quot;','&quot;;[.D107];&quot;','&quot;;[.E107];&quot;','&quot;;[.F107];&quot;','&quot;;[.G107];&quot;','&quot;;[.H107];&quot;');&quot; )" office:value-type="string" office:string-value="INSERT INTO questions (question,answer,language,partofspeech,tags,rodzajnik,level) VALUES ('demasiado','za dużo','SP','przyimek','braktagu','NULL','basic');">
            <text:p>INSERT INTO questions (question,answer,language,partofspeech,tags,rodzajnik,level) VALUES ('demasiado','za dużo','SP','przyimek','braktagu','NULL','basic');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za mało</text:p>
          </table:table-cell>
          <table:table-cell office:value-type="string">
            <text:p>no es suficient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0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8];&quot;','&quot;; [.C108];&quot;','&quot;;[.D108];&quot;','&quot;;[.E108];&quot;','&quot;;[.F108];&quot;','&quot;;[.G108];&quot;','&quot;;[.H108];&quot;');&quot; )" office:value-type="string" office:string-value="INSERT INTO questions (question,answer,language,partofspeech,tags,rodzajnik,level) VALUES ('za mało','no es suficiente','SP','przyimek','braktagu','NULL','basic');">
            <text:p>INSERT INTO questions (question,answer,language,partofspeech,tags,rodzajnik,level) VALUES ('za mało','no es suficiente','SP','przyimek','braktagu','NULL','basic');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życzyć</text:p>
          </table:table-cell>
          <table:table-cell office:value-type="string">
            <text:p>deseo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0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9];&quot;','&quot;; [.C109];&quot;','&quot;;[.D109];&quot;','&quot;;[.E109];&quot;','&quot;;[.F109];&quot;','&quot;;[.G109];&quot;','&quot;;[.H109];&quot;');&quot; )" office:value-type="string" office:string-value="INSERT INTO questions (question,answer,language,partofspeech,tags,rodzajnik,level) VALUES ('życzyć','deseo','SP','czasownik','braktagu','NULL','basic');">
            <text:p>INSERT INTO questions (question,answer,language,partofspeech,tags,rodzajnik,level) VALUES ('życzyć','deseo','SP','czasownik','braktagu','NULL','basic');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invitar</text:p>
          </table:table-cell>
          <table:table-cell office:value-type="string">
            <text:p>zapraszać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1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0];&quot;','&quot;; [.C110];&quot;','&quot;;[.D110];&quot;','&quot;;[.E110];&quot;','&quot;;[.F110];&quot;','&quot;;[.G110];&quot;','&quot;;[.H110];&quot;');&quot; )" office:value-type="string" office:string-value="INSERT INTO questions (question,answer,language,partofspeech,tags,rodzajnik,level) VALUES ('invitar','zapraszać','SP','czasownik','braktagu','NULL','basic');">
            <text:p>INSERT INTO questions (question,answer,language,partofspeech,tags,rodzajnik,level) VALUES ('invitar','zapraszać','SP','czasownik','braktagu','NULL','basic');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wołać</text:p>
          </table:table-cell>
          <table:table-cell office:value-type="string">
            <text:p>llam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1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1];&quot;','&quot;; [.C111];&quot;','&quot;;[.D111];&quot;','&quot;;[.E111];&quot;','&quot;;[.F111];&quot;','&quot;;[.G111];&quot;','&quot;;[.H111];&quot;');&quot; )" office:value-type="string" office:string-value="INSERT INTO questions (question,answer,language,partofspeech,tags,rodzajnik,level) VALUES ('wołać','llamar','SP','czasownik','braktagu','NULL','basic');">
            <text:p>INSERT INTO questions (question,answer,language,partofspeech,tags,rodzajnik,level) VALUES ('wołać','llamar','SP','czasownik','braktagu','NULL','basic');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który</text:p>
          </table:table-cell>
          <table:table-cell office:value-type="string">
            <text:p>quien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1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2];&quot;','&quot;; [.C112];&quot;','&quot;;[.D112];&quot;','&quot;;[.E112];&quot;','&quot;;[.F112];&quot;','&quot;;[.G112];&quot;','&quot;;[.H112];&quot;');&quot; )" office:value-type="string" office:string-value="INSERT INTO questions (question,answer,language,partofspeech,tags,rodzajnik,level) VALUES ('który','quien','SP','przyimek','braktagu','NULL','basic');">
            <text:p>INSERT INTO questions (question,answer,language,partofspeech,tags,rodzajnik,level) VALUES ('który','quien','SP','przyimek','braktagu','NULL','basic');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dowolny</text:p>
          </table:table-cell>
          <table:table-cell office:value-type="string">
            <text:p>algun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1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3];&quot;','&quot;; [.C113];&quot;','&quot;;[.D113];&quot;','&quot;;[.E113];&quot;','&quot;;[.F113];&quot;','&quot;;[.G113];&quot;','&quot;;[.H113];&quot;');&quot; )" office:value-type="string" office:string-value="INSERT INTO questions (question,answer,language,partofspeech,tags,rodzajnik,level) VALUES ('dowolny','alguno','SP','przyimek','braktagu','NULL','basic');">
            <text:p>INSERT INTO questions (question,answer,language,partofspeech,tags,rodzajnik,level) VALUES ('dowolny','alguno','SP','przyimek','braktagu','NULL','basic');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rawie</text:p>
          </table:table-cell>
          <table:table-cell office:value-type="string">
            <text:p>casi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1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4];&quot;','&quot;; [.C114];&quot;','&quot;;[.D114];&quot;','&quot;;[.E114];&quot;','&quot;;[.F114];&quot;','&quot;;[.G114];&quot;','&quot;;[.H114];&quot;');&quot; )" office:value-type="string" office:string-value="INSERT INTO questions (question,answer,language,partofspeech,tags,rodzajnik,level) VALUES ('prawie','casi','SP','przyimek','braktagu','NULL','basic');">
            <text:p>INSERT INTO questions (question,answer,language,partofspeech,tags,rodzajnik,level) VALUES ('prawie','casi','SP','przyimek','braktagu','NULL','basic');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średni</text:p>
          </table:table-cell>
          <table:table-cell office:value-type="string">
            <text:p>medi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11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5];&quot;','&quot;; [.C115];&quot;','&quot;;[.D115];&quot;','&quot;;[.E115];&quot;','&quot;;[.F115];&quot;','&quot;;[.G115];&quot;','&quot;;[.H115];&quot;');&quot; )" office:value-type="string" office:string-value="INSERT INTO questions (question,answer,language,partofspeech,tags,rodzajnik,level) VALUES ('średni','medio','SP','przymiotnik','braktagu','NULL','basic');">
            <text:p>INSERT INTO questions (question,answer,language,partofspeech,tags,rodzajnik,level) VALUES ('średni','medio','SP','przymiotnik','braktagu','NULL','basic');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rzypadek</text:p>
          </table:table-cell>
          <table:table-cell office:value-type="string">
            <text:p>cas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16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6];&quot;','&quot;; [.C116];&quot;','&quot;;[.D116];&quot;','&quot;;[.E116];&quot;','&quot;;[.F116];&quot;','&quot;;[.G116];&quot;','&quot;;[.H116];&quot;');&quot; )" office:value-type="string" office:string-value="INSERT INTO questions (question,answer,language,partofspeech,tags,rodzajnik,level) VALUES ('przypadek','caso','SP','rzeczownik','braktagu','wstaw','basic');">
            <text:p>INSERT INTO questions (question,answer,language,partofspeech,tags,rodzajnik,level) VALUES ('przypadek','caso','SP','rzeczownik','braktagu','wstaw','basic');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enir</text:p>
          </table:table-cell>
          <table:table-cell office:value-type="string">
            <text:p>przyjść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1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7];&quot;','&quot;; [.C117];&quot;','&quot;;[.D117];&quot;','&quot;;[.E117];&quot;','&quot;;[.F117];&quot;','&quot;;[.G117];&quot;','&quot;;[.H117];&quot;');&quot; )" office:value-type="string" office:string-value="INSERT INTO questions (question,answer,language,partofspeech,tags,rodzajnik,level) VALUES ('venir','przyjść','SP','czasownik','braktagu','NULL','basic');">
            <text:p>INSERT INTO questions (question,answer,language,partofspeech,tags,rodzajnik,level) VALUES ('venir','przyjść','SP','czasownik','braktagu','NULL','basic');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rawda</text:p>
          </table:table-cell>
          <table:table-cell office:value-type="string">
            <text:p>ciert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18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8];&quot;','&quot;; [.C118];&quot;','&quot;;[.D118];&quot;','&quot;;[.E118];&quot;','&quot;;[.F118];&quot;','&quot;;[.G118];&quot;','&quot;;[.H118];&quot;');&quot; )" office:value-type="string" office:string-value="INSERT INTO questions (question,answer,language,partofspeech,tags,rodzajnik,level) VALUES ('prawda','cierto','SP','rzeczownik','braktagu','wstaw','basic');">
            <text:p>INSERT INTO questions (question,answer,language,partofspeech,tags,rodzajnik,level) VALUES ('prawda','cierto','SP','rzeczownik','braktagu','wstaw','basic');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nieprawda</text:p>
          </table:table-cell>
          <table:table-cell office:value-type="string">
            <text:p>mentir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19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9];&quot;','&quot;; [.C119];&quot;','&quot;;[.D119];&quot;','&quot;;[.E119];&quot;','&quot;;[.F119];&quot;','&quot;;[.G119];&quot;','&quot;;[.H119];&quot;');&quot; )" office:value-type="string" office:string-value="INSERT INTO questions (question,answer,language,partofspeech,tags,rodzajnik,level) VALUES ('nieprawda','mentira','SP','rzeczownik','braktagu','wstaw','basic');">
            <text:p>INSERT INTO questions (question,answer,language,partofspeech,tags,rodzajnik,level) VALUES ('nieprawda','mentira','SP','rzeczownik','braktagu','wstaw','basic');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odłoga</text:p>
          </table:table-cell>
          <table:table-cell office:value-type="string">
            <text:p>pis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0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0];&quot;','&quot;; [.C120];&quot;','&quot;;[.D120];&quot;','&quot;;[.E120];&quot;','&quot;;[.F120];&quot;','&quot;;[.G120];&quot;','&quot;;[.H120];&quot;');&quot; )" office:value-type="string" office:string-value="INSERT INTO questions (question,answer,language,partofspeech,tags,rodzajnik,level) VALUES ('podłoga','piso','SP','rzeczownik','dom','wstaw','basic');">
            <text:p>INSERT INTO questions (question,answer,language,partofspeech,tags,rodzajnik,level) VALUES ('podłoga','piso','SP','rzeczownik','dom','wstaw','basic');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ufit</text:p>
          </table:table-cell>
          <table:table-cell office:value-type="string">
            <text:p>tech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1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1];&quot;','&quot;; [.C121];&quot;','&quot;;[.D121];&quot;','&quot;;[.E121];&quot;','&quot;;[.F121];&quot;','&quot;;[.G121];&quot;','&quot;;[.H121];&quot;');&quot; )" office:value-type="string" office:string-value="INSERT INTO questions (question,answer,language,partofspeech,tags,rodzajnik,level) VALUES ('sufit','techo','SP','rzeczownik','dom','wstaw','basic');">
            <text:p>INSERT INTO questions (question,answer,language,partofspeech,tags,rodzajnik,level) VALUES ('sufit','techo','SP','rzeczownik','dom','wstaw','basic');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ściana</text:p>
          </table:table-cell>
          <table:table-cell office:value-type="string">
            <text:p>pared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2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2];&quot;','&quot;; [.C122];&quot;','&quot;;[.D122];&quot;','&quot;;[.E122];&quot;','&quot;;[.F122];&quot;','&quot;;[.G122];&quot;','&quot;;[.H122];&quot;');&quot; )" office:value-type="string" office:string-value="INSERT INTO questions (question,answer,language,partofspeech,tags,rodzajnik,level) VALUES ('ściana','pared','SP','rzeczownik','dom','wstaw','basic');">
            <text:p>INSERT INTO questions (question,answer,language,partofspeech,tags,rodzajnik,level) VALUES ('ściana','pared','SP','rzeczownik','dom','wstaw','basic');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kaloryfer</text:p>
          </table:table-cell>
          <table:table-cell office:value-type="string">
            <text:p>radiado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3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3];&quot;','&quot;; [.C123];&quot;','&quot;;[.D123];&quot;','&quot;;[.E123];&quot;','&quot;;[.F123];&quot;','&quot;;[.G123];&quot;','&quot;;[.H123];&quot;');&quot; )" office:value-type="string" office:string-value="INSERT INTO questions (question,answer,language,partofspeech,tags,rodzajnik,level) VALUES ('kaloryfer','radiador','SP','rzeczownik','dom','wstaw','basic');">
            <text:p>INSERT INTO questions (question,answer,language,partofspeech,tags,rodzajnik,level) VALUES ('kaloryfer','radiador','SP','rzeczownik','dom','wstaw','basic');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okno</text:p>
          </table:table-cell>
          <table:table-cell office:value-type="string">
            <text:p>ventan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4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4];&quot;','&quot;; [.C124];&quot;','&quot;;[.D124];&quot;','&quot;;[.E124];&quot;','&quot;;[.F124];&quot;','&quot;;[.G124];&quot;','&quot;;[.H124];&quot;');&quot; )" office:value-type="string" office:string-value="INSERT INTO questions (question,answer,language,partofspeech,tags,rodzajnik,level) VALUES ('okno','ventana','SP','rzeczownik','dom','wstaw','basic');">
            <text:p>INSERT INTO questions (question,answer,language,partofspeech,tags,rodzajnik,level) VALUES ('okno','ventana','SP','rzeczownik','dom','wstaw','basic');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łazienka</text:p>
          </table:table-cell>
          <table:table-cell office:value-type="string">
            <text:p>cuarto de bañ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5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5];&quot;','&quot;; [.C125];&quot;','&quot;;[.D125];&quot;','&quot;;[.E125];&quot;','&quot;;[.F125];&quot;','&quot;;[.G125];&quot;','&quot;;[.H125];&quot;');&quot; )" office:value-type="string" office:string-value="INSERT INTO questions (question,answer,language,partofspeech,tags,rodzajnik,level) VALUES ('łazienka','cuarto de baño','SP','rzeczownik','dom','wstaw','basic');">
            <text:p>INSERT INTO questions (question,answer,language,partofspeech,tags,rodzajnik,level) VALUES ('łazienka','cuarto de baño','SP','rzeczownik','dom','wstaw','basic');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rura</text:p>
          </table:table-cell>
          <table:table-cell office:value-type="string">
            <text:p>pip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6]=&quot;rzeczownik&quot;;&quot;wstaw&quot;;&quot;NULL&quot;)" office:value-type="string" office:string-value="wstaw">
            <text:p>wstaw</text:p>
          </table:table-cell>
          <table:table-cell office:value-type="string">
            <text:p>extra</text:p>
          </table:table-cell>
          <table:table-cell table:number-columns-repeated="5"/>
          <table:table-cell table:formula="of:=CONCATENATE(&quot;INSERT INTO questions (question,answer,language,partofspeech,tags,rodzajnik,level) VALUES ('&quot;;[.B126];&quot;','&quot;; [.C126];&quot;','&quot;;[.D126];&quot;','&quot;;[.E126];&quot;','&quot;;[.F126];&quot;','&quot;;[.G126];&quot;','&quot;;[.H126];&quot;');&quot; )" office:value-type="string" office:string-value="INSERT INTO questions (question,answer,language,partofspeech,tags,rodzajnik,level) VALUES ('rura','pipa','SP','rzeczownik','dom','wstaw','extra');">
            <text:p>INSERT INTO questions (question,answer,language,partofspeech,tags,rodzajnik,level) VALUES ('rura','pipa','SP','rzeczownik','dom','wstaw','extra');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kuchnia</text:p>
          </table:table-cell>
          <table:table-cell office:value-type="string">
            <text:p>cocin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7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7];&quot;','&quot;; [.C127];&quot;','&quot;;[.D127];&quot;','&quot;;[.E127];&quot;','&quot;;[.F127];&quot;','&quot;;[.G127];&quot;','&quot;;[.H127];&quot;');&quot; )" office:value-type="string" office:string-value="INSERT INTO questions (question,answer,language,partofspeech,tags,rodzajnik,level) VALUES ('kuchnia','cocina','SP','rzeczownik','dom','wstaw','basic');">
            <text:p>INSERT INTO questions (question,answer,language,partofspeech,tags,rodzajnik,level) VALUES ('kuchnia','cocina','SP','rzeczownik','dom','wstaw','basic');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tół</text:p>
          </table:table-cell>
          <table:table-cell office:value-type="string">
            <text:p>mes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8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8];&quot;','&quot;; [.C128];&quot;','&quot;;[.D128];&quot;','&quot;;[.E128];&quot;','&quot;;[.F128];&quot;','&quot;;[.G128];&quot;','&quot;;[.H128];&quot;');&quot; )" office:value-type="string" office:string-value="INSERT INTO questions (question,answer,language,partofspeech,tags,rodzajnik,level) VALUES ('stół','mesa','SP','rzeczownik','dom','wstaw','basic');">
            <text:p>INSERT INTO questions (question,answer,language,partofspeech,tags,rodzajnik,level) VALUES ('stół','mesa','SP','rzeczownik','dom','wstaw','basic');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yn</text:p>
          </table:table-cell>
          <table:table-cell office:value-type="string">
            <text:p>hij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9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9];&quot;','&quot;; [.C129];&quot;','&quot;;[.D129];&quot;','&quot;;[.E129];&quot;','&quot;;[.F129];&quot;','&quot;;[.G129];&quot;','&quot;;[.H129];&quot;');&quot; )" office:value-type="string" office:string-value="INSERT INTO questions (question,answer,language,partofspeech,tags,rodzajnik,level) VALUES ('syn','hijo','SP','rzeczownik','dom','wstaw','basic');">
            <text:p>INSERT INTO questions (question,answer,language,partofspeech,tags,rodzajnik,level) VALUES ('syn','hijo','SP','rzeczownik','dom','wstaw','basic');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iotka</text:p>
          </table:table-cell>
          <table:table-cell office:value-type="string">
            <text:p>tí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0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0];&quot;','&quot;; [.C130];&quot;','&quot;;[.D130];&quot;','&quot;;[.E130];&quot;','&quot;;[.F130];&quot;','&quot;;[.G130];&quot;','&quot;;[.H130];&quot;');&quot; )" office:value-type="string" office:string-value="INSERT INTO questions (question,answer,language,partofspeech,tags,rodzajnik,level) VALUES ('ciotka','tía','SP','rzeczownik','dom','wstaw','basic');">
            <text:p>INSERT INTO questions (question,answer,language,partofspeech,tags,rodzajnik,level) VALUES ('ciotka','tía','SP','rzeczownik','dom','wstaw','basic');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wujek</text:p>
          </table:table-cell>
          <table:table-cell office:value-type="string">
            <text:p>tí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1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1];&quot;','&quot;; [.C131];&quot;','&quot;;[.D131];&quot;','&quot;;[.E131];&quot;','&quot;;[.F131];&quot;','&quot;;[.G131];&quot;','&quot;;[.H131];&quot;');&quot; )" office:value-type="string" office:string-value="INSERT INTO questions (question,answer,language,partofspeech,tags,rodzajnik,level) VALUES ('wujek','tío','SP','rzeczownik','dom','wstaw','basic');">
            <text:p>INSERT INTO questions (question,answer,language,partofspeech,tags,rodzajnik,level) VALUES ('wujek','tío','SP','rzeczownik','dom','wstaw','basic');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arapet</text:p>
          </table:table-cell>
          <table:table-cell office:value-type="string">
            <text:p>antepech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2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2];&quot;','&quot;; [.C132];&quot;','&quot;;[.D132];&quot;','&quot;;[.E132];&quot;','&quot;;[.F132];&quot;','&quot;;[.G132];&quot;','&quot;;[.H132];&quot;');&quot; )" office:value-type="string" office:string-value="INSERT INTO questions (question,answer,language,partofspeech,tags,rodzajnik,level) VALUES ('parapet','antepecho','SP','rzeczownik','dom','wstaw','basic');">
            <text:p>INSERT INTO questions (question,answer,language,partofspeech,tags,rodzajnik,level) VALUES ('parapet','antepecho','SP','rzeczownik','dom','wstaw','basic');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łóżko</text:p>
          </table:table-cell>
          <table:table-cell office:value-type="string">
            <text:p>cam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3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3];&quot;','&quot;; [.C133];&quot;','&quot;;[.D133];&quot;','&quot;;[.E133];&quot;','&quot;;[.F133];&quot;','&quot;;[.G133];&quot;','&quot;;[.H133];&quot;');&quot; )" office:value-type="string" office:string-value="INSERT INTO questions (question,answer,language,partofspeech,tags,rodzajnik,level) VALUES ('łóżko','cama','SP','rzeczownik','dom','wstaw','basic');">
            <text:p>INSERT INTO questions (question,answer,language,partofspeech,tags,rodzajnik,level) VALUES ('łóżko','cama','SP','rzeczownik','dom','wstaw','basic');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korytarz</text:p>
          </table:table-cell>
          <table:table-cell office:value-type="string">
            <text:p>corredo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4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4];&quot;','&quot;; [.C134];&quot;','&quot;;[.D134];&quot;','&quot;;[.E134];&quot;','&quot;;[.F134];&quot;','&quot;;[.G134];&quot;','&quot;;[.H134];&quot;');&quot; )" office:value-type="string" office:string-value="INSERT INTO questions (question,answer,language,partofspeech,tags,rodzajnik,level) VALUES ('korytarz','corredor','SP','rzeczownik','dom','wstaw','basic');">
            <text:p>INSERT INTO questions (question,answer,language,partofspeech,tags,rodzajnik,level) VALUES ('korytarz','corredor','SP','rzeczownik','dom','wstaw','basic');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okój</text:p>
          </table:table-cell>
          <table:table-cell office:value-type="string">
            <text:p>habitación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5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5];&quot;','&quot;; [.C135];&quot;','&quot;;[.D135];&quot;','&quot;;[.E135];&quot;','&quot;;[.F135];&quot;','&quot;;[.G135];&quot;','&quot;;[.H135];&quot;');&quot; )" office:value-type="string" office:string-value="INSERT INTO questions (question,answer,language,partofspeech,tags,rodzajnik,level) VALUES ('pokój','habitación','SP','rzeczownik','dom','wstaw','basic');">
            <text:p>INSERT INTO questions (question,answer,language,partofspeech,tags,rodzajnik,level) VALUES ('pokój','habitación','SP','rzeczownik','dom','wstaw','basic');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zamieszkać</text:p>
          </table:table-cell>
          <table:table-cell office:value-type="string">
            <text:p>ocup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dom</text:p>
          </table:table-cell>
          <table:table-cell table:formula="of:=IF([.E13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6];&quot;','&quot;; [.C136];&quot;','&quot;;[.D136];&quot;','&quot;;[.E136];&quot;','&quot;;[.F136];&quot;','&quot;;[.G136];&quot;','&quot;;[.H136];&quot;');&quot; )" office:value-type="string" office:string-value="INSERT INTO questions (question,answer,language,partofspeech,tags,rodzajnik,level) VALUES ('zamieszkać','ocupar','SP','czasownik','dom','NULL','basic');">
            <text:p>INSERT INTO questions (question,answer,language,partofspeech,tags,rodzajnik,level) VALUES ('zamieszkać','ocupar','SP','czasownik','dom','NULL','basic');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pać</text:p>
          </table:table-cell>
          <table:table-cell office:value-type="string">
            <text:p>sueño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dom</text:p>
          </table:table-cell>
          <table:table-cell table:formula="of:=IF([.E13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7];&quot;','&quot;; [.C137];&quot;','&quot;;[.D137];&quot;','&quot;;[.E137];&quot;','&quot;;[.F137];&quot;','&quot;;[.G137];&quot;','&quot;;[.H137];&quot;');&quot; )" office:value-type="string" office:string-value="INSERT INTO questions (question,answer,language,partofspeech,tags,rodzajnik,level) VALUES ('spać','sueño','SP','czasownik','dom','NULL','basic');">
            <text:p>INSERT INTO questions (question,answer,language,partofspeech,tags,rodzajnik,level) VALUES ('spać','sueño','SP','czasownik','dom','NULL','basic');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ypialnia</text:p>
          </table:table-cell>
          <table:table-cell office:value-type="string">
            <text:p>dormitori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8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8];&quot;','&quot;; [.C138];&quot;','&quot;;[.D138];&quot;','&quot;;[.E138];&quot;','&quot;;[.F138];&quot;','&quot;;[.G138];&quot;','&quot;;[.H138];&quot;');&quot; )" office:value-type="string" office:string-value="INSERT INTO questions (question,answer,language,partofspeech,tags,rodzajnik,level) VALUES ('sypialnia','dormitorio','SP','rzeczownik','dom','wstaw','basic');">
            <text:p>INSERT INTO questions (question,answer,language,partofspeech,tags,rodzajnik,level) VALUES ('sypialnia','dormitorio','SP','rzeczownik','dom','wstaw','basic');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zafa</text:p>
          </table:table-cell>
          <table:table-cell office:value-type="string">
            <text:p>armari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9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9];&quot;','&quot;; [.C139];&quot;','&quot;;[.D139];&quot;','&quot;;[.E139];&quot;','&quot;;[.F139];&quot;','&quot;;[.G139];&quot;','&quot;;[.H139];&quot;');&quot; )" office:value-type="string" office:string-value="INSERT INTO questions (question,answer,language,partofspeech,tags,rodzajnik,level) VALUES ('szafa','armario','SP','rzeczownik','dom','wstaw','basic');">
            <text:p>INSERT INTO questions (question,answer,language,partofspeech,tags,rodzajnik,level) VALUES ('szafa','armario','SP','rzeczownik','dom','wstaw','basic');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półka</text:p>
          </table:table-cell>
          <table:table-cell office:value-type="string">
            <text:p>estante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40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0];&quot;','&quot;; [.C140];&quot;','&quot;;[.D140];&quot;','&quot;;[.E140];&quot;','&quot;;[.F140];&quot;','&quot;;[.G140];&quot;','&quot;;[.H140];&quot;');&quot; )" office:value-type="string" office:string-value="INSERT INTO questions (question,answer,language,partofspeech,tags,rodzajnik,level) VALUES ('półka','estante','SP','rzeczownik','dom','wstaw','basic');">
            <text:p>INSERT INTO questions (question,answer,language,partofspeech,tags,rodzajnik,level) VALUES ('półka','estante','SP','rzeczownik','dom','wstaw','basic');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książka</text:p>
          </table:table-cell>
          <table:table-cell office:value-type="string">
            <text:p>libr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41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1];&quot;','&quot;; [.C141];&quot;','&quot;;[.D141];&quot;','&quot;;[.E141];&quot;','&quot;;[.F141];&quot;','&quot;;[.G141];&quot;','&quot;;[.H141];&quot;');&quot; )" office:value-type="string" office:string-value="INSERT INTO questions (question,answer,language,partofspeech,tags,rodzajnik,level) VALUES ('książka','libro','SP','rzeczownik','dom','wstaw','basic');">
            <text:p>INSERT INTO questions (question,answer,language,partofspeech,tags,rodzajnik,level) VALUES ('książka','libro','SP','rzeczownik','dom','wstaw','basic');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lecz</text:p>
          </table:table-cell>
          <table:table-cell office:value-type="string">
            <text:p>sin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4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2];&quot;','&quot;; [.C142];&quot;','&quot;;[.D142];&quot;','&quot;;[.E142];&quot;','&quot;;[.F142];&quot;','&quot;;[.G142];&quot;','&quot;;[.H142];&quot;');&quot; )" office:value-type="string" office:string-value="INSERT INTO questions (question,answer,language,partofspeech,tags,rodzajnik,level) VALUES ('lecz','sino','SP','przyimek','braktagu','NULL','basic');">
            <text:p>INSERT INTO questions (question,answer,language,partofspeech,tags,rodzajnik,level) VALUES ('lecz','sino','SP','przyimek','braktagu','NULL','basic');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przed</text:p>
          </table:table-cell>
          <table:table-cell office:value-type="string">
            <text:p>ant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4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3];&quot;','&quot;; [.C143];&quot;','&quot;;[.D143];&quot;','&quot;;[.E143];&quot;','&quot;;[.F143];&quot;','&quot;;[.G143];&quot;','&quot;;[.H143];&quot;');&quot; )" office:value-type="string" office:string-value="INSERT INTO questions (question,answer,language,partofspeech,tags,rodzajnik,level) VALUES ('przed','ante','SP','przyimek','braktagu','NULL','basic');">
            <text:p>INSERT INTO questions (question,answer,language,partofspeech,tags,rodzajnik,level) VALUES ('przed','ante','SP','przyimek','braktagu','NULL','basic');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lewo</text:p>
          </table:table-cell>
          <table:table-cell office:value-type="string">
            <text:p>izquierd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4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4];&quot;','&quot;; [.C144];&quot;','&quot;;[.D144];&quot;','&quot;;[.E144];&quot;','&quot;;[.F144];&quot;','&quot;;[.G144];&quot;','&quot;;[.H144];&quot;');&quot; )" office:value-type="string" office:string-value="INSERT INTO questions (question,answer,language,partofspeech,tags,rodzajnik,level) VALUES ('lewo','izquierda','SP','przyimek','miejsce','NULL','basic');">
            <text:p>INSERT INTO questions (question,answer,language,partofspeech,tags,rodzajnik,level) VALUES ('lewo','izquierda','SP','przyimek','miejsce','NULL','basic');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rawo</text:p>
          </table:table-cell>
          <table:table-cell office:value-type="string">
            <text:p>derech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4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5];&quot;','&quot;; [.C145];&quot;','&quot;;[.D145];&quot;','&quot;;[.E145];&quot;','&quot;;[.F145];&quot;','&quot;;[.G145];&quot;','&quot;;[.H145];&quot;');&quot; )" office:value-type="string" office:string-value="INSERT INTO questions (question,answer,language,partofspeech,tags,rodzajnik,level) VALUES ('prawo','derecho','SP','przyimek','miejsce','NULL','basic');">
            <text:p>INSERT INTO questions (question,answer,language,partofspeech,tags,rodzajnik,level) VALUES ('prawo','derecho','SP','przyimek','miejsce','NULL','basic');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4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6];&quot;','&quot;; [.C146];&quot;','&quot;;[.D146];&quot;','&quot;;[.E146];&quot;','&quot;;[.F146];&quot;','&quot;;[.G146];&quot;','&quot;;[.H146];&quot;');&quot; )" office:value-type="string" office:string-value="INSERT INTO questions (question,answer,language,partofspeech,tags,rodzajnik,level) VALUES ('behind','detrás','SP','przyimek','miejsce','NULL','basic');">
            <text:p>INSERT INTO questions (question,answer,language,partofspeech,tags,rodzajnik,level) VALUES ('behind','detrás','SP','przyimek','miejsce','NULL','basic');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4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7];&quot;','&quot;; [.C147];&quot;','&quot;;[.D147];&quot;','&quot;;[.E147];&quot;','&quot;;[.F147];&quot;','&quot;;[.G147];&quot;','&quot;;[.H147];&quot;');&quot; )" office:value-type="string" office:string-value="INSERT INTO questions (question,answer,language,partofspeech,tags,rodzajnik,level) VALUES ('back','espalda','SP','przyimek','miejsce','NULL','basic');">
            <text:p>INSERT INTO questions (question,answer,language,partofspeech,tags,rodzajnik,level) VALUES ('back','espalda','SP','przyimek','miejsce','NULL','basic');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4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8];&quot;','&quot;; [.C148];&quot;','&quot;;[.D148];&quot;','&quot;;[.E148];&quot;','&quot;;[.F148];&quot;','&quot;;[.G148];&quot;','&quot;;[.H148];&quot;');&quot; )" office:value-type="string" office:string-value="INSERT INTO questions (question,answer,language,partofspeech,tags,rodzajnik,level) VALUES ('front','frente','SP','przyimek','miejsce','NULL','basic');">
            <text:p>INSERT INTO questions (question,answer,language,partofspeech,tags,rodzajnik,level) VALUES ('front','frente','SP','przyimek','miejsce','NULL','basic');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4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9];&quot;','&quot;; [.C149];&quot;','&quot;;[.D149];&quot;','&quot;;[.E149];&quot;','&quot;;[.F149];&quot;','&quot;;[.G149];&quot;','&quot;;[.H149];&quot;');&quot; )" office:value-type="string" office:string-value="INSERT INTO questions (question,answer,language,partofspeech,tags,rodzajnik,level) VALUES ('under','debajo','SP','przyimek','miejsce','NULL','basic');">
            <text:p>INSERT INTO questions (question,answer,language,partofspeech,tags,rodzajnik,level) VALUES ('under','debajo','SP','przyimek','miejsce','NULL','basic');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over</text:p>
          </table:table-cell>
          <table:table-cell office:value-type="string">
            <text:p>encima arrib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5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0];&quot;','&quot;; [.C150];&quot;','&quot;;[.D150];&quot;','&quot;;[.E150];&quot;','&quot;;[.F150];&quot;','&quot;;[.G150];&quot;','&quot;;[.H150];&quot;');&quot; )" office:value-type="string" office:string-value="INSERT INTO questions (question,answer,language,partofspeech,tags,rodzajnik,level) VALUES ('over','encima arriba','SP','przyimek','miejsce','NULL','basic');">
            <text:p>INSERT INTO questions (question,answer,language,partofspeech,tags,rodzajnik,level) VALUES ('over','encima arriba','SP','przyimek','miejsce','NULL','basic');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in the background</text:p>
          </table:table-cell>
          <table:table-cell office:value-type="string">
            <text:p>en el fond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5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1];&quot;','&quot;; [.C151];&quot;','&quot;;[.D151];&quot;','&quot;;[.E151];&quot;','&quot;;[.F151];&quot;','&quot;;[.G151];&quot;','&quot;;[.H151];&quot;');&quot; )" office:value-type="string" office:string-value="INSERT INTO questions (question,answer,language,partofspeech,tags,rodzajnik,level) VALUES ('in the background','en el fondo','SP','przyimek','miejsce','NULL','basic');">
            <text:p>INSERT INTO questions (question,answer,language,partofspeech,tags,rodzajnik,level) VALUES ('in the background','en el fondo','SP','przyimek','miejsce','NULL','basic');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in the foreground</text:p>
          </table:table-cell>
          <table:table-cell office:value-type="string">
            <text:p>en primer plan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5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2];&quot;','&quot;; [.C152];&quot;','&quot;;[.D152];&quot;','&quot;;[.E152];&quot;','&quot;;[.F152];&quot;','&quot;;[.G152];&quot;','&quot;;[.H152];&quot;');&quot; )" office:value-type="string" office:string-value="INSERT INTO questions (question,answer,language,partofspeech,tags,rodzajnik,level) VALUES ('in the foreground','en primer plano','SP','przyimek','miejsce','NULL','basic');">
            <text:p>INSERT INTO questions (question,answer,language,partofspeech,tags,rodzajnik,level) VALUES ('in the foreground','en primer plano','SP','przyimek','miejsce','NULL','basic');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babcia</text:p>
          </table:table-cell>
          <table:table-cell office:value-type="string">
            <text:p>abuel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53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3];&quot;','&quot;; [.C153];&quot;','&quot;;[.D153];&quot;','&quot;;[.E153];&quot;','&quot;;[.F153];&quot;','&quot;;[.G153];&quot;','&quot;;[.H153];&quot;');&quot; )" office:value-type="string" office:string-value="INSERT INTO questions (question,answer,language,partofspeech,tags,rodzajnik,level) VALUES ('babcia','abuela','SP','rzeczownik','dom','wstaw','basic');">
            <text:p>INSERT INTO questions (question,answer,language,partofspeech,tags,rodzajnik,level) VALUES ('babcia','abuela','SP','rzeczownik','dom','wstaw','basic');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nazywać</text:p>
          </table:table-cell>
          <table:table-cell office:value-type="string">
            <text:p>llamas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5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4];&quot;','&quot;; [.C154];&quot;','&quot;;[.D154];&quot;','&quot;;[.E154];&quot;','&quot;;[.F154];&quot;','&quot;;[.G154];&quot;','&quot;;[.H154];&quot;');&quot; )" office:value-type="string" office:string-value="INSERT INTO questions (question,answer,language,partofspeech,tags,rodzajnik,level) VALUES ('nazywać','llamas','SP','czasownik','braktagu','NULL','basic');">
            <text:p>INSERT INTO questions (question,answer,language,partofspeech,tags,rodzajnik,level) VALUES ('nazywać','llamas','SP','czasownik','braktagu','NULL','basic');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where are you from</text:p>
          </table:table-cell>
          <table:table-cell office:value-type="string">
            <text:p>de donde eres</text:p>
          </table:table-cell>
          <table:table-cell office:value-type="string">
            <text:p>SP</text:p>
          </table:table-cell>
          <table:table-cell office:value-type="string">
            <text:p>zwroty</text:p>
          </table:table-cell>
          <table:table-cell office:value-type="string">
            <text:p>braktagu</text:p>
          </table:table-cell>
          <table:table-cell table:formula="of:=IF([.E15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5];&quot;','&quot;; [.C155];&quot;','&quot;;[.D155];&quot;','&quot;;[.E155];&quot;','&quot;;[.F155];&quot;','&quot;;[.G155];&quot;','&quot;;[.H155];&quot;');&quot; )" office:value-type="string" office:string-value="INSERT INTO questions (question,answer,language,partofspeech,tags,rodzajnik,level) VALUES ('where are you from','de donde eres','SP','zwroty','braktagu','NULL','basic');">
            <text:p>INSERT INTO questions (question,answer,language,partofspeech,tags,rodzajnik,level) VALUES ('where are you from','de donde eres','SP','zwroty','braktagu','NULL','basic');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urodziny</text:p>
          </table:table-cell>
          <table:table-cell office:value-type="string">
            <text:p>cumpleaño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56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6];&quot;','&quot;; [.C156];&quot;','&quot;;[.D156];&quot;','&quot;;[.E156];&quot;','&quot;;[.F156];&quot;','&quot;;[.G156];&quot;','&quot;;[.H156];&quot;');&quot; )" office:value-type="string" office:string-value="INSERT INTO questions (question,answer,language,partofspeech,tags,rodzajnik,level) VALUES ('urodziny','cumpleaños','SP','rzeczownik','dom','wstaw','basic');">
            <text:p>INSERT INTO questions (question,answer,language,partofspeech,tags,rodzajnik,level) VALUES ('urodziny','cumpleaños','SP','rzeczownik','dom','wstaw','basic');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eem</text:p>
          </table:table-cell>
          <table:table-cell office:value-type="string">
            <text:p>parece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5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7];&quot;','&quot;; [.C157];&quot;','&quot;;[.D157];&quot;','&quot;;[.E157];&quot;','&quot;;[.F157];&quot;','&quot;;[.G157];&quot;','&quot;;[.H157];&quot;');&quot; )" office:value-type="string" office:string-value="INSERT INTO questions (question,answer,language,partofspeech,tags,rodzajnik,level) VALUES ('seem','parece','SP','czasownik','braktagu','NULL','basic');">
            <text:p>INSERT INTO questions (question,answer,language,partofspeech,tags,rodzajnik,level) VALUES ('seem','parece','SP','czasownik','braktagu','NULL','basic');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dziewczyna</text:p>
          </table:table-cell>
          <table:table-cell office:value-type="string">
            <text:p>chic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58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8];&quot;','&quot;; [.C158];&quot;','&quot;;[.D158];&quot;','&quot;;[.E158];&quot;','&quot;;[.F158];&quot;','&quot;;[.G158];&quot;','&quot;;[.H158];&quot;');&quot; )" office:value-type="string" office:string-value="INSERT INTO questions (question,answer,language,partofspeech,tags,rodzajnik,level) VALUES ('dziewczyna','chica','SP','rzeczownik','dom','wstaw','basic');">
            <text:p>INSERT INTO questions (question,answer,language,partofspeech,tags,rodzajnik,level) VALUES ('dziewczyna','chica','SP','rzeczownik','dom','wstaw','basic');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hłopiec</text:p>
          </table:table-cell>
          <table:table-cell office:value-type="string">
            <text:p>chic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59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9];&quot;','&quot;; [.C159];&quot;','&quot;;[.D159];&quot;','&quot;;[.E159];&quot;','&quot;;[.F159];&quot;','&quot;;[.G159];&quot;','&quot;;[.H159];&quot;');&quot; )" office:value-type="string" office:string-value="INSERT INTO questions (question,answer,language,partofspeech,tags,rodzajnik,level) VALUES ('chłopiec','chico','SP','rzeczownik','dom','wstaw','basic');">
            <text:p>INSERT INTO questions (question,answer,language,partofspeech,tags,rodzajnik,level) VALUES ('chłopiec','chico','SP','rzeczownik','dom','wstaw','basic');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kobieta</text:p>
          </table:table-cell>
          <table:table-cell office:value-type="string">
            <text:p>muje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60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0];&quot;','&quot;; [.C160];&quot;','&quot;;[.D160];&quot;','&quot;;[.E160];&quot;','&quot;;[.F160];&quot;','&quot;;[.G160];&quot;','&quot;;[.H160];&quot;');&quot; )" office:value-type="string" office:string-value="INSERT INTO questions (question,answer,language,partofspeech,tags,rodzajnik,level) VALUES ('kobieta','mujer','SP','rzeczownik','dom','wstaw','basic');">
            <text:p>INSERT INTO questions (question,answer,language,partofspeech,tags,rodzajnik,level) VALUES ('kobieta','mujer','SP','rzeczownik','dom','wstaw','basic');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ierota</text:p>
          </table:table-cell>
          <table:table-cell office:value-type="string">
            <text:p>huérfan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61]=&quot;rzeczownik&quot;;&quot;wstaw&quot;;&quot;NULL&quot;)" office:value-type="string" office:string-value="wstaw">
            <text:p>wstaw</text:p>
          </table:table-cell>
          <table:table-cell office:value-type="string">
            <text:p>extra</text:p>
          </table:table-cell>
          <table:table-cell table:number-columns-repeated="5"/>
          <table:table-cell table:formula="of:=CONCATENATE(&quot;INSERT INTO questions (question,answer,language,partofspeech,tags,rodzajnik,level) VALUES ('&quot;;[.B161];&quot;','&quot;; [.C161];&quot;','&quot;;[.D161];&quot;','&quot;;[.E161];&quot;','&quot;;[.F161];&quot;','&quot;;[.G161];&quot;','&quot;;[.H161];&quot;');&quot; )" office:value-type="string" office:string-value="INSERT INTO questions (question,answer,language,partofspeech,tags,rodzajnik,level) VALUES ('sierota','huérfano','SP','rzeczownik','braktagu','wstaw','extra');">
            <text:p>INSERT INTO questions (question,answer,language,partofspeech,tags,rodzajnik,level) VALUES ('sierota','huérfano','SP','rzeczownik','braktagu','wstaw','extra');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ierota</text:p>
          </table:table-cell>
          <table:table-cell office:value-type="string">
            <text:p>Waise</text:p>
          </table:table-cell>
          <table:table-cell office:value-type="string">
            <text:p>DE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62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2];&quot;','&quot;; [.C162];&quot;','&quot;;[.D162];&quot;','&quot;;[.E162];&quot;','&quot;;[.F162];&quot;','&quot;;[.G162];&quot;','&quot;;[.H162];&quot;');&quot; )" office:value-type="string" office:string-value="INSERT INTO questions (question,answer,language,partofspeech,tags,rodzajnik,level) VALUES ('sierota','Waise','DE','rzeczownik','braktagu','wstaw','basic');">
            <text:p>INSERT INTO questions (question,answer,language,partofspeech,tags,rodzajnik,level) VALUES ('sierota','Waise','DE','rzeczownik','braktagu','wstaw','basic');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retarded</text:p>
          </table:table-cell>
          <table:table-cell office:value-type="string">
            <text:p>Verzögert</text:p>
          </table:table-cell>
          <table:table-cell office:value-type="string">
            <text:p>DE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16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3];&quot;','&quot;; [.C163];&quot;','&quot;;[.D163];&quot;','&quot;;[.E163];&quot;','&quot;;[.F163];&quot;','&quot;;[.G163];&quot;','&quot;;[.H163];&quot;');&quot; )" office:value-type="string" office:string-value="INSERT INTO questions (question,answer,language,partofspeech,tags,rodzajnik,level) VALUES ('retarded','Verzögert','DE','przymiotnik','braktagu','NULL','basic');">
            <text:p>INSERT INTO questions (question,answer,language,partofspeech,tags,rodzajnik,level) VALUES ('retarded','Verzögert','DE','przymiotnik','braktagu','NULL','basic');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retarted</text:p>
          </table:table-cell>
          <table:table-cell office:value-type="string">
            <text:p>retrasad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16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4];&quot;','&quot;; [.C164];&quot;','&quot;;[.D164];&quot;','&quot;;[.E164];&quot;','&quot;;[.F164];&quot;','&quot;;[.G164];&quot;','&quot;;[.H164];&quot;');&quot; )" office:value-type="string" office:string-value="INSERT INTO questions (question,answer,language,partofspeech,tags,rodzajnik,level) VALUES ('retarted','retrasado','SP','przymiotnik','braktagu','NULL','basic');">
            <text:p>INSERT INTO questions (question,answer,language,partofspeech,tags,rodzajnik,level) VALUES ('retarted','retrasado','SP','przymiotnik','braktagu','NULL','basic');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niepełnosprawny</text:p>
          </table:table-cell>
          <table:table-cell office:value-type="string">
            <text:p>behindert</text:p>
          </table:table-cell>
          <table:table-cell office:value-type="string">
            <text:p>DE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65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5];&quot;','&quot;; [.C165];&quot;','&quot;;[.D165];&quot;','&quot;;[.E165];&quot;','&quot;;[.F165];&quot;','&quot;;[.G165];&quot;','&quot;;[.H165];&quot;');&quot; )" office:value-type="string" office:string-value="INSERT INTO questions (question,answer,language,partofspeech,tags,rodzajnik,level) VALUES ('niepełnosprawny','behindert','DE','rzeczownik','braktagu','wstaw','basic');">
            <text:p>INSERT INTO questions (question,answer,language,partofspeech,tags,rodzajnik,level) VALUES ('niepełnosprawny','behindert','DE','rzeczownik','braktagu','wstaw','basic');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niepełnosprawny</text:p>
          </table:table-cell>
          <table:table-cell office:value-type="string">
            <text:p>discapacitad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66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6];&quot;','&quot;; [.C166];&quot;','&quot;;[.D166];&quot;','&quot;;[.E166];&quot;','&quot;;[.F166];&quot;','&quot;;[.G166];&quot;','&quot;;[.H166];&quot;');&quot; )" office:value-type="string" office:string-value="INSERT INTO questions (question,answer,language,partofspeech,tags,rodzajnik,level) VALUES ('niepełnosprawny','discapacitado','SP','rzeczownik','braktagu','wstaw','basic');">
            <text:p>INSERT INTO questions (question,answer,language,partofspeech,tags,rodzajnik,level) VALUES ('niepełnosprawny','discapacitado','SP','rzeczownik','braktagu','wstaw','basic');</text:p>
          </table:table-cell>
        </table:table-row>
      </table:table>
      <table:table table:name="Arkusz2" table:style-name="ta1" table:print="false">
        <table:table-column table:style-name="co10" table:number-columns-repeated="10" table:default-cell-style-name="Default"/>
        <table:table-row table:style-name="ro3">
          <table:table-cell/>
          <table:table-cell office:value-type="string">
            <text:p>aceite </text:p>
          </table:table-cell>
          <table:table-cell office:value-type="string">
            <text:p><text:s/>olej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1];1;2)" office:value-type="string" office:string-value="ac">
            <text:p>ac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];&quot;','&quot;; [.C1];&quot;','&quot;;[.D1];&quot;','&quot;;[.E1];&quot;','&quot;;[.F1];&quot;','&quot;;[.G1];&quot;','&quot;;[.H1];&quot;');&quot; )" office:value-type="string" office:string-value="INSERT INTO questions (question,answer,language,partofspeech,tags,rodzajnik,level) VALUES ('aceite ',' olej','SP','rzeczownik','kuchnia','ac','basic');">
            <text:p>INSERT INTO questions (question,answer,language,partofspeech,tags,rodzajnik,level) VALUES ('aceite ',' olej','SP','rzeczownik','kuchnia','ac','basic');</text:p>
          </table:table-cell>
        </table:table-row>
        <table:table-row table:style-name="ro3">
          <table:table-cell/>
          <table:table-cell office:value-type="string">
            <text:p>ajo </text:p>
          </table:table-cell>
          <table:table-cell office:value-type="string">
            <text:p><text:s/>czosnek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2];1;2)" office:value-type="string" office:string-value="aj">
            <text:p>aj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2];&quot;','&quot;; [.C2];&quot;','&quot;;[.D2];&quot;','&quot;;[.E2];&quot;','&quot;;[.F2];&quot;','&quot;;[.G2];&quot;','&quot;;[.H2];&quot;');&quot; )" office:value-type="string" office:string-value="INSERT INTO questions (question,answer,language,partofspeech,tags,rodzajnik,level) VALUES ('ajo ',' czosnek','SP','rzeczownik','kuchnia','aj','basic');">
            <text:p>INSERT INTO questions (question,answer,language,partofspeech,tags,rodzajnik,level) VALUES ('ajo ',' czosnek','SP','rzeczownik','kuchnia','aj','basic');</text:p>
          </table:table-cell>
        </table:table-row>
        <table:table-row table:style-name="ro3">
          <table:table-cell/>
          <table:table-cell office:value-type="string">
            <text:p>albaricoque </text:p>
          </table:table-cell>
          <table:table-cell office:value-type="string">
            <text:p><text:s/>morel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3];1;2)" office:value-type="string" office:string-value="al">
            <text:p>al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3];&quot;','&quot;; [.C3];&quot;','&quot;;[.D3];&quot;','&quot;;[.E3];&quot;','&quot;;[.F3];&quot;','&quot;;[.G3];&quot;','&quot;;[.H3];&quot;');&quot; )" office:value-type="string" office:string-value="INSERT INTO questions (question,answer,language,partofspeech,tags,rodzajnik,level) VALUES ('albaricoque ',' morela','SP','rzeczownik','kuchnia','al','basic');">
            <text:p>INSERT INTO questions (question,answer,language,partofspeech,tags,rodzajnik,level) VALUES ('albaricoque ',' morela','SP','rzeczownik','kuchnia','al','basic');</text:p>
          </table:table-cell>
        </table:table-row>
        <table:table-row table:style-name="ro3">
          <table:table-cell/>
          <table:table-cell office:value-type="string">
            <text:p>Amargo </text:p>
          </table:table-cell>
          <table:table-cell office:value-type="string">
            <text:p><text:s/>gorzki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4];&quot;','&quot;; [.C4];&quot;','&quot;;[.D4];&quot;','&quot;;[.E4];&quot;','&quot;;[.F4];&quot;','&quot;;[.G4];&quot;','&quot;;[.H4];&quot;');&quot; )" office:value-type="string" office:string-value="INSERT INTO questions (question,answer,language,partofspeech,tags,rodzajnik,level) VALUES ('Amargo ',' gorzki','SP','rzeczownik','kuchnia','','basic');">
            <text:p>INSERT INTO questions (question,answer,language,partofspeech,tags,rodzajnik,level) VALUES ('Amargo ',' gorzki','SP','rzeczownik','kuchnia','','basic');</text:p>
          </table:table-cell>
        </table:table-row>
        <table:table-row table:style-name="ro3">
          <table:table-cell/>
          <table:table-cell office:value-type="string">
            <text:p>apio </text:p>
          </table:table-cell>
          <table:table-cell office:value-type="string">
            <text:p><text:s/>sele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5];1;2)" office:value-type="string" office:string-value="ap">
            <text:p>ap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5];&quot;','&quot;; [.C5];&quot;','&quot;;[.D5];&quot;','&quot;;[.E5];&quot;','&quot;;[.F5];&quot;','&quot;;[.G5];&quot;','&quot;;[.H5];&quot;');&quot; )" office:value-type="string" office:string-value="INSERT INTO questions (question,answer,language,partofspeech,tags,rodzajnik,level) VALUES ('apio ',' seler','SP','rzeczownik','kuchnia','ap','basic');">
            <text:p>INSERT INTO questions (question,answer,language,partofspeech,tags,rodzajnik,level) VALUES ('apio ',' seler','SP','rzeczownik','kuchnia','ap','basic');</text:p>
          </table:table-cell>
        </table:table-row>
        <table:table-row table:style-name="ro3">
          <table:table-cell/>
          <table:table-cell office:value-type="string">
            <text:p>aromático </text:p>
          </table:table-cell>
          <table:table-cell office:value-type="string">
            <text:p><text:s/>aromatyczny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kuchnia</text:p>
          </table:table-cell>
          <table:table-cell table:formula="of:=MID([.B6];1;2)" office:value-type="string" office:string-value="ar">
            <text:p>ar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6];&quot;','&quot;; [.C6];&quot;','&quot;;[.D6];&quot;','&quot;;[.E6];&quot;','&quot;;[.F6];&quot;','&quot;;[.G6];&quot;','&quot;;[.H6];&quot;');&quot; )" office:value-type="string" office:string-value="INSERT INTO questions (question,answer,language,partofspeech,tags,rodzajnik,level) VALUES ('aromático ',' aromatyczny','SP','przymiotnik','kuchnia','ar','basic');">
            <text:p>INSERT INTO questions (question,answer,language,partofspeech,tags,rodzajnik,level) VALUES ('aromático ',' aromatyczny','SP','przymiotnik','kuchnia','ar','basic');</text:p>
          </table:table-cell>
        </table:table-row>
        <table:table-row table:style-name="ro3">
          <table:table-cell/>
          <table:table-cell office:value-type="string">
            <text:p>arroz </text:p>
          </table:table-cell>
          <table:table-cell office:value-type="string">
            <text:p><text:s/>ryż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7];1;2)" office:value-type="string" office:string-value="ar">
            <text:p>ar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7];&quot;','&quot;; [.C7];&quot;','&quot;;[.D7];&quot;','&quot;;[.E7];&quot;','&quot;;[.F7];&quot;','&quot;;[.G7];&quot;','&quot;;[.H7];&quot;');&quot; )" office:value-type="string" office:string-value="INSERT INTO questions (question,answer,language,partofspeech,tags,rodzajnik,level) VALUES ('arroz ',' ryż','SP','rzeczownik','kuchnia','ar','basic');">
            <text:p>INSERT INTO questions (question,answer,language,partofspeech,tags,rodzajnik,level) VALUES ('arroz ',' ryż','SP','rzeczownik','kuchnia','ar','basic');</text:p>
          </table:table-cell>
        </table:table-row>
        <table:table-row table:style-name="ro3">
          <table:table-cell/>
          <table:table-cell office:value-type="string">
            <text:p>Asar </text:p>
          </table:table-cell>
          <table:table-cell office:value-type="string">
            <text:p><text:s/>upiec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8];&quot;','&quot;; [.C8];&quot;','&quot;;[.D8];&quot;','&quot;;[.E8];&quot;','&quot;;[.F8];&quot;','&quot;;[.G8];&quot;','&quot;;[.H8];&quot;');&quot; )" office:value-type="string" office:string-value="INSERT INTO questions (question,answer,language,partofspeech,tags,rodzajnik,level) VALUES ('Asar ',' upiec','SP','rzeczownik','kuchnia','','basic');">
            <text:p>INSERT INTO questions (question,answer,language,partofspeech,tags,rodzajnik,level) VALUES ('Asar ',' upiec','SP','rzeczownik','kuchnia','','basic');</text:p>
          </table:table-cell>
        </table:table-row>
        <table:table-row table:style-name="ro3">
          <table:table-cell/>
          <table:table-cell office:value-type="string">
            <text:p>azúcar </text:p>
          </table:table-cell>
          <table:table-cell office:value-type="string">
            <text:p><text:s/>cukie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9];1;2)" office:value-type="string" office:string-value="az">
            <text:p>az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9];&quot;','&quot;; [.C9];&quot;','&quot;;[.D9];&quot;','&quot;;[.E9];&quot;','&quot;;[.F9];&quot;','&quot;;[.G9];&quot;','&quot;;[.H9];&quot;');&quot; )" office:value-type="string" office:string-value="INSERT INTO questions (question,answer,language,partofspeech,tags,rodzajnik,level) VALUES ('azúcar ',' cukier','SP','rzeczownik','kuchnia','az','basic');">
            <text:p>INSERT INTO questions (question,answer,language,partofspeech,tags,rodzajnik,level) VALUES ('azúcar ',' cukier','SP','rzeczownik','kuchnia','az','basic');</text:p>
          </table:table-cell>
        </table:table-row>
        <table:table-row table:style-name="ro3">
          <table:table-cell/>
          <table:table-cell office:value-type="string">
            <text:p>beber </text:p>
          </table:table-cell>
          <table:table-cell office:value-type="string">
            <text:p><text:s/>pić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0];&quot;','&quot;; [.C10];&quot;','&quot;;[.D10];&quot;','&quot;;[.E10];&quot;','&quot;;[.F10];&quot;','&quot;;[.G10];&quot;','&quot;;[.H10];&quot;');&quot; )" office:value-type="string" office:string-value="INSERT INTO questions (question,answer,language,partofspeech,tags,rodzajnik,level) VALUES ('beber ',' pić','SP','rzeczownik','kuchnia','','basic');">
            <text:p>INSERT INTO questions (question,answer,language,partofspeech,tags,rodzajnik,level) VALUES ('beber ',' pić','SP','rzeczownik','kuchnia','','basic');</text:p>
          </table:table-cell>
        </table:table-row>
        <table:table-row table:style-name="ro3">
          <table:table-cell/>
          <table:table-cell office:value-type="string">
            <text:p>bebida </text:p>
          </table:table-cell>
          <table:table-cell office:value-type="string">
            <text:p><text:s/>napój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11];1;2)" office:value-type="string" office:string-value="be">
            <text:p>b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1];&quot;','&quot;; [.C11];&quot;','&quot;;[.D11];&quot;','&quot;;[.E11];&quot;','&quot;;[.F11];&quot;','&quot;;[.G11];&quot;','&quot;;[.H11];&quot;');&quot; )" office:value-type="string" office:string-value="INSERT INTO questions (question,answer,language,partofspeech,tags,rodzajnik,level) VALUES ('bebida ',' napój','SP','rzeczownik','kuchnia','be','basic');">
            <text:p>INSERT INTO questions (question,answer,language,partofspeech,tags,rodzajnik,level) VALUES ('bebida ',' napój','SP','rzeczownik','kuchnia','be','basic');</text:p>
          </table:table-cell>
        </table:table-row>
        <table:table-row table:style-name="ro3">
          <table:table-cell/>
          <table:table-cell office:value-type="string">
            <text:p>berenjena </text:p>
          </table:table-cell>
          <table:table-cell office:value-type="string">
            <text:p><text:s/>bakłażan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12];1;2)" office:value-type="string" office:string-value="be">
            <text:p>b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2];&quot;','&quot;; [.C12];&quot;','&quot;;[.D12];&quot;','&quot;;[.E12];&quot;','&quot;;[.F12];&quot;','&quot;;[.G12];&quot;','&quot;;[.H12];&quot;');&quot; )" office:value-type="string" office:string-value="INSERT INTO questions (question,answer,language,partofspeech,tags,rodzajnik,level) VALUES ('berenjena ',' bakłażan','SP','rzeczownik','kuchnia','be','basic');">
            <text:p>INSERT INTO questions (question,answer,language,partofspeech,tags,rodzajnik,level) VALUES ('berenjena ',' bakłażan','SP','rzeczownik','kuchnia','be','basic');</text:p>
          </table:table-cell>
        </table:table-row>
        <table:table-row table:style-name="ro3">
          <table:table-cell/>
          <table:table-cell office:value-type="string">
            <text:p>café </text:p>
          </table:table-cell>
          <table:table-cell office:value-type="string">
            <text:p><text:s/>kaw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13];1;2)" office:value-type="string" office:string-value="ca">
            <text:p>c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3];&quot;','&quot;; [.C13];&quot;','&quot;;[.D13];&quot;','&quot;;[.E13];&quot;','&quot;;[.F13];&quot;','&quot;;[.G13];&quot;','&quot;;[.H13];&quot;');&quot; )" office:value-type="string" office:string-value="INSERT INTO questions (question,answer,language,partofspeech,tags,rodzajnik,level) VALUES ('café ',' kawa','SP','rzeczownik','kuchnia','ca','basic');">
            <text:p>INSERT INTO questions (question,answer,language,partofspeech,tags,rodzajnik,level) VALUES ('café ',' kawa','SP','rzeczownik','kuchnia','ca','basic');</text:p>
          </table:table-cell>
        </table:table-row>
        <table:table-row table:style-name="ro3">
          <table:table-cell/>
          <table:table-cell office:value-type="string">
            <text:p>caliente </text:p>
          </table:table-cell>
          <table:table-cell office:value-type="string">
            <text:p><text:s/>ciepły, gorący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4];&quot;','&quot;; [.C14];&quot;','&quot;;[.D14];&quot;','&quot;;[.E14];&quot;','&quot;;[.F14];&quot;','&quot;;[.G14];&quot;','&quot;;[.H14];&quot;');&quot; )" office:value-type="string" office:string-value="INSERT INTO questions (question,answer,language,partofspeech,tags,rodzajnik,level) VALUES ('caliente ',' ciepły, gorący','SP','rzeczownik','kuchnia','','basic');">
            <text:p>INSERT INTO questions (question,answer,language,partofspeech,tags,rodzajnik,level) VALUES ('caliente ',' ciepły, gorący','SP','rzeczownik','kuchnia','','basic');</text:p>
          </table:table-cell>
        </table:table-row>
        <table:table-row table:style-name="ro3">
          <table:table-cell/>
          <table:table-cell office:value-type="string">
            <text:p>carne </text:p>
          </table:table-cell>
          <table:table-cell office:value-type="string">
            <text:p><text:s/>mięs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15];1;2)" office:value-type="string" office:string-value="ca">
            <text:p>c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5];&quot;','&quot;; [.C15];&quot;','&quot;;[.D15];&quot;','&quot;;[.E15];&quot;','&quot;;[.F15];&quot;','&quot;;[.G15];&quot;','&quot;;[.H15];&quot;');&quot; )" office:value-type="string" office:string-value="INSERT INTO questions (question,answer,language,partofspeech,tags,rodzajnik,level) VALUES ('carne ',' mięso','SP','rzeczownik','kuchnia','ca','basic');">
            <text:p>INSERT INTO questions (question,answer,language,partofspeech,tags,rodzajnik,level) VALUES ('carne ',' mięso','SP','rzeczownik','kuchnia','ca','basic');</text:p>
          </table:table-cell>
        </table:table-row>
        <table:table-row table:style-name="ro3">
          <table:table-cell/>
          <table:table-cell office:value-type="string">
            <text:p>carta </text:p>
          </table:table-cell>
          <table:table-cell office:value-type="string">
            <text:p><text:s/>menu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16];1;2)" office:value-type="string" office:string-value="ca">
            <text:p>c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6];&quot;','&quot;; [.C16];&quot;','&quot;;[.D16];&quot;','&quot;;[.E16];&quot;','&quot;;[.F16];&quot;','&quot;;[.G16];&quot;','&quot;;[.H16];&quot;');&quot; )" office:value-type="string" office:string-value="INSERT INTO questions (question,answer,language,partofspeech,tags,rodzajnik,level) VALUES ('carta ',' menu','SP','rzeczownik','kuchnia','ca','basic');">
            <text:p>INSERT INTO questions (question,answer,language,partofspeech,tags,rodzajnik,level) VALUES ('carta ',' menu','SP','rzeczownik','kuchnia','ca','basic');</text:p>
          </table:table-cell>
        </table:table-row>
        <table:table-row table:style-name="ro3">
          <table:table-cell/>
          <table:table-cell office:value-type="string">
            <text:p>cebol</text:p>
          </table:table-cell>
          <table:table-cell office:value-type="string">
            <text:p><text:s/>cebul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17];1;2)" office:value-type="string" office:string-value="ce">
            <text:p>c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7];&quot;','&quot;; [.C17];&quot;','&quot;;[.D17];&quot;','&quot;;[.E17];&quot;','&quot;;[.F17];&quot;','&quot;;[.G17];&quot;','&quot;;[.H17];&quot;');&quot; )" office:value-type="string" office:string-value="INSERT INTO questions (question,answer,language,partofspeech,tags,rodzajnik,level) VALUES ('cebol',' cebula','SP','rzeczownik','kuchnia','ce','basic');">
            <text:p>INSERT INTO questions (question,answer,language,partofspeech,tags,rodzajnik,level) VALUES ('cebol',' cebula','SP','rzeczownik','kuchnia','ce','basic');</text:p>
          </table:table-cell>
        </table:table-row>
        <table:table-row table:style-name="ro3">
          <table:table-cell/>
          <table:table-cell office:value-type="string">
            <text:p>cena </text:p>
          </table:table-cell>
          <table:table-cell office:value-type="string">
            <text:p><text:s/>kolacj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18];1;2)" office:value-type="string" office:string-value="ce">
            <text:p>c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8];&quot;','&quot;; [.C18];&quot;','&quot;;[.D18];&quot;','&quot;;[.E18];&quot;','&quot;;[.F18];&quot;','&quot;;[.G18];&quot;','&quot;;[.H18];&quot;');&quot; )" office:value-type="string" office:string-value="INSERT INTO questions (question,answer,language,partofspeech,tags,rodzajnik,level) VALUES ('cena ',' kolacja','SP','rzeczownik','kuchnia','ce','basic');">
            <text:p>INSERT INTO questions (question,answer,language,partofspeech,tags,rodzajnik,level) VALUES ('cena ',' kolacja','SP','rzeczownik','kuchnia','ce','basic');</text:p>
          </table:table-cell>
        </table:table-row>
        <table:table-row table:style-name="ro3">
          <table:table-cell/>
          <table:table-cell office:value-type="string">
            <text:p>cerdo </text:p>
          </table:table-cell>
          <table:table-cell office:value-type="string">
            <text:p><text:s/>wieprzowin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19];1;2)" office:value-type="string" office:string-value="ce">
            <text:p>c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9];&quot;','&quot;; [.C19];&quot;','&quot;;[.D19];&quot;','&quot;;[.E19];&quot;','&quot;;[.F19];&quot;','&quot;;[.G19];&quot;','&quot;;[.H19];&quot;');&quot; )" office:value-type="string" office:string-value="INSERT INTO questions (question,answer,language,partofspeech,tags,rodzajnik,level) VALUES ('cerdo ',' wieprzowina','SP','rzeczownik','kuchnia','ce','basic');">
            <text:p>INSERT INTO questions (question,answer,language,partofspeech,tags,rodzajnik,level) VALUES ('cerdo ',' wieprzowina','SP','rzeczownik','kuchnia','ce','basic');</text:p>
          </table:table-cell>
        </table:table-row>
        <table:table-row table:style-name="ro3">
          <table:table-cell/>
          <table:table-cell office:value-type="string">
            <text:p>cerveza </text:p>
          </table:table-cell>
          <table:table-cell office:value-type="string">
            <text:p><text:s/>piw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20];1;2)" office:value-type="string" office:string-value="ce">
            <text:p>c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20];&quot;','&quot;; [.C20];&quot;','&quot;;[.D20];&quot;','&quot;;[.E20];&quot;','&quot;;[.F20];&quot;','&quot;;[.G20];&quot;','&quot;;[.H20];&quot;');&quot; )" office:value-type="string" office:string-value="INSERT INTO questions (question,answer,language,partofspeech,tags,rodzajnik,level) VALUES ('cerveza ',' piwo','SP','rzeczownik','kuchnia','ce','basic');">
            <text:p>INSERT INTO questions (question,answer,language,partofspeech,tags,rodzajnik,level) VALUES ('cerveza ',' piwo','SP','rzeczownik','kuchnia','ce','basic');</text:p>
          </table:table-cell>
        </table:table-row>
        <table:table-row table:style-name="ro3">
          <table:table-cell/>
          <table:table-cell office:value-type="string">
            <text:p>champiñón </text:p>
          </table:table-cell>
          <table:table-cell office:value-type="string">
            <text:p><text:s/>grzyb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21];1;2)" office:value-type="string" office:string-value="ch">
            <text:p>ch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21];&quot;','&quot;; [.C21];&quot;','&quot;;[.D21];&quot;','&quot;;[.E21];&quot;','&quot;;[.F21];&quot;','&quot;;[.G21];&quot;','&quot;;[.H21];&quot;');&quot; )" office:value-type="string" office:string-value="INSERT INTO questions (question,answer,language,partofspeech,tags,rodzajnik,level) VALUES ('champiñón ',' grzyb','SP','rzeczownik','kuchnia','ch','basic');">
            <text:p>INSERT INTO questions (question,answer,language,partofspeech,tags,rodzajnik,level) VALUES ('champiñón ',' grzyb','SP','rzeczownik','kuchnia','ch','basic');</text:p>
          </table:table-cell>
        </table:table-row>
        <table:table-row table:style-name="ro3">
          <table:table-cell/>
          <table:table-cell office:value-type="string">
            <text:p>chocolate </text:p>
          </table:table-cell>
          <table:table-cell office:value-type="string">
            <text:p><text:s/>czekolad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22];1;2)" office:value-type="string" office:string-value="ch">
            <text:p>ch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22];&quot;','&quot;; [.C22];&quot;','&quot;;[.D22];&quot;','&quot;;[.E22];&quot;','&quot;;[.F22];&quot;','&quot;;[.G22];&quot;','&quot;;[.H22];&quot;');&quot; )" office:value-type="string" office:string-value="INSERT INTO questions (question,answer,language,partofspeech,tags,rodzajnik,level) VALUES ('chocolate ',' czekolada','SP','rzeczownik','kuchnia','ch','basic');">
            <text:p>INSERT INTO questions (question,answer,language,partofspeech,tags,rodzajnik,level) VALUES ('chocolate ',' czekolada','SP','rzeczownik','kuchnia','ch','basic');</text:p>
          </table:table-cell>
        </table:table-row>
        <table:table-row table:style-name="ro3">
          <table:table-cell/>
          <table:table-cell office:value-type="string">
            <text:p>cirue</text:p>
          </table:table-cell>
          <table:table-cell office:value-type="string">
            <text:p><text:s/>śliwk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23];1;2)" office:value-type="string" office:string-value="ci">
            <text:p>ci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23];&quot;','&quot;; [.C23];&quot;','&quot;;[.D23];&quot;','&quot;;[.E23];&quot;','&quot;;[.F23];&quot;','&quot;;[.G23];&quot;','&quot;;[.H23];&quot;');&quot; )" office:value-type="string" office:string-value="INSERT INTO questions (question,answer,language,partofspeech,tags,rodzajnik,level) VALUES ('cirue',' śliwka','SP','rzeczownik','kuchnia','ci','basic');">
            <text:p>INSERT INTO questions (question,answer,language,partofspeech,tags,rodzajnik,level) VALUES ('cirue',' śliwka','SP','rzeczownik','kuchnia','ci','basic');</text:p>
          </table:table-cell>
        </table:table-row>
        <table:table-row table:style-name="ro3">
          <table:table-cell/>
          <table:table-cell office:value-type="string">
            <text:p>cocinar </text:p>
          </table:table-cell>
          <table:table-cell office:value-type="string">
            <text:p><text:s/>gotować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24];&quot;','&quot;; [.C24];&quot;','&quot;;[.D24];&quot;','&quot;;[.E24];&quot;','&quot;;[.F24];&quot;','&quot;;[.G24];&quot;','&quot;;[.H24];&quot;');&quot; )" office:value-type="string" office:string-value="INSERT INTO questions (question,answer,language,partofspeech,tags,rodzajnik,level) VALUES ('cocinar ',' gotować','SP','czasownik','kuchnia','','basic');">
            <text:p>INSERT INTO questions (question,answer,language,partofspeech,tags,rodzajnik,level) VALUES ('cocinar ',' gotować','SP','czasownik','kuchnia','','basic');</text:p>
          </table:table-cell>
        </table:table-row>
        <table:table-row table:style-name="ro3">
          <table:table-cell/>
          <table:table-cell office:value-type="string">
            <text:p>col </text:p>
          </table:table-cell>
          <table:table-cell office:value-type="string">
            <text:p><text:s/>kapust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25];1;2)" office:value-type="string" office:string-value="co">
            <text:p>co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25];&quot;','&quot;; [.C25];&quot;','&quot;;[.D25];&quot;','&quot;;[.E25];&quot;','&quot;;[.F25];&quot;','&quot;;[.G25];&quot;','&quot;;[.H25];&quot;');&quot; )" office:value-type="string" office:string-value="INSERT INTO questions (question,answer,language,partofspeech,tags,rodzajnik,level) VALUES ('col ',' kapusta','SP','rzeczownik','kuchnia','co','basic');">
            <text:p>INSERT INTO questions (question,answer,language,partofspeech,tags,rodzajnik,level) VALUES ('col ',' kapusta','SP','rzeczownik','kuchnia','co','basic');</text:p>
          </table:table-cell>
        </table:table-row>
        <table:table-row table:style-name="ro3">
          <table:table-cell/>
          <table:table-cell office:value-type="string">
            <text:p>coliflor </text:p>
          </table:table-cell>
          <table:table-cell office:value-type="string">
            <text:p><text:s/>kalafio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26];1;2)" office:value-type="string" office:string-value="co">
            <text:p>co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26];&quot;','&quot;; [.C26];&quot;','&quot;;[.D26];&quot;','&quot;;[.E26];&quot;','&quot;;[.F26];&quot;','&quot;;[.G26];&quot;','&quot;;[.H26];&quot;');&quot; )" office:value-type="string" office:string-value="INSERT INTO questions (question,answer,language,partofspeech,tags,rodzajnik,level) VALUES ('coliflor ',' kalafior','SP','rzeczownik','kuchnia','co','basic');">
            <text:p>INSERT INTO questions (question,answer,language,partofspeech,tags,rodzajnik,level) VALUES ('coliflor ',' kalafior','SP','rzeczownik','kuchnia','co','basic');</text:p>
          </table:table-cell>
        </table:table-row>
        <table:table-row table:style-name="ro3">
          <table:table-cell/>
          <table:table-cell office:value-type="string">
            <text:p>comer </text:p>
          </table:table-cell>
          <table:table-cell office:value-type="string">
            <text:p><text:s/>jeść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27];&quot;','&quot;; [.C27];&quot;','&quot;;[.D27];&quot;','&quot;;[.E27];&quot;','&quot;;[.F27];&quot;','&quot;;[.G27];&quot;','&quot;;[.H27];&quot;');&quot; )" office:value-type="string" office:string-value="INSERT INTO questions (question,answer,language,partofspeech,tags,rodzajnik,level) VALUES ('comer ',' jeść','SP','czasownik','kuchnia','','basic');">
            <text:p>INSERT INTO questions (question,answer,language,partofspeech,tags,rodzajnik,level) VALUES ('comer ',' jeść','SP','czasownik','kuchnia','','basic');</text:p>
          </table:table-cell>
        </table:table-row>
        <table:table-row table:style-name="ro3">
          <table:table-cell/>
          <table:table-cell office:value-type="string">
            <text:p>congelado </text:p>
          </table:table-cell>
          <table:table-cell office:value-type="string">
            <text:p><text:s/>zamrożony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28];&quot;','&quot;; [.C28];&quot;','&quot;;[.D28];&quot;','&quot;;[.E28];&quot;','&quot;;[.F28];&quot;','&quot;;[.G28];&quot;','&quot;;[.H28];&quot;');&quot; )" office:value-type="string" office:string-value="INSERT INTO questions (question,answer,language,partofspeech,tags,rodzajnik,level) VALUES ('congelado ',' zamrożony','SP','rzeczownik','kuchnia','','basic');">
            <text:p>INSERT INTO questions (question,answer,language,partofspeech,tags,rodzajnik,level) VALUES ('congelado ',' zamrożony','SP','rzeczownik','kuchnia','','basic');</text:p>
          </table:table-cell>
        </table:table-row>
        <table:table-row table:style-name="ro3">
          <table:table-cell/>
          <table:table-cell office:value-type="string">
            <text:p>cordero </text:p>
          </table:table-cell>
          <table:table-cell office:value-type="string">
            <text:p><text:s/>jagnięcin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29];1;2)" office:value-type="string" office:string-value="co">
            <text:p>co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29];&quot;','&quot;; [.C29];&quot;','&quot;;[.D29];&quot;','&quot;;[.E29];&quot;','&quot;;[.F29];&quot;','&quot;;[.G29];&quot;','&quot;;[.H29];&quot;');&quot; )" office:value-type="string" office:string-value="INSERT INTO questions (question,answer,language,partofspeech,tags,rodzajnik,level) VALUES ('cordero ',' jagnięcina','SP','rzeczownik','kuchnia','co','basic');">
            <text:p>INSERT INTO questions (question,answer,language,partofspeech,tags,rodzajnik,level) VALUES ('cordero ',' jagnięcina','SP','rzeczownik','kuchnia','co','basic');</text:p>
          </table:table-cell>
        </table:table-row>
        <table:table-row table:style-name="ro3">
          <table:table-cell/>
          <table:table-cell office:value-type="string">
            <text:p>crudo </text:p>
          </table:table-cell>
          <table:table-cell office:value-type="string">
            <text:p><text:s/>surowy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30];&quot;','&quot;; [.C30];&quot;','&quot;;[.D30];&quot;','&quot;;[.E30];&quot;','&quot;;[.F30];&quot;','&quot;;[.G30];&quot;','&quot;;[.H30];&quot;');&quot; )" office:value-type="string" office:string-value="INSERT INTO questions (question,answer,language,partofspeech,tags,rodzajnik,level) VALUES ('crudo ',' surowy','SP','rzeczownik','kuchnia','','basic');">
            <text:p>INSERT INTO questions (question,answer,language,partofspeech,tags,rodzajnik,level) VALUES ('crudo ',' surowy','SP','rzeczownik','kuchnia','','basic');</text:p>
          </table:table-cell>
        </table:table-row>
        <table:table-row table:style-name="ro3">
          <table:table-cell/>
          <table:table-cell office:value-type="string">
            <text:p>los cubiertos </text:p>
          </table:table-cell>
          <table:table-cell office:value-type="string">
            <text:p><text:s/>sztućce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office:value-type="string">
            <text:p>los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31];&quot;','&quot;; [.C31];&quot;','&quot;;[.D31];&quot;','&quot;;[.E31];&quot;','&quot;;[.F31];&quot;','&quot;;[.G31];&quot;','&quot;;[.H31];&quot;');&quot; )" office:value-type="string" office:string-value="INSERT INTO questions (question,answer,language,partofspeech,tags,rodzajnik,level) VALUES ('los cubiertos ',' sztućce','SP','rzeczownik','kuchnia','los','basic');">
            <text:p>INSERT INTO questions (question,answer,language,partofspeech,tags,rodzajnik,level) VALUES ('los cubiertos ',' sztućce','SP','rzeczownik','kuchnia','los','basic');</text:p>
          </table:table-cell>
        </table:table-row>
        <table:table-row table:style-name="ro3">
          <table:table-cell/>
          <table:table-cell office:value-type="string">
            <text:p>cuchara </text:p>
          </table:table-cell>
          <table:table-cell office:value-type="string">
            <text:p><text:s/>łyżk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32];1;2)" office:value-type="string" office:string-value="cu">
            <text:p>cu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32];&quot;','&quot;; [.C32];&quot;','&quot;;[.D32];&quot;','&quot;;[.E32];&quot;','&quot;;[.F32];&quot;','&quot;;[.G32];&quot;','&quot;;[.H32];&quot;');&quot; )" office:value-type="string" office:string-value="INSERT INTO questions (question,answer,language,partofspeech,tags,rodzajnik,level) VALUES ('cuchara ',' łyżka','SP','rzeczownik','kuchnia','cu','basic');">
            <text:p>INSERT INTO questions (question,answer,language,partofspeech,tags,rodzajnik,level) VALUES ('cuchara ',' łyżka','SP','rzeczownik','kuchnia','cu','basic');</text:p>
          </table:table-cell>
        </table:table-row>
        <table:table-row table:style-name="ro3">
          <table:table-cell/>
          <table:table-cell office:value-type="string">
            <text:p>cuchillo </text:p>
          </table:table-cell>
          <table:table-cell office:value-type="string">
            <text:p><text:s/>nóż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33];1;2)" office:value-type="string" office:string-value="cu">
            <text:p>cu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33];&quot;','&quot;; [.C33];&quot;','&quot;;[.D33];&quot;','&quot;;[.E33];&quot;','&quot;;[.F33];&quot;','&quot;;[.G33];&quot;','&quot;;[.H33];&quot;');&quot; )" office:value-type="string" office:string-value="INSERT INTO questions (question,answer,language,partofspeech,tags,rodzajnik,level) VALUES ('cuchillo ',' nóż','SP','rzeczownik','kuchnia','cu','basic');">
            <text:p>INSERT INTO questions (question,answer,language,partofspeech,tags,rodzajnik,level) VALUES ('cuchillo ',' nóż','SP','rzeczownik','kuchnia','cu','basic');</text:p>
          </table:table-cell>
        </table:table-row>
        <table:table-row table:style-name="ro3">
          <table:table-cell/>
          <table:table-cell office:value-type="string">
            <text:p>cuenta </text:p>
          </table:table-cell>
          <table:table-cell office:value-type="string">
            <text:p><text:s/>rachunek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34];1;2)" office:value-type="string" office:string-value="cu">
            <text:p>cu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34];&quot;','&quot;; [.C34];&quot;','&quot;;[.D34];&quot;','&quot;;[.E34];&quot;','&quot;;[.F34];&quot;','&quot;;[.G34];&quot;','&quot;;[.H34];&quot;');&quot; )" office:value-type="string" office:string-value="INSERT INTO questions (question,answer,language,partofspeech,tags,rodzajnik,level) VALUES ('cuenta ',' rachunek','SP','rzeczownik','kuchnia','cu','basic');">
            <text:p>INSERT INTO questions (question,answer,language,partofspeech,tags,rodzajnik,level) VALUES ('cuenta ',' rachunek','SP','rzeczownik','kuchnia','cu','basic');</text:p>
          </table:table-cell>
        </table:table-row>
        <table:table-row table:style-name="ro3">
          <table:table-cell/>
          <table:table-cell office:value-type="string">
            <text:p>desayuno </text:p>
          </table:table-cell>
          <table:table-cell office:value-type="string">
            <text:p><text:s/>śniadanie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35];1;2)" office:value-type="string" office:string-value="de">
            <text:p>d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35];&quot;','&quot;; [.C35];&quot;','&quot;;[.D35];&quot;','&quot;;[.E35];&quot;','&quot;;[.F35];&quot;','&quot;;[.G35];&quot;','&quot;;[.H35];&quot;');&quot; )" office:value-type="string" office:string-value="INSERT INTO questions (question,answer,language,partofspeech,tags,rodzajnik,level) VALUES ('desayuno ',' śniadanie','SP','rzeczownik','kuchnia','de','basic');">
            <text:p>INSERT INTO questions (question,answer,language,partofspeech,tags,rodzajnik,level) VALUES ('desayuno ',' śniadanie','SP','rzeczownik','kuchnia','de','basic');</text:p>
          </table:table-cell>
        </table:table-row>
        <table:table-row table:style-name="ro3">
          <table:table-cell/>
          <table:table-cell office:value-type="string">
            <text:p>dulce </text:p>
          </table:table-cell>
          <table:table-cell office:value-type="string">
            <text:p><text:s/>słodki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36];1;2)" office:value-type="string" office:string-value="du">
            <text:p>du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36];&quot;','&quot;; [.C36];&quot;','&quot;;[.D36];&quot;','&quot;;[.E36];&quot;','&quot;;[.F36];&quot;','&quot;;[.G36];&quot;','&quot;;[.H36];&quot;');&quot; )" office:value-type="string" office:string-value="INSERT INTO questions (question,answer,language,partofspeech,tags,rodzajnik,level) VALUES ('dulce ',' słodki','SP','rzeczownik','kuchnia','du','basic');">
            <text:p>INSERT INTO questions (question,answer,language,partofspeech,tags,rodzajnik,level) VALUES ('dulce ',' słodki','SP','rzeczownik','kuchnia','du','basic');</text:p>
          </table:table-cell>
        </table:table-row>
        <table:table-row table:style-name="ro3">
          <table:table-cell/>
          <table:table-cell office:value-type="string">
            <text:p>duro </text:p>
          </table:table-cell>
          <table:table-cell office:value-type="string">
            <text:p><text:s/>twardy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37];1;2)" office:value-type="string" office:string-value="du">
            <text:p>du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37];&quot;','&quot;; [.C37];&quot;','&quot;;[.D37];&quot;','&quot;;[.E37];&quot;','&quot;;[.F37];&quot;','&quot;;[.G37];&quot;','&quot;;[.H37];&quot;');&quot; )" office:value-type="string" office:string-value="INSERT INTO questions (question,answer,language,partofspeech,tags,rodzajnik,level) VALUES ('duro ',' twardy','SP','rzeczownik','kuchnia','du','basic');">
            <text:p>INSERT INTO questions (question,answer,language,partofspeech,tags,rodzajnik,level) VALUES ('duro ',' twardy','SP','rzeczownik','kuchnia','du','basic');</text:p>
          </table:table-cell>
        </table:table-row>
        <table:table-row table:style-name="ro3">
          <table:table-cell/>
          <table:table-cell office:value-type="string">
            <text:p>ensalada </text:p>
          </table:table-cell>
          <table:table-cell office:value-type="string">
            <text:p><text:s/>sałatk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38];1;2)" office:value-type="string" office:string-value="en">
            <text:p>en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38];&quot;','&quot;; [.C38];&quot;','&quot;;[.D38];&quot;','&quot;;[.E38];&quot;','&quot;;[.F38];&quot;','&quot;;[.G38];&quot;','&quot;;[.H38];&quot;');&quot; )" office:value-type="string" office:string-value="INSERT INTO questions (question,answer,language,partofspeech,tags,rodzajnik,level) VALUES ('ensalada ',' sałatka','SP','rzeczownik','kuchnia','en','basic');">
            <text:p>INSERT INTO questions (question,answer,language,partofspeech,tags,rodzajnik,level) VALUES ('ensalada ',' sałatka','SP','rzeczownik','kuchnia','en','basic');</text:p>
          </table:table-cell>
        </table:table-row>
        <table:table-row table:style-name="ro3">
          <table:table-cell/>
          <table:table-cell office:value-type="string">
            <text:p>especia </text:p>
          </table:table-cell>
          <table:table-cell office:value-type="string">
            <text:p><text:s/>przypraw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39];1;2)" office:value-type="string" office:string-value="es">
            <text:p>es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39];&quot;','&quot;; [.C39];&quot;','&quot;;[.D39];&quot;','&quot;;[.E39];&quot;','&quot;;[.F39];&quot;','&quot;;[.G39];&quot;','&quot;;[.H39];&quot;');&quot; )" office:value-type="string" office:string-value="INSERT INTO questions (question,answer,language,partofspeech,tags,rodzajnik,level) VALUES ('especia ',' przyprawa','SP','rzeczownik','kuchnia','es','basic');">
            <text:p>INSERT INTO questions (question,answer,language,partofspeech,tags,rodzajnik,level) VALUES ('especia ',' przyprawa','SP','rzeczownik','kuchnia','es','basic');</text:p>
          </table:table-cell>
        </table:table-row>
        <table:table-row table:style-name="ro3">
          <table:table-cell/>
          <table:table-cell office:value-type="string">
            <text:p>las espinacas </text:p>
          </table:table-cell>
          <table:table-cell office:value-type="string">
            <text:p><text:s/>szpinak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office:value-type="string">
            <text:p>las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40];&quot;','&quot;; [.C40];&quot;','&quot;;[.D40];&quot;','&quot;;[.E40];&quot;','&quot;;[.F40];&quot;','&quot;;[.G40];&quot;','&quot;;[.H40];&quot;');&quot; )" office:value-type="string" office:string-value="INSERT INTO questions (question,answer,language,partofspeech,tags,rodzajnik,level) VALUES ('las espinacas ',' szpinak','SP','rzeczownik','kuchnia','las','basic');">
            <text:p>INSERT INTO questions (question,answer,language,partofspeech,tags,rodzajnik,level) VALUES ('las espinacas ',' szpinak','SP','rzeczownik','kuchnia','las','basic');</text:p>
          </table:table-cell>
        </table:table-row>
        <table:table-row table:style-name="ro3">
          <table:table-cell/>
          <table:table-cell office:value-type="string">
            <text:p>flojo </text:p>
          </table:table-cell>
          <table:table-cell office:value-type="string">
            <text:p><text:s/>słaby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41];&quot;','&quot;; [.C41];&quot;','&quot;;[.D41];&quot;','&quot;;[.E41];&quot;','&quot;;[.F41];&quot;','&quot;;[.G41];&quot;','&quot;;[.H41];&quot;');&quot; )" office:value-type="string" office:string-value="INSERT INTO questions (question,answer,language,partofspeech,tags,rodzajnik,level) VALUES ('flojo ',' słaby','SP','przymiotnik','kuchnia','','basic');">
            <text:p>INSERT INTO questions (question,answer,language,partofspeech,tags,rodzajnik,level) VALUES ('flojo ',' słaby','SP','przymiotnik','kuchnia','','basic');</text:p>
          </table:table-cell>
        </table:table-row>
        <table:table-row table:style-name="ro3">
          <table:table-cell/>
          <table:table-cell office:value-type="string">
            <text:p>frambuesa </text:p>
          </table:table-cell>
          <table:table-cell office:value-type="string">
            <text:p><text:s/>malin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42];1;2)" office:value-type="string" office:string-value="fr">
            <text:p>fr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42];&quot;','&quot;; [.C42];&quot;','&quot;;[.D42];&quot;','&quot;;[.E42];&quot;','&quot;;[.F42];&quot;','&quot;;[.G42];&quot;','&quot;;[.H42];&quot;');&quot; )" office:value-type="string" office:string-value="INSERT INTO questions (question,answer,language,partofspeech,tags,rodzajnik,level) VALUES ('frambuesa ',' malina','SP','rzeczownik','kuchnia','fr','basic');">
            <text:p>INSERT INTO questions (question,answer,language,partofspeech,tags,rodzajnik,level) VALUES ('frambuesa ',' malina','SP','rzeczownik','kuchnia','fr','basic');</text:p>
          </table:table-cell>
        </table:table-row>
        <table:table-row table:style-name="ro3">
          <table:table-cell/>
          <table:table-cell office:value-type="string">
            <text:p>fregar los platos </text:p>
          </table:table-cell>
          <table:table-cell office:value-type="string">
            <text:p><text:s/>zmywać (naczynia)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43];&quot;','&quot;; [.C43];&quot;','&quot;;[.D43];&quot;','&quot;;[.E43];&quot;','&quot;;[.F43];&quot;','&quot;;[.G43];&quot;','&quot;;[.H43];&quot;');&quot; )" office:value-type="string" office:string-value="INSERT INTO questions (question,answer,language,partofspeech,tags,rodzajnik,level) VALUES ('fregar los platos ',' zmywać (naczynia)','SP','czasownik','kuchnia','','basic');">
            <text:p>INSERT INTO questions (question,answer,language,partofspeech,tags,rodzajnik,level) VALUES ('fregar los platos ',' zmywać (naczynia)','SP','czasownik','kuchnia','','basic');</text:p>
          </table:table-cell>
        </table:table-row>
        <table:table-row table:style-name="ro3">
          <table:table-cell/>
          <table:table-cell office:value-type="string">
            <text:p>freír </text:p>
          </table:table-cell>
          <table:table-cell office:value-type="string">
            <text:p><text:s/>smażyć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44];&quot;','&quot;; [.C44];&quot;','&quot;;[.D44];&quot;','&quot;;[.E44];&quot;','&quot;;[.F44];&quot;','&quot;;[.G44];&quot;','&quot;;[.H44];&quot;');&quot; )" office:value-type="string" office:string-value="INSERT INTO questions (question,answer,language,partofspeech,tags,rodzajnik,level) VALUES ('freír ',' smażyć','SP','czasownik','kuchnia','','basic');">
            <text:p>INSERT INTO questions (question,answer,language,partofspeech,tags,rodzajnik,level) VALUES ('freír ',' smażyć','SP','czasownik','kuchnia','','basic');</text:p>
          </table:table-cell>
        </table:table-row>
        <table:table-row table:style-name="ro3">
          <table:table-cell/>
          <table:table-cell office:value-type="string">
            <text:p>fresa </text:p>
          </table:table-cell>
          <table:table-cell office:value-type="string">
            <text:p><text:s/>truskawk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45];1;2)" office:value-type="string" office:string-value="fr">
            <text:p>fr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45];&quot;','&quot;; [.C45];&quot;','&quot;;[.D45];&quot;','&quot;;[.E45];&quot;','&quot;;[.F45];&quot;','&quot;;[.G45];&quot;','&quot;;[.H45];&quot;');&quot; )" office:value-type="string" office:string-value="INSERT INTO questions (question,answer,language,partofspeech,tags,rodzajnik,level) VALUES ('fresa ',' truskawka','SP','rzeczownik','kuchnia','fr','basic');">
            <text:p>INSERT INTO questions (question,answer,language,partofspeech,tags,rodzajnik,level) VALUES ('fresa ',' truskawka','SP','rzeczownik','kuchnia','fr','basic');</text:p>
          </table:table-cell>
        </table:table-row>
        <table:table-row table:style-name="ro3">
          <table:table-cell/>
          <table:table-cell office:value-type="string">
            <text:p>fresco </text:p>
          </table:table-cell>
          <table:table-cell office:value-type="string">
            <text:p><text:s/>świeży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46];&quot;','&quot;; [.C46];&quot;','&quot;;[.D46];&quot;','&quot;;[.E46];&quot;','&quot;;[.F46];&quot;','&quot;;[.G46];&quot;','&quot;;[.H46];&quot;');&quot; )" office:value-type="string" office:string-value="INSERT INTO questions (question,answer,language,partofspeech,tags,rodzajnik,level) VALUES ('fresco ',' świeży','SP','przymiotnik','kuchnia','','basic');">
            <text:p>INSERT INTO questions (question,answer,language,partofspeech,tags,rodzajnik,level) VALUES ('fresco ',' świeży','SP','przymiotnik','kuchnia','','basic');</text:p>
          </table:table-cell>
        </table:table-row>
        <table:table-row table:style-name="ro3">
          <table:table-cell/>
          <table:table-cell office:value-type="string">
            <text:p>fuerte </text:p>
          </table:table-cell>
          <table:table-cell office:value-type="string">
            <text:p><text:s/>mocny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47];&quot;','&quot;; [.C47];&quot;','&quot;;[.D47];&quot;','&quot;;[.E47];&quot;','&quot;;[.F47];&quot;','&quot;;[.G47];&quot;','&quot;;[.H47];&quot;');&quot; )" office:value-type="string" office:string-value="INSERT INTO questions (question,answer,language,partofspeech,tags,rodzajnik,level) VALUES ('fuerte ',' mocny','SP','przymiotnik','kuchnia','','basic');">
            <text:p>INSERT INTO questions (question,answer,language,partofspeech,tags,rodzajnik,level) VALUES ('fuerte ',' mocny','SP','przymiotnik','kuchnia','','basic');</text:p>
          </table:table-cell>
        </table:table-row>
        <table:table-row table:style-name="ro3">
          <table:table-cell/>
          <table:table-cell office:value-type="string">
            <text:p>gaseosa </text:p>
          </table:table-cell>
          <table:table-cell office:value-type="string">
            <text:p><text:s/>lemoniad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48];1;2)" office:value-type="string" office:string-value="ga">
            <text:p>g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48];&quot;','&quot;; [.C48];&quot;','&quot;;[.D48];&quot;','&quot;;[.E48];&quot;','&quot;;[.F48];&quot;','&quot;;[.G48];&quot;','&quot;;[.H48];&quot;');&quot; )" office:value-type="string" office:string-value="INSERT INTO questions (question,answer,language,partofspeech,tags,rodzajnik,level) VALUES ('gaseosa ',' lemoniada','SP','rzeczownik','kuchnia','ga','basic');">
            <text:p>INSERT INTO questions (question,answer,language,partofspeech,tags,rodzajnik,level) VALUES ('gaseosa ',' lemoniada','SP','rzeczownik','kuchnia','ga','basic');</text:p>
          </table:table-cell>
        </table:table-row>
        <table:table-row table:style-name="ro3">
          <table:table-cell/>
          <table:table-cell office:value-type="string">
            <text:p>guisante </text:p>
          </table:table-cell>
          <table:table-cell office:value-type="string">
            <text:p><text:s/>groszek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49];1;2)" office:value-type="string" office:string-value="gu">
            <text:p>gu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49];&quot;','&quot;; [.C49];&quot;','&quot;;[.D49];&quot;','&quot;;[.E49];&quot;','&quot;;[.F49];&quot;','&quot;;[.G49];&quot;','&quot;;[.H49];&quot;');&quot; )" office:value-type="string" office:string-value="INSERT INTO questions (question,answer,language,partofspeech,tags,rodzajnik,level) VALUES ('guisante ',' groszek','SP','rzeczownik','kuchnia','gu','basic');">
            <text:p>INSERT INTO questions (question,answer,language,partofspeech,tags,rodzajnik,level) VALUES ('guisante ',' groszek','SP','rzeczownik','kuchnia','gu','basic');</text:p>
          </table:table-cell>
        </table:table-row>
        <table:table-row table:style-name="ro3">
          <table:table-cell/>
          <table:table-cell office:value-type="string">
            <text:p>harina </text:p>
          </table:table-cell>
          <table:table-cell office:value-type="string">
            <text:p><text:s/>mąk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50];1;2)" office:value-type="string" office:string-value="ha">
            <text:p>h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50];&quot;','&quot;; [.C50];&quot;','&quot;;[.D50];&quot;','&quot;;[.E50];&quot;','&quot;;[.F50];&quot;','&quot;;[.G50];&quot;','&quot;;[.H50];&quot;');&quot; )" office:value-type="string" office:string-value="INSERT INTO questions (question,answer,language,partofspeech,tags,rodzajnik,level) VALUES ('harina ',' mąka','SP','rzeczownik','kuchnia','ha','basic');">
            <text:p>INSERT INTO questions (question,answer,language,partofspeech,tags,rodzajnik,level) VALUES ('harina ',' mąka','SP','rzeczownik','kuchnia','ha','basic');</text:p>
          </table:table-cell>
        </table:table-row>
        <table:table-row table:style-name="ro3">
          <table:table-cell/>
          <table:table-cell office:value-type="string">
            <text:p>hervir </text:p>
          </table:table-cell>
          <table:table-cell office:value-type="string">
            <text:p><text:s/>wrzeć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51];&quot;','&quot;; [.C51];&quot;','&quot;;[.D51];&quot;','&quot;;[.E51];&quot;','&quot;;[.F51];&quot;','&quot;;[.G51];&quot;','&quot;;[.H51];&quot;');&quot; )" office:value-type="string" office:string-value="INSERT INTO questions (question,answer,language,partofspeech,tags,rodzajnik,level) VALUES ('hervir ',' wrzeć','SP','czasownik','kuchnia','','basic');">
            <text:p>INSERT INTO questions (question,answer,language,partofspeech,tags,rodzajnik,level) VALUES ('hervir ',' wrzeć','SP','czasownik','kuchnia','','basic');</text:p>
          </table:table-cell>
        </table:table-row>
        <table:table-row table:style-name="ro3">
          <table:table-cell/>
          <table:table-cell office:value-type="string">
            <text:p>hierba </text:p>
          </table:table-cell>
          <table:table-cell office:value-type="string">
            <text:p><text:s/>zioł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52];1;2)" office:value-type="string" office:string-value="hi">
            <text:p>hi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52];&quot;','&quot;; [.C52];&quot;','&quot;;[.D52];&quot;','&quot;;[.E52];&quot;','&quot;;[.F52];&quot;','&quot;;[.G52];&quot;','&quot;;[.H52];&quot;');&quot; )" office:value-type="string" office:string-value="INSERT INTO questions (question,answer,language,partofspeech,tags,rodzajnik,level) VALUES ('hierba ',' zioło','SP','rzeczownik','kuchnia','hi','basic');">
            <text:p>INSERT INTO questions (question,answer,language,partofspeech,tags,rodzajnik,level) VALUES ('hierba ',' zioło','SP','rzeczownik','kuchnia','hi','basic');</text:p>
          </table:table-cell>
        </table:table-row>
        <table:table-row table:style-name="ro3">
          <table:table-cell/>
          <table:table-cell office:value-type="string">
            <text:p>huevo </text:p>
          </table:table-cell>
          <table:table-cell office:value-type="string">
            <text:p><text:s/>jajk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53];1;2)" office:value-type="string" office:string-value="hu">
            <text:p>hu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53];&quot;','&quot;; [.C53];&quot;','&quot;;[.D53];&quot;','&quot;;[.E53];&quot;','&quot;;[.F53];&quot;','&quot;;[.G53];&quot;','&quot;;[.H53];&quot;');&quot; )" office:value-type="string" office:string-value="INSERT INTO questions (question,answer,language,partofspeech,tags,rodzajnik,level) VALUES ('huevo ',' jajko','SP','rzeczownik','kuchnia','hu','basic');">
            <text:p>INSERT INTO questions (question,answer,language,partofspeech,tags,rodzajnik,level) VALUES ('huevo ',' jajko','SP','rzeczownik','kuchnia','hu','basic');</text:p>
          </table:table-cell>
        </table:table-row>
        <table:table-row table:style-name="ro3">
          <table:table-cell/>
          <table:table-cell office:value-type="string">
            <text:p>jamón </text:p>
          </table:table-cell>
          <table:table-cell office:value-type="string">
            <text:p><text:s/>szynk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54];1;2)" office:value-type="string" office:string-value="ja">
            <text:p>j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54];&quot;','&quot;; [.C54];&quot;','&quot;;[.D54];&quot;','&quot;;[.E54];&quot;','&quot;;[.F54];&quot;','&quot;;[.G54];&quot;','&quot;;[.H54];&quot;');&quot; )" office:value-type="string" office:string-value="INSERT INTO questions (question,answer,language,partofspeech,tags,rodzajnik,level) VALUES ('jamón ',' szynka','SP','rzeczownik','kuchnia','ja','basic');">
            <text:p>INSERT INTO questions (question,answer,language,partofspeech,tags,rodzajnik,level) VALUES ('jamón ',' szynka','SP','rzeczownik','kuchnia','ja','basic');</text:p>
          </table:table-cell>
        </table:table-row>
        <table:table-row table:style-name="ro3">
          <table:table-cell/>
          <table:table-cell office:value-type="string">
            <text:p>judía </text:p>
          </table:table-cell>
          <table:table-cell office:value-type="string">
            <text:p><text:s/>fasol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55];1;2)" office:value-type="string" office:string-value="ju">
            <text:p>ju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55];&quot;','&quot;; [.C55];&quot;','&quot;;[.D55];&quot;','&quot;;[.E55];&quot;','&quot;;[.F55];&quot;','&quot;;[.G55];&quot;','&quot;;[.H55];&quot;');&quot; )" office:value-type="string" office:string-value="INSERT INTO questions (question,answer,language,partofspeech,tags,rodzajnik,level) VALUES ('judía ',' fasola','SP','rzeczownik','kuchnia','ju','basic');">
            <text:p>INSERT INTO questions (question,answer,language,partofspeech,tags,rodzajnik,level) VALUES ('judía ',' fasola','SP','rzeczownik','kuchnia','ju','basic');</text:p>
          </table:table-cell>
        </table:table-row>
        <table:table-row table:style-name="ro3">
          <table:table-cell/>
          <table:table-cell office:value-type="string">
            <text:p>lata </text:p>
          </table:table-cell>
          <table:table-cell office:value-type="string">
            <text:p><text:s/>puszk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56];1;2)" office:value-type="string" office:string-value="la">
            <text:p>l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56];&quot;','&quot;; [.C56];&quot;','&quot;;[.D56];&quot;','&quot;;[.E56];&quot;','&quot;;[.F56];&quot;','&quot;;[.G56];&quot;','&quot;;[.H56];&quot;');&quot; )" office:value-type="string" office:string-value="INSERT INTO questions (question,answer,language,partofspeech,tags,rodzajnik,level) VALUES ('lata ',' puszka','SP','rzeczownik','kuchnia','la','basic');">
            <text:p>INSERT INTO questions (question,answer,language,partofspeech,tags,rodzajnik,level) VALUES ('lata ',' puszka','SP','rzeczownik','kuchnia','la','basic');</text:p>
          </table:table-cell>
        </table:table-row>
        <table:table-row table:style-name="ro3">
          <table:table-cell/>
          <table:table-cell office:value-type="string">
            <text:p>leche </text:p>
          </table:table-cell>
          <table:table-cell office:value-type="string">
            <text:p><text:s/>mlek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57];1;2)" office:value-type="string" office:string-value="le">
            <text:p>l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57];&quot;','&quot;; [.C57];&quot;','&quot;;[.D57];&quot;','&quot;;[.E57];&quot;','&quot;;[.F57];&quot;','&quot;;[.G57];&quot;','&quot;;[.H57];&quot;');&quot; )" office:value-type="string" office:string-value="INSERT INTO questions (question,answer,language,partofspeech,tags,rodzajnik,level) VALUES ('leche ',' mleko','SP','rzeczownik','kuchnia','le','basic');">
            <text:p>INSERT INTO questions (question,answer,language,partofspeech,tags,rodzajnik,level) VALUES ('leche ',' mleko','SP','rzeczownik','kuchnia','le','basic');</text:p>
          </table:table-cell>
        </table:table-row>
        <table:table-row table:style-name="ro3">
          <table:table-cell/>
          <table:table-cell office:value-type="string">
            <text:p>lechuga </text:p>
          </table:table-cell>
          <table:table-cell office:value-type="string">
            <text:p><text:s/>sałat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58];1;2)" office:value-type="string" office:string-value="le">
            <text:p>l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58];&quot;','&quot;; [.C58];&quot;','&quot;;[.D58];&quot;','&quot;;[.E58];&quot;','&quot;;[.F58];&quot;','&quot;;[.G58];&quot;','&quot;;[.H58];&quot;');&quot; )" office:value-type="string" office:string-value="INSERT INTO questions (question,answer,language,partofspeech,tags,rodzajnik,level) VALUES ('lechuga ',' sałata','SP','rzeczownik','kuchnia','le','basic');">
            <text:p>INSERT INTO questions (question,answer,language,partofspeech,tags,rodzajnik,level) VALUES ('lechuga ',' sałata','SP','rzeczownik','kuchnia','le','basic');</text:p>
          </table:table-cell>
        </table:table-row>
        <table:table-row table:style-name="ro3">
          <table:table-cell/>
          <table:table-cell office:value-type="string">
            <text:p>limón </text:p>
          </table:table-cell>
          <table:table-cell office:value-type="string">
            <text:p><text:s/>cytryn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59];1;2)" office:value-type="string" office:string-value="li">
            <text:p>li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59];&quot;','&quot;; [.C59];&quot;','&quot;;[.D59];&quot;','&quot;;[.E59];&quot;','&quot;;[.F59];&quot;','&quot;;[.G59];&quot;','&quot;;[.H59];&quot;');&quot; )" office:value-type="string" office:string-value="INSERT INTO questions (question,answer,language,partofspeech,tags,rodzajnik,level) VALUES ('limón ',' cytryna','SP','rzeczownik','kuchnia','li','basic');">
            <text:p>INSERT INTO questions (question,answer,language,partofspeech,tags,rodzajnik,level) VALUES ('limón ',' cytryna','SP','rzeczownik','kuchnia','li','basic');</text:p>
          </table:table-cell>
        </table:table-row>
        <table:table-row table:style-name="ro3">
          <table:table-cell/>
          <table:table-cell office:value-type="string">
            <text:p>maíz </text:p>
          </table:table-cell>
          <table:table-cell office:value-type="string">
            <text:p><text:s/>kukurydz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60];1;2)" office:value-type="string" office:string-value="ma">
            <text:p>m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60];&quot;','&quot;; [.C60];&quot;','&quot;;[.D60];&quot;','&quot;;[.E60];&quot;','&quot;;[.F60];&quot;','&quot;;[.G60];&quot;','&quot;;[.H60];&quot;');&quot; )" office:value-type="string" office:string-value="INSERT INTO questions (question,answer,language,partofspeech,tags,rodzajnik,level) VALUES ('maíz ',' kukurydza','SP','rzeczownik','kuchnia','ma','basic');">
            <text:p>INSERT INTO questions (question,answer,language,partofspeech,tags,rodzajnik,level) VALUES ('maíz ',' kukurydza','SP','rzeczownik','kuchnia','ma','basic');</text:p>
          </table:table-cell>
        </table:table-row>
        <table:table-row table:style-name="ro3">
          <table:table-cell/>
          <table:table-cell office:value-type="string">
            <text:p>mantequil</text:p>
          </table:table-cell>
          <table:table-cell office:value-type="string">
            <text:p><text:s/>masł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61];1;2)" office:value-type="string" office:string-value="ma">
            <text:p>m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61];&quot;','&quot;; [.C61];&quot;','&quot;;[.D61];&quot;','&quot;;[.E61];&quot;','&quot;;[.F61];&quot;','&quot;;[.G61];&quot;','&quot;;[.H61];&quot;');&quot; )" office:value-type="string" office:string-value="INSERT INTO questions (question,answer,language,partofspeech,tags,rodzajnik,level) VALUES ('mantequil',' masło','SP','rzeczownik','kuchnia','ma','basic');">
            <text:p>INSERT INTO questions (question,answer,language,partofspeech,tags,rodzajnik,level) VALUES ('mantequil',' masło','SP','rzeczownik','kuchnia','ma','basic');</text:p>
          </table:table-cell>
        </table:table-row>
        <table:table-row table:style-name="ro3">
          <table:table-cell/>
          <table:table-cell office:value-type="string">
            <text:p>manzana </text:p>
          </table:table-cell>
          <table:table-cell office:value-type="string">
            <text:p><text:s/>jabłk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62];1;2)" office:value-type="string" office:string-value="ma">
            <text:p>m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62];&quot;','&quot;; [.C62];&quot;','&quot;;[.D62];&quot;','&quot;;[.E62];&quot;','&quot;;[.F62];&quot;','&quot;;[.G62];&quot;','&quot;;[.H62];&quot;');&quot; )" office:value-type="string" office:string-value="INSERT INTO questions (question,answer,language,partofspeech,tags,rodzajnik,level) VALUES ('manzana ',' jabłko','SP','rzeczownik','kuchnia','ma','basic');">
            <text:p>INSERT INTO questions (question,answer,language,partofspeech,tags,rodzajnik,level) VALUES ('manzana ',' jabłko','SP','rzeczownik','kuchnia','ma','basic');</text:p>
          </table:table-cell>
        </table:table-row>
        <table:table-row table:style-name="ro3">
          <table:table-cell/>
          <table:table-cell office:value-type="string">
            <text:p>melocotón </text:p>
          </table:table-cell>
          <table:table-cell office:value-type="string">
            <text:p><text:s/>brzoskwini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63];1;2)" office:value-type="string" office:string-value="me">
            <text:p>m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63];&quot;','&quot;; [.C63];&quot;','&quot;;[.D63];&quot;','&quot;;[.E63];&quot;','&quot;;[.F63];&quot;','&quot;;[.G63];&quot;','&quot;;[.H63];&quot;');&quot; )" office:value-type="string" office:string-value="INSERT INTO questions (question,answer,language,partofspeech,tags,rodzajnik,level) VALUES ('melocotón ',' brzoskwinia','SP','rzeczownik','kuchnia','me','basic');">
            <text:p>INSERT INTO questions (question,answer,language,partofspeech,tags,rodzajnik,level) VALUES ('melocotón ',' brzoskwinia','SP','rzeczownik','kuchnia','me','basic');</text:p>
          </table:table-cell>
        </table:table-row>
        <table:table-row table:style-name="ro3">
          <table:table-cell/>
          <table:table-cell office:value-type="string">
            <text:p>melón </text:p>
          </table:table-cell>
          <table:table-cell office:value-type="string">
            <text:p><text:s/>melon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64];1;2)" office:value-type="string" office:string-value="me">
            <text:p>m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64];&quot;','&quot;; [.C64];&quot;','&quot;;[.D64];&quot;','&quot;;[.E64];&quot;','&quot;;[.F64];&quot;','&quot;;[.G64];&quot;','&quot;;[.H64];&quot;');&quot; )" office:value-type="string" office:string-value="INSERT INTO questions (question,answer,language,partofspeech,tags,rodzajnik,level) VALUES ('melón ',' melon','SP','rzeczownik','kuchnia','me','basic');">
            <text:p>INSERT INTO questions (question,answer,language,partofspeech,tags,rodzajnik,level) VALUES ('melón ',' melon','SP','rzeczownik','kuchnia','me','basic');</text:p>
          </table:table-cell>
        </table:table-row>
        <table:table-row table:style-name="ro3">
          <table:table-cell/>
          <table:table-cell office:value-type="string">
            <text:p>mermelada </text:p>
          </table:table-cell>
          <table:table-cell office:value-type="string">
            <text:p><text:s/>dżem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65];1;2)" office:value-type="string" office:string-value="me">
            <text:p>m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65];&quot;','&quot;; [.C65];&quot;','&quot;;[.D65];&quot;','&quot;;[.E65];&quot;','&quot;;[.F65];&quot;','&quot;;[.G65];&quot;','&quot;;[.H65];&quot;');&quot; )" office:value-type="string" office:string-value="INSERT INTO questions (question,answer,language,partofspeech,tags,rodzajnik,level) VALUES ('mermelada ',' dżem','SP','rzeczownik','kuchnia','me','basic');">
            <text:p>INSERT INTO questions (question,answer,language,partofspeech,tags,rodzajnik,level) VALUES ('mermelada ',' dżem','SP','rzeczownik','kuchnia','me','basic');</text:p>
          </table:table-cell>
        </table:table-row>
        <table:table-row table:style-name="ro3">
          <table:table-cell/>
          <table:table-cell office:value-type="string">
            <text:p>mi</text:p>
          </table:table-cell>
          <table:table-cell office:value-type="string">
            <text:p><text:s/>miód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66];1;2)" office:value-type="string" office:string-value="mi">
            <text:p>mi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66];&quot;','&quot;; [.C66];&quot;','&quot;;[.D66];&quot;','&quot;;[.E66];&quot;','&quot;;[.F66];&quot;','&quot;;[.G66];&quot;','&quot;;[.H66];&quot;');&quot; )" office:value-type="string" office:string-value="INSERT INTO questions (question,answer,language,partofspeech,tags,rodzajnik,level) VALUES ('mi',' miód','SP','rzeczownik','kuchnia','mi','basic');">
            <text:p>INSERT INTO questions (question,answer,language,partofspeech,tags,rodzajnik,level) VALUES ('mi',' miód','SP','rzeczownik','kuchnia','mi','basic');</text:p>
          </table:table-cell>
        </table:table-row>
        <table:table-row table:style-name="ro3">
          <table:table-cell/>
          <table:table-cell office:value-type="string">
            <text:p>mostaza </text:p>
          </table:table-cell>
          <table:table-cell office:value-type="string">
            <text:p><text:s/>musztard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67];1;2)" office:value-type="string" office:string-value="mo">
            <text:p>mo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67];&quot;','&quot;; [.C67];&quot;','&quot;;[.D67];&quot;','&quot;;[.E67];&quot;','&quot;;[.F67];&quot;','&quot;;[.G67];&quot;','&quot;;[.H67];&quot;');&quot; )" office:value-type="string" office:string-value="INSERT INTO questions (question,answer,language,partofspeech,tags,rodzajnik,level) VALUES ('mostaza ',' musztarda','SP','rzeczownik','kuchnia','mo','basic');">
            <text:p>INSERT INTO questions (question,answer,language,partofspeech,tags,rodzajnik,level) VALUES ('mostaza ',' musztarda','SP','rzeczownik','kuchnia','mo','basic');</text:p>
          </table:table-cell>
        </table:table-row>
        <table:table-row table:style-name="ro3">
          <table:table-cell/>
          <table:table-cell office:value-type="string">
            <text:p>naranja </text:p>
          </table:table-cell>
          <table:table-cell office:value-type="string">
            <text:p><text:s/>pomarańcz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68];1;2)" office:value-type="string" office:string-value="na">
            <text:p>n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68];&quot;','&quot;; [.C68];&quot;','&quot;;[.D68];&quot;','&quot;;[.E68];&quot;','&quot;;[.F68];&quot;','&quot;;[.G68];&quot;','&quot;;[.H68];&quot;');&quot; )" office:value-type="string" office:string-value="INSERT INTO questions (question,answer,language,partofspeech,tags,rodzajnik,level) VALUES ('naranja ',' pomarańcza','SP','rzeczownik','kuchnia','na','basic');">
            <text:p>INSERT INTO questions (question,answer,language,partofspeech,tags,rodzajnik,level) VALUES ('naranja ',' pomarańcza','SP','rzeczownik','kuchnia','na','basic');</text:p>
          </table:table-cell>
        </table:table-row>
        <table:table-row table:style-name="ro3">
          <table:table-cell/>
          <table:table-cell office:value-type="string">
            <text:p>nuez </text:p>
          </table:table-cell>
          <table:table-cell office:value-type="string">
            <text:p><text:s/>orzech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69];1;2)" office:value-type="string" office:string-value="nu">
            <text:p>nu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69];&quot;','&quot;; [.C69];&quot;','&quot;;[.D69];&quot;','&quot;;[.E69];&quot;','&quot;;[.F69];&quot;','&quot;;[.G69];&quot;','&quot;;[.H69];&quot;');&quot; )" office:value-type="string" office:string-value="INSERT INTO questions (question,answer,language,partofspeech,tags,rodzajnik,level) VALUES ('nuez ',' orzech','SP','rzeczownik','kuchnia','nu','basic');">
            <text:p>INSERT INTO questions (question,answer,language,partofspeech,tags,rodzajnik,level) VALUES ('nuez ',' orzech','SP','rzeczownik','kuchnia','nu','basic');</text:p>
          </table:table-cell>
        </table:table-row>
        <table:table-row table:style-name="ro3">
          <table:table-cell/>
          <table:table-cell office:value-type="string">
            <text:p>pan </text:p>
          </table:table-cell>
          <table:table-cell office:value-type="string">
            <text:p><text:s/>chleb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70];1;2)" office:value-type="string" office:string-value="pa">
            <text:p>p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70];&quot;','&quot;; [.C70];&quot;','&quot;;[.D70];&quot;','&quot;;[.E70];&quot;','&quot;;[.F70];&quot;','&quot;;[.G70];&quot;','&quot;;[.H70];&quot;');&quot; )" office:value-type="string" office:string-value="INSERT INTO questions (question,answer,language,partofspeech,tags,rodzajnik,level) VALUES ('pan ',' chleb','SP','rzeczownik','kuchnia','pa','basic');">
            <text:p>INSERT INTO questions (question,answer,language,partofspeech,tags,rodzajnik,level) VALUES ('pan ',' chleb','SP','rzeczownik','kuchnia','pa','basic');</text:p>
          </table:table-cell>
        </table:table-row>
        <table:table-row table:style-name="ro3">
          <table:table-cell/>
          <table:table-cell office:value-type="string">
            <text:p>patata </text:p>
          </table:table-cell>
          <table:table-cell office:value-type="string">
            <text:p><text:s/>ziemniak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71];1;2)" office:value-type="string" office:string-value="pa">
            <text:p>p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71];&quot;','&quot;; [.C71];&quot;','&quot;;[.D71];&quot;','&quot;;[.E71];&quot;','&quot;;[.F71];&quot;','&quot;;[.G71];&quot;','&quot;;[.H71];&quot;');&quot; )" office:value-type="string" office:string-value="INSERT INTO questions (question,answer,language,partofspeech,tags,rodzajnik,level) VALUES ('patata ',' ziemniak','SP','rzeczownik','kuchnia','pa','basic');">
            <text:p>INSERT INTO questions (question,answer,language,partofspeech,tags,rodzajnik,level) VALUES ('patata ',' ziemniak','SP','rzeczownik','kuchnia','pa','basic');</text:p>
          </table:table-cell>
        </table:table-row>
        <table:table-row table:style-name="ro3">
          <table:table-cell/>
          <table:table-cell office:value-type="string">
            <text:p>pepino </text:p>
          </table:table-cell>
          <table:table-cell office:value-type="string">
            <text:p><text:s/>ogórek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72];1;2)" office:value-type="string" office:string-value="pe">
            <text:p>p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72];&quot;','&quot;; [.C72];&quot;','&quot;;[.D72];&quot;','&quot;;[.E72];&quot;','&quot;;[.F72];&quot;','&quot;;[.G72];&quot;','&quot;;[.H72];&quot;');&quot; )" office:value-type="string" office:string-value="INSERT INTO questions (question,answer,language,partofspeech,tags,rodzajnik,level) VALUES ('pepino ',' ogórek','SP','rzeczownik','kuchnia','pe','basic');">
            <text:p>INSERT INTO questions (question,answer,language,partofspeech,tags,rodzajnik,level) VALUES ('pepino ',' ogórek','SP','rzeczownik','kuchnia','pe','basic');</text:p>
          </table:table-cell>
        </table:table-row>
        <table:table-row table:style-name="ro3">
          <table:table-cell/>
          <table:table-cell office:value-type="string">
            <text:p>pera </text:p>
          </table:table-cell>
          <table:table-cell office:value-type="string">
            <text:p><text:s/>gruszk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73];1;2)" office:value-type="string" office:string-value="pe">
            <text:p>p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73];&quot;','&quot;; [.C73];&quot;','&quot;;[.D73];&quot;','&quot;;[.E73];&quot;','&quot;;[.F73];&quot;','&quot;;[.G73];&quot;','&quot;;[.H73];&quot;');&quot; )" office:value-type="string" office:string-value="INSERT INTO questions (question,answer,language,partofspeech,tags,rodzajnik,level) VALUES ('pera ',' gruszka','SP','rzeczownik','kuchnia','pe','basic');">
            <text:p>INSERT INTO questions (question,answer,language,partofspeech,tags,rodzajnik,level) VALUES ('pera ',' gruszka','SP','rzeczownik','kuchnia','pe','basic');</text:p>
          </table:table-cell>
        </table:table-row>
        <table:table-row table:style-name="ro3">
          <table:table-cell/>
          <table:table-cell office:value-type="string">
            <text:p>pescado </text:p>
          </table:table-cell>
          <table:table-cell office:value-type="string">
            <text:p><text:s/>ryb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74];1;2)" office:value-type="string" office:string-value="pe">
            <text:p>p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74];&quot;','&quot;; [.C74];&quot;','&quot;;[.D74];&quot;','&quot;;[.E74];&quot;','&quot;;[.F74];&quot;','&quot;;[.G74];&quot;','&quot;;[.H74];&quot;');&quot; )" office:value-type="string" office:string-value="INSERT INTO questions (question,answer,language,partofspeech,tags,rodzajnik,level) VALUES ('pescado ',' ryba','SP','rzeczownik','kuchnia','pe','basic');">
            <text:p>INSERT INTO questions (question,answer,language,partofspeech,tags,rodzajnik,level) VALUES ('pescado ',' ryba','SP','rzeczownik','kuchnia','pe','basic');</text:p>
          </table:table-cell>
        </table:table-row>
        <table:table-row table:style-name="ro3">
          <table:table-cell/>
          <table:table-cell office:value-type="string">
            <text:p>picante </text:p>
          </table:table-cell>
          <table:table-cell office:value-type="string">
            <text:p><text:s/>pikantny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75];&quot;','&quot;; [.C75];&quot;','&quot;;[.D75];&quot;','&quot;;[.E75];&quot;','&quot;;[.F75];&quot;','&quot;;[.G75];&quot;','&quot;;[.H75];&quot;');&quot; )" office:value-type="string" office:string-value="INSERT INTO questions (question,answer,language,partofspeech,tags,rodzajnik,level) VALUES ('picante ',' pikantny','SP','przymiotnik','kuchnia','','basic');">
            <text:p>INSERT INTO questions (question,answer,language,partofspeech,tags,rodzajnik,level) VALUES ('picante ',' pikantny','SP','przymiotnik','kuchnia','','basic');</text:p>
          </table:table-cell>
        </table:table-row>
        <table:table-row table:style-name="ro3">
          <table:table-cell/>
          <table:table-cell office:value-type="string">
            <text:p>pimienta </text:p>
          </table:table-cell>
          <table:table-cell office:value-type="string">
            <text:p><text:s/>pieprz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76];1;2)" office:value-type="string" office:string-value="pi">
            <text:p>pi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76];&quot;','&quot;; [.C76];&quot;','&quot;;[.D76];&quot;','&quot;;[.E76];&quot;','&quot;;[.F76];&quot;','&quot;;[.G76];&quot;','&quot;;[.H76];&quot;');&quot; )" office:value-type="string" office:string-value="INSERT INTO questions (question,answer,language,partofspeech,tags,rodzajnik,level) VALUES ('pimienta ',' pieprz','SP','rzeczownik','kuchnia','pi','basic');">
            <text:p>INSERT INTO questions (question,answer,language,partofspeech,tags,rodzajnik,level) VALUES ('pimienta ',' pieprz','SP','rzeczownik','kuchnia','pi','basic');</text:p>
          </table:table-cell>
        </table:table-row>
        <table:table-row table:style-name="ro3">
          <table:table-cell/>
          <table:table-cell office:value-type="string">
            <text:p>pimiento </text:p>
          </table:table-cell>
          <table:table-cell office:value-type="string">
            <text:p><text:s/>papryk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77];1;2)" office:value-type="string" office:string-value="pi">
            <text:p>pi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77];&quot;','&quot;; [.C77];&quot;','&quot;;[.D77];&quot;','&quot;;[.E77];&quot;','&quot;;[.F77];&quot;','&quot;;[.G77];&quot;','&quot;;[.H77];&quot;');&quot; )" office:value-type="string" office:string-value="INSERT INTO questions (question,answer,language,partofspeech,tags,rodzajnik,level) VALUES ('pimiento ',' papryka','SP','rzeczownik','kuchnia','pi','basic');">
            <text:p>INSERT INTO questions (question,answer,language,partofspeech,tags,rodzajnik,level) VALUES ('pimiento ',' papryka','SP','rzeczownik','kuchnia','pi','basic');</text:p>
          </table:table-cell>
        </table:table-row>
        <table:table-row table:style-name="ro3">
          <table:table-cell/>
          <table:table-cell office:value-type="string">
            <text:p>piña </text:p>
          </table:table-cell>
          <table:table-cell office:value-type="string">
            <text:p><text:s/>anana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78];1;2)" office:value-type="string" office:string-value="pi">
            <text:p>pi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78];&quot;','&quot;; [.C78];&quot;','&quot;;[.D78];&quot;','&quot;;[.E78];&quot;','&quot;;[.F78];&quot;','&quot;;[.G78];&quot;','&quot;;[.H78];&quot;');&quot; )" office:value-type="string" office:string-value="INSERT INTO questions (question,answer,language,partofspeech,tags,rodzajnik,level) VALUES ('piña ',' ananas','SP','rzeczownik','kuchnia','pi','basic');">
            <text:p>INSERT INTO questions (question,answer,language,partofspeech,tags,rodzajnik,level) VALUES ('piña ',' ananas','SP','rzeczownik','kuchnia','pi','basic');</text:p>
          </table:table-cell>
        </table:table-row>
        <table:table-row table:style-name="ro3">
          <table:table-cell/>
          <table:table-cell office:value-type="string">
            <text:p>plátano </text:p>
          </table:table-cell>
          <table:table-cell office:value-type="string">
            <text:p><text:s/>banan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79];1;2)" office:value-type="string" office:string-value="pl">
            <text:p>pl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79];&quot;','&quot;; [.C79];&quot;','&quot;;[.D79];&quot;','&quot;;[.E79];&quot;','&quot;;[.F79];&quot;','&quot;;[.G79];&quot;','&quot;;[.H79];&quot;');&quot; )" office:value-type="string" office:string-value="INSERT INTO questions (question,answer,language,partofspeech,tags,rodzajnik,level) VALUES ('plátano ',' banan','SP','rzeczownik','kuchnia','pl','basic');">
            <text:p>INSERT INTO questions (question,answer,language,partofspeech,tags,rodzajnik,level) VALUES ('plátano ',' banan','SP','rzeczownik','kuchnia','pl','basic');</text:p>
          </table:table-cell>
        </table:table-row>
        <table:table-row table:style-name="ro3">
          <table:table-cell/>
          <table:table-cell office:value-type="string">
            <text:p>plato principal </text:p>
          </table:table-cell>
          <table:table-cell office:value-type="string">
            <text:p><text:s/>danie główne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80];1;2)" office:value-type="string" office:string-value="pl">
            <text:p>pl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80];&quot;','&quot;; [.C80];&quot;','&quot;;[.D80];&quot;','&quot;;[.E80];&quot;','&quot;;[.F80];&quot;','&quot;;[.G80];&quot;','&quot;;[.H80];&quot;');&quot; )" office:value-type="string" office:string-value="INSERT INTO questions (question,answer,language,partofspeech,tags,rodzajnik,level) VALUES ('plato principal ',' danie główne','SP','rzeczownik','kuchnia','pl','basic');">
            <text:p>INSERT INTO questions (question,answer,language,partofspeech,tags,rodzajnik,level) VALUES ('plato principal ',' danie główne','SP','rzeczownik','kuchnia','pl','basic');</text:p>
          </table:table-cell>
        </table:table-row>
        <table:table-row table:style-name="ro3">
          <table:table-cell/>
          <table:table-cell office:value-type="string">
            <text:p>pollo </text:p>
          </table:table-cell>
          <table:table-cell office:value-type="string">
            <text:p><text:s/>kurczak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81];1;2)" office:value-type="string" office:string-value="po">
            <text:p>po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81];&quot;','&quot;; [.C81];&quot;','&quot;;[.D81];&quot;','&quot;;[.E81];&quot;','&quot;;[.F81];&quot;','&quot;;[.G81];&quot;','&quot;;[.H81];&quot;');&quot; )" office:value-type="string" office:string-value="INSERT INTO questions (question,answer,language,partofspeech,tags,rodzajnik,level) VALUES ('pollo ',' kurczak','SP','rzeczownik','kuchnia','po','basic');">
            <text:p>INSERT INTO questions (question,answer,language,partofspeech,tags,rodzajnik,level) VALUES ('pollo ',' kurczak','SP','rzeczownik','kuchnia','po','basic');</text:p>
          </table:table-cell>
        </table:table-row>
        <table:table-row table:style-name="ro3">
          <table:table-cell/>
          <table:table-cell office:value-type="string">
            <text:p>pomelo </text:p>
          </table:table-cell>
          <table:table-cell office:value-type="string">
            <text:p><text:s/>grejpfrut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82];1;2)" office:value-type="string" office:string-value="po">
            <text:p>po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82];&quot;','&quot;; [.C82];&quot;','&quot;;[.D82];&quot;','&quot;;[.E82];&quot;','&quot;;[.F82];&quot;','&quot;;[.G82];&quot;','&quot;;[.H82];&quot;');&quot; )" office:value-type="string" office:string-value="INSERT INTO questions (question,answer,language,partofspeech,tags,rodzajnik,level) VALUES ('pomelo ',' grejpfrut','SP','rzeczownik','kuchnia','po','basic');">
            <text:p>INSERT INTO questions (question,answer,language,partofspeech,tags,rodzajnik,level) VALUES ('pomelo ',' grejpfrut','SP','rzeczownik','kuchnia','po','basic');</text:p>
          </table:table-cell>
        </table:table-row>
        <table:table-row table:style-name="ro3">
          <table:table-cell/>
          <table:table-cell office:value-type="string">
            <text:p>poner mesa </text:p>
          </table:table-cell>
          <table:table-cell office:value-type="string">
            <text:p><text:s/>nakryć do stołu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83];&quot;','&quot;; [.C83];&quot;','&quot;;[.D83];&quot;','&quot;;[.E83];&quot;','&quot;;[.F83];&quot;','&quot;;[.G83];&quot;','&quot;;[.H83];&quot;');&quot; )" office:value-type="string" office:string-value="INSERT INTO questions (question,answer,language,partofspeech,tags,rodzajnik,level) VALUES ('poner mesa ',' nakryć do stołu','SP','czasownik','kuchnia','','basic');">
            <text:p>INSERT INTO questions (question,answer,language,partofspeech,tags,rodzajnik,level) VALUES ('poner mesa ',' nakryć do stołu','SP','czasownik','kuchnia','','basic');</text:p>
          </table:table-cell>
        </table:table-row>
        <table:table-row table:style-name="ro3">
          <table:table-cell/>
          <table:table-cell office:value-type="string">
            <text:p>postre </text:p>
          </table:table-cell>
          <table:table-cell office:value-type="string">
            <text:p><text:s/>dese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84];1;2)" office:value-type="string" office:string-value="po">
            <text:p>po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84];&quot;','&quot;; [.C84];&quot;','&quot;;[.D84];&quot;','&quot;;[.E84];&quot;','&quot;;[.F84];&quot;','&quot;;[.G84];&quot;','&quot;;[.H84];&quot;');&quot; )" office:value-type="string" office:string-value="INSERT INTO questions (question,answer,language,partofspeech,tags,rodzajnik,level) VALUES ('postre ',' deser','SP','rzeczownik','kuchnia','po','basic');">
            <text:p>INSERT INTO questions (question,answer,language,partofspeech,tags,rodzajnik,level) VALUES ('postre ',' deser','SP','rzeczownik','kuchnia','po','basic');</text:p>
          </table:table-cell>
        </table:table-row>
        <table:table-row table:style-name="ro3">
          <table:table-cell/>
          <table:table-cell office:value-type="string">
            <text:p>probar </text:p>
          </table:table-cell>
          <table:table-cell office:value-type="string">
            <text:p><text:s/>próbować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85];&quot;','&quot;; [.C85];&quot;','&quot;;[.D85];&quot;','&quot;;[.E85];&quot;','&quot;;[.F85];&quot;','&quot;;[.G85];&quot;','&quot;;[.H85];&quot;');&quot; )" office:value-type="string" office:string-value="INSERT INTO questions (question,answer,language,partofspeech,tags,rodzajnik,level) VALUES ('probar ',' próbować','SP','czasownik','kuchnia','','basic');">
            <text:p>INSERT INTO questions (question,answer,language,partofspeech,tags,rodzajnik,level) VALUES ('probar ',' próbować','SP','czasownik','kuchnia','','basic');</text:p>
          </table:table-cell>
        </table:table-row>
        <table:table-row table:style-name="ro3">
          <table:table-cell/>
          <table:table-cell office:value-type="string">
            <text:p>queso </text:p>
          </table:table-cell>
          <table:table-cell office:value-type="string">
            <text:p><text:s/>se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86];1;2)" office:value-type="string" office:string-value="qu">
            <text:p>qu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86];&quot;','&quot;; [.C86];&quot;','&quot;;[.D86];&quot;','&quot;;[.E86];&quot;','&quot;;[.F86];&quot;','&quot;;[.G86];&quot;','&quot;;[.H86];&quot;');&quot; )" office:value-type="string" office:string-value="INSERT INTO questions (question,answer,language,partofspeech,tags,rodzajnik,level) VALUES ('queso ',' ser','SP','rzeczownik','kuchnia','qu','basic');">
            <text:p>INSERT INTO questions (question,answer,language,partofspeech,tags,rodzajnik,level) VALUES ('queso ',' ser','SP','rzeczownik','kuchnia','qu','basic');</text:p>
          </table:table-cell>
        </table:table-row>
        <table:table-row table:style-name="ro3">
          <table:table-cell/>
          <table:table-cell office:value-type="string">
            <text:p>remolacha </text:p>
          </table:table-cell>
          <table:table-cell office:value-type="string">
            <text:p><text:s/>burak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87];1;2)" office:value-type="string" office:string-value="re">
            <text:p>r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87];&quot;','&quot;; [.C87];&quot;','&quot;;[.D87];&quot;','&quot;;[.E87];&quot;','&quot;;[.F87];&quot;','&quot;;[.G87];&quot;','&quot;;[.H87];&quot;');&quot; )" office:value-type="string" office:string-value="INSERT INTO questions (question,answer,language,partofspeech,tags,rodzajnik,level) VALUES ('remolacha ',' burak','SP','rzeczownik','kuchnia','re','basic');">
            <text:p>INSERT INTO questions (question,answer,language,partofspeech,tags,rodzajnik,level) VALUES ('remolacha ',' burak','SP','rzeczownik','kuchnia','re','basic');</text:p>
          </table:table-cell>
        </table:table-row>
        <table:table-row table:style-name="ro3">
          <table:table-cell/>
          <table:table-cell office:value-type="string">
            <text:p>sal </text:p>
          </table:table-cell>
          <table:table-cell office:value-type="string">
            <text:p><text:s/>sól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88];1;2)" office:value-type="string" office:string-value="sa">
            <text:p>s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88];&quot;','&quot;; [.C88];&quot;','&quot;;[.D88];&quot;','&quot;;[.E88];&quot;','&quot;;[.F88];&quot;','&quot;;[.G88];&quot;','&quot;;[.H88];&quot;');&quot; )" office:value-type="string" office:string-value="INSERT INTO questions (question,answer,language,partofspeech,tags,rodzajnik,level) VALUES ('sal ',' sól','SP','rzeczownik','kuchnia','sa','basic');">
            <text:p>INSERT INTO questions (question,answer,language,partofspeech,tags,rodzajnik,level) VALUES ('sal ',' sól','SP','rzeczownik','kuchnia','sa','basic');</text:p>
          </table:table-cell>
        </table:table-row>
        <table:table-row table:style-name="ro3">
          <table:table-cell/>
          <table:table-cell office:value-type="string">
            <text:p>salado </text:p>
          </table:table-cell>
          <table:table-cell office:value-type="string">
            <text:p><text:s/>słony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/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89];&quot;','&quot;; [.C89];&quot;','&quot;;[.D89];&quot;','&quot;;[.E89];&quot;','&quot;;[.F89];&quot;','&quot;;[.G89];&quot;','&quot;;[.H89];&quot;');&quot; )" office:value-type="string" office:string-value="INSERT INTO questions (question,answer,language,partofspeech,tags,rodzajnik,level) VALUES ('salado ',' słony','SP','rzeczownik','kuchnia','','basic');">
            <text:p>INSERT INTO questions (question,answer,language,partofspeech,tags,rodzajnik,level) VALUES ('salado ',' słony','SP','rzeczownik','kuchnia','','basic');</text:p>
          </table:table-cell>
        </table:table-row>
        <table:table-row table:style-name="ro3">
          <table:table-cell/>
          <table:table-cell office:value-type="string">
            <text:p>salchicha </text:p>
          </table:table-cell>
          <table:table-cell office:value-type="string">
            <text:p><text:s/>kiełbas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90];1;2)" office:value-type="string" office:string-value="sa">
            <text:p>s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90];&quot;','&quot;; [.C90];&quot;','&quot;;[.D90];&quot;','&quot;;[.E90];&quot;','&quot;;[.F90];&quot;','&quot;;[.G90];&quot;','&quot;;[.H90];&quot;');&quot; )" office:value-type="string" office:string-value="INSERT INTO questions (question,answer,language,partofspeech,tags,rodzajnik,level) VALUES ('salchicha ',' kiełbasa','SP','rzeczownik','kuchnia','sa','basic');">
            <text:p>INSERT INTO questions (question,answer,language,partofspeech,tags,rodzajnik,level) VALUES ('salchicha ',' kiełbasa','SP','rzeczownik','kuchnia','sa','basic');</text:p>
          </table:table-cell>
        </table:table-row>
        <table:table-row table:style-name="ro3">
          <table:table-cell/>
          <table:table-cell office:value-type="string">
            <text:p>salsa </text:p>
          </table:table-cell>
          <table:table-cell office:value-type="string">
            <text:p><text:s/>so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91];1;2)" office:value-type="string" office:string-value="sa">
            <text:p>s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91];&quot;','&quot;; [.C91];&quot;','&quot;;[.D91];&quot;','&quot;;[.E91];&quot;','&quot;;[.F91];&quot;','&quot;;[.G91];&quot;','&quot;;[.H91];&quot;');&quot; )" office:value-type="string" office:string-value="INSERT INTO questions (question,answer,language,partofspeech,tags,rodzajnik,level) VALUES ('salsa ',' sos','SP','rzeczownik','kuchnia','sa','basic');">
            <text:p>INSERT INTO questions (question,answer,language,partofspeech,tags,rodzajnik,level) VALUES ('salsa ',' sos','SP','rzeczownik','kuchnia','sa','basic');</text:p>
          </table:table-cell>
        </table:table-row>
        <table:table-row table:style-name="ro3">
          <table:table-cell/>
          <table:table-cell office:value-type="string">
            <text:p>sartén </text:p>
          </table:table-cell>
          <table:table-cell office:value-type="string">
            <text:p><text:s/>patelni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92];1;2)" office:value-type="string" office:string-value="sa">
            <text:p>s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92];&quot;','&quot;; [.C92];&quot;','&quot;;[.D92];&quot;','&quot;;[.E92];&quot;','&quot;;[.F92];&quot;','&quot;;[.G92];&quot;','&quot;;[.H92];&quot;');&quot; )" office:value-type="string" office:string-value="INSERT INTO questions (question,answer,language,partofspeech,tags,rodzajnik,level) VALUES ('sartén ',' patelnia','SP','rzeczownik','kuchnia','sa','basic');">
            <text:p>INSERT INTO questions (question,answer,language,partofspeech,tags,rodzajnik,level) VALUES ('sartén ',' patelnia','SP','rzeczownik','kuchnia','sa','basic');</text:p>
          </table:table-cell>
        </table:table-row>
        <table:table-row table:style-name="ro3">
          <table:table-cell/>
          <table:table-cell office:value-type="string">
            <text:p>sopa </text:p>
          </table:table-cell>
          <table:table-cell office:value-type="string">
            <text:p><text:s/>zup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93];1;2)" office:value-type="string" office:string-value="so">
            <text:p>so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93];&quot;','&quot;; [.C93];&quot;','&quot;;[.D93];&quot;','&quot;;[.E93];&quot;','&quot;;[.F93];&quot;','&quot;;[.G93];&quot;','&quot;;[.H93];&quot;');&quot; )" office:value-type="string" office:string-value="INSERT INTO questions (question,answer,language,partofspeech,tags,rodzajnik,level) VALUES ('sopa ',' zupa','SP','rzeczownik','kuchnia','so','basic');">
            <text:p>INSERT INTO questions (question,answer,language,partofspeech,tags,rodzajnik,level) VALUES ('sopa ',' zupa','SP','rzeczownik','kuchnia','so','basic');</text:p>
          </table:table-cell>
        </table:table-row>
        <table:table-row table:style-name="ro3">
          <table:table-cell/>
          <table:table-cell office:value-type="string">
            <text:p>tarta </text:p>
          </table:table-cell>
          <table:table-cell office:value-type="string">
            <text:p><text:s/>ciasto, tart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94];1;2)" office:value-type="string" office:string-value="ta">
            <text:p>t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94];&quot;','&quot;; [.C94];&quot;','&quot;;[.D94];&quot;','&quot;;[.E94];&quot;','&quot;;[.F94];&quot;','&quot;;[.G94];&quot;','&quot;;[.H94];&quot;');&quot; )" office:value-type="string" office:string-value="INSERT INTO questions (question,answer,language,partofspeech,tags,rodzajnik,level) VALUES ('tarta ',' ciasto, tarta','SP','rzeczownik','kuchnia','ta','basic');">
            <text:p>INSERT INTO questions (question,answer,language,partofspeech,tags,rodzajnik,level) VALUES ('tarta ',' ciasto, tarta','SP','rzeczownik','kuchnia','ta','basic');</text:p>
          </table:table-cell>
        </table:table-row>
        <table:table-row table:style-name="ro3">
          <table:table-cell/>
          <table:table-cell office:value-type="string">
            <text:p>taza </text:p>
          </table:table-cell>
          <table:table-cell office:value-type="string">
            <text:p><text:s/>kubek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95];1;2)" office:value-type="string" office:string-value="ta">
            <text:p>t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95];&quot;','&quot;; [.C95];&quot;','&quot;;[.D95];&quot;','&quot;;[.E95];&quot;','&quot;;[.F95];&quot;','&quot;;[.G95];&quot;','&quot;;[.H95];&quot;');&quot; )" office:value-type="string" office:string-value="INSERT INTO questions (question,answer,language,partofspeech,tags,rodzajnik,level) VALUES ('taza ',' kubek','SP','rzeczownik','kuchnia','ta','basic');">
            <text:p>INSERT INTO questions (question,answer,language,partofspeech,tags,rodzajnik,level) VALUES ('taza ',' kubek','SP','rzeczownik','kuchnia','ta','basic');</text:p>
          </table:table-cell>
        </table:table-row>
        <table:table-row table:style-name="ro3">
          <table:table-cell/>
          <table:table-cell office:value-type="string">
            <text:p>té </text:p>
          </table:table-cell>
          <table:table-cell office:value-type="string">
            <text:p><text:s/>herbat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96];1;2)" office:value-type="string" office:string-value="té">
            <text:p>té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96];&quot;','&quot;; [.C96];&quot;','&quot;;[.D96];&quot;','&quot;;[.E96];&quot;','&quot;;[.F96];&quot;','&quot;;[.G96];&quot;','&quot;;[.H96];&quot;');&quot; )" office:value-type="string" office:string-value="INSERT INTO questions (question,answer,language,partofspeech,tags,rodzajnik,level) VALUES ('té ',' herbata','SP','rzeczownik','kuchnia','té','basic');">
            <text:p>INSERT INTO questions (question,answer,language,partofspeech,tags,rodzajnik,level) VALUES ('té ',' herbata','SP','rzeczownik','kuchnia','té','basic');</text:p>
          </table:table-cell>
        </table:table-row>
        <table:table-row table:style-name="ro3">
          <table:table-cell/>
          <table:table-cell office:value-type="string">
            <text:p>tenedor </text:p>
          </table:table-cell>
          <table:table-cell office:value-type="string">
            <text:p><text:s/>widelec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97];1;2)" office:value-type="string" office:string-value="te">
            <text:p>te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97];&quot;','&quot;; [.C97];&quot;','&quot;;[.D97];&quot;','&quot;;[.E97];&quot;','&quot;;[.F97];&quot;','&quot;;[.G97];&quot;','&quot;;[.H97];&quot;');&quot; )" office:value-type="string" office:string-value="INSERT INTO questions (question,answer,language,partofspeech,tags,rodzajnik,level) VALUES ('tenedor ',' widelec','SP','rzeczownik','kuchnia','te','basic');">
            <text:p>INSERT INTO questions (question,answer,language,partofspeech,tags,rodzajnik,level) VALUES ('tenedor ',' widelec','SP','rzeczownik','kuchnia','te','basic');</text:p>
          </table:table-cell>
        </table:table-row>
        <table:table-row table:style-name="ro3">
          <table:table-cell/>
          <table:table-cell office:value-type="string">
            <text:p>tomate </text:p>
          </table:table-cell>
          <table:table-cell office:value-type="string">
            <text:p><text:s/>pomido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98];1;2)" office:value-type="string" office:string-value="to">
            <text:p>to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98];&quot;','&quot;; [.C98];&quot;','&quot;;[.D98];&quot;','&quot;;[.E98];&quot;','&quot;;[.F98];&quot;','&quot;;[.G98];&quot;','&quot;;[.H98];&quot;');&quot; )" office:value-type="string" office:string-value="INSERT INTO questions (question,answer,language,partofspeech,tags,rodzajnik,level) VALUES ('tomate ',' pomidor','SP','rzeczownik','kuchnia','to','basic');">
            <text:p>INSERT INTO questions (question,answer,language,partofspeech,tags,rodzajnik,level) VALUES ('tomate ',' pomidor','SP','rzeczownik','kuchnia','to','basic');</text:p>
          </table:table-cell>
        </table:table-row>
        <table:table-row table:style-name="ro3">
          <table:table-cell/>
          <table:table-cell office:value-type="string">
            <text:p>vinagre </text:p>
          </table:table-cell>
          <table:table-cell office:value-type="string">
            <text:p><text:s/>ocet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99];1;2)" office:value-type="string" office:string-value="vi">
            <text:p>vi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99];&quot;','&quot;; [.C99];&quot;','&quot;;[.D99];&quot;','&quot;;[.E99];&quot;','&quot;;[.F99];&quot;','&quot;;[.G99];&quot;','&quot;;[.H99];&quot;');&quot; )" office:value-type="string" office:string-value="INSERT INTO questions (question,answer,language,partofspeech,tags,rodzajnik,level) VALUES ('vinagre ',' ocet','SP','rzeczownik','kuchnia','vi','basic');">
            <text:p>INSERT INTO questions (question,answer,language,partofspeech,tags,rodzajnik,level) VALUES ('vinagre ',' ocet','SP','rzeczownik','kuchnia','vi','basic');</text:p>
          </table:table-cell>
        </table:table-row>
        <table:table-row table:style-name="ro3">
          <table:table-cell/>
          <table:table-cell office:value-type="string">
            <text:p>vino </text:p>
          </table:table-cell>
          <table:table-cell office:value-type="string">
            <text:p><text:s/>win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100];1;2)" office:value-type="string" office:string-value="vi">
            <text:p>vi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00];&quot;','&quot;; [.C100];&quot;','&quot;;[.D100];&quot;','&quot;;[.E100];&quot;','&quot;;[.F100];&quot;','&quot;;[.G100];&quot;','&quot;;[.H100];&quot;');&quot; )" office:value-type="string" office:string-value="INSERT INTO questions (question,answer,language,partofspeech,tags,rodzajnik,level) VALUES ('vino ',' wino','SP','rzeczownik','kuchnia','vi','basic');">
            <text:p>INSERT INTO questions (question,answer,language,partofspeech,tags,rodzajnik,level) VALUES ('vino ',' wino','SP','rzeczownik','kuchnia','vi','basic');</text:p>
          </table:table-cell>
        </table:table-row>
        <table:table-row table:style-name="ro3">
          <table:table-cell/>
          <table:table-cell office:value-type="string">
            <text:p>zanahoria </text:p>
          </table:table-cell>
          <table:table-cell office:value-type="string">
            <text:p><text:s/>marchewk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101];1;2)" office:value-type="string" office:string-value="za">
            <text:p>za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01];&quot;','&quot;; [.C101];&quot;','&quot;;[.D101];&quot;','&quot;;[.E101];&quot;','&quot;;[.F101];&quot;','&quot;;[.G101];&quot;','&quot;;[.H101];&quot;');&quot; )" office:value-type="string" office:string-value="INSERT INTO questions (question,answer,language,partofspeech,tags,rodzajnik,level) VALUES ('zanahoria ',' marchewka','SP','rzeczownik','kuchnia','za','basic');">
            <text:p>INSERT INTO questions (question,answer,language,partofspeech,tags,rodzajnik,level) VALUES ('zanahoria ',' marchewka','SP','rzeczownik','kuchnia','za','basic');</text:p>
          </table:table-cell>
        </table:table-row>
        <table:table-row table:style-name="ro3">
          <table:table-cell/>
          <table:table-cell office:value-type="string">
            <text:p>zumo </text:p>
          </table:table-cell>
          <table:table-cell office:value-type="string">
            <text:p><text:s/>sok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kuchnia</text:p>
          </table:table-cell>
          <table:table-cell table:formula="of:=MID([.B102];1;2)" office:value-type="string" office:string-value="zu">
            <text:p>zu</text:p>
          </table:table-cell>
          <table:table-cell office:value-type="string">
            <text:p>basic</text:p>
          </table:table-cell>
          <table:table-cell/>
          <table:table-cell table:formula="of:=CONCATENATE(&quot;INSERT INTO questions (question,answer,language,partofspeech,tags,rodzajnik,level) VALUES ('&quot;;[.B102];&quot;','&quot;; [.C102];&quot;','&quot;;[.D102];&quot;','&quot;;[.E102];&quot;','&quot;;[.F102];&quot;','&quot;;[.G102];&quot;','&quot;;[.H102];&quot;');&quot; )" office:value-type="string" office:string-value="INSERT INTO questions (question,answer,language,partofspeech,tags,rodzajnik,level) VALUES ('zumo ',' sok','SP','rzeczownik','kuchnia','zu','basic');">
            <text:p>INSERT INTO questions (question,answer,language,partofspeech,tags,rodzajnik,level) VALUES ('zumo ',' sok','SP','rzeczownik','kuchnia','zu','basic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9">09.08.2020</text:date>, <text:time>13:12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9T13:12:36.98</dc:date>
    <dc:creator>Kordian Bober</dc:creator>
    <meta:generator>OpenOffice/4.1.3$Win32 OpenOffice.org_project/413m1$Build-9783</meta:generator>
    <meta:editing-duration>PT1H16M57S</meta:editing-duration>
    <meta:editing-cycles>8</meta:editing-cycles>
    <meta:document-statistic meta:table-count="2" meta:cell-count="2312" meta:object-count="0"/>
  </office:meta>
</office:document-meta>
</file>